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6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LFO7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84in" style:use-optimal-column-width="false"/>
    </style:style>
    <style:style style:name="TableColumn3" style:family="table-column">
      <style:table-column-properties style:column-width="1.5791in" style:use-optimal-column-width="false"/>
    </style:style>
    <style:style style:name="TableColumn4" style:family="table-column">
      <style:table-column-properties style:column-width="2.6861in" style:use-optimal-column-width="false"/>
    </style:style>
    <style:style style:name="TableColumn5" style:family="table-column">
      <style:table-column-properties style:column-width="1.9277in" style:use-optimal-column-width="false"/>
    </style:style>
    <style:style style:name="TableColumn6" style:family="table-column">
      <style:table-column-properties style:column-width="0.0055in" style:use-optimal-column-width="false"/>
    </style:style>
    <style:style style:name="Table1" style:family="table" style:master-page-name="MP0">
      <style:table-properties style:width="7.1826in" fo:margin-left="0.0486in" table:align="left"/>
    </style:style>
    <style:style style:name="TableRow7" style:family="table-row">
      <style:table-row-properties style:row-height="0.6597in" style:use-optimal-row-height="false"/>
    </style:style>
    <style:style style:name="TableCell8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9" style:parent-style-name="Normalny" style:family="paragraph">
      <style:paragraph-properties fo:break-before="page" style:snap-to-layout-grid="false" fo:margin-bottom="0.0833in"/>
    </style:style>
    <style:style style:name="P15" style:parent-style-name="Normalny" style:family="paragraph">
      <style:paragraph-properties fo:margin-bottom="0.0833in"/>
      <style:text-properties style:font-name="Kabel Ult BT" fo:font-weight="bold" style:font-weight-asian="bold" fo:font-size="16pt" style:font-size-asian="16pt"/>
    </style:style>
    <style:style style:name="P16" style:parent-style-name="Normalny" style:family="paragraph">
      <style:paragraph-properties fo:margin-bottom="0.0833in"/>
    </style:style>
    <style:style style:name="TableRow17" style:family="table-row">
      <style:table-row-properties style:row-height="7.6819in" style:use-optimal-row-height="false"/>
    </style:style>
    <style:style style:name="TableCell18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19" style:parent-style-name="Normalny" style:family="paragraph">
      <style:paragraph-properties style:snap-to-layout-grid="false"/>
      <style:text-properties fo:font-size="8pt" style:font-size-asian="8pt"/>
    </style:style>
    <style:style style:name="P20" style:parent-style-name="Normalny" style:family="paragraph">
      <style:paragraph-properties fo:margin-bottom="0.0833in"/>
      <style:text-properties fo:font-size="8pt" style:font-size-asian="8pt"/>
    </style:style>
    <style:style style:name="P21" style:parent-style-name="Normalny" style:family="paragraph">
      <style:text-properties fo:font-weight="bold" style:font-weight-asian="bold" fo:font-size="14pt" style:font-size-asian="14pt"/>
    </style:style>
    <style:style style:name="T22" style:parent-style-name="Domyślnaczcionkaakapitu" style:family="text">
      <style:text-properties fo:font-weight="bold" style:font-weight-asian="bold" fo:font-size="16pt" style:font-size-asian="16pt"/>
    </style:style>
    <style:style style:name="P23" style:parent-style-name="Normalny" style:family="paragraph">
      <style:paragraph-properties fo:margin-bottom="0.0833in"/>
    </style:style>
    <style:style style:name="P24" style:parent-style-name="Normalny" style:family="paragraph">
      <style:paragraph-properties fo:text-align="center"/>
      <style:text-properties fo:font-weight="bold" style:font-weight-asian="bold"/>
    </style:style>
    <style:style style:name="P25" style:parent-style-name="Normalny" style:family="paragraph">
      <style:paragraph-properties fo:text-align="end" fo:margin-bottom="0.0833in"/>
    </style:style>
    <style:style style:name="P26" style:parent-style-name="Normalny" style:family="paragraph">
      <style:paragraph-properties fo:margin-bottom="0.0833in"/>
      <style:text-properties fo:font-weight="bold" style:font-weight-asian="bold" fo:font-size="18pt" style:font-size-asian="18pt"/>
    </style:style>
    <style:style style:name="P27" style:parent-style-name="Normalny" style:family="paragraph">
      <style:paragraph-properties fo:text-align="center" fo:margin-bottom="0.0833in"/>
    </style:style>
    <style:style style:name="P28" style:parent-style-name="Normalny" style:family="paragraph">
      <style:paragraph-properties fo:text-align="center" fo:margin-bottom="0.0833in"/>
    </style:style>
    <style:style style:name="P29" style:parent-style-name="Normalny" style:family="paragraph">
      <style:paragraph-properties fo:text-align="center" fo:margin-bottom="0.0833in"/>
      <style:text-properties fo:font-weight="bold" style:font-weight-asian="bold" fo:font-size="18pt" style:font-size-asian="18pt" style:font-size-complex="18pt"/>
    </style:style>
    <style:style style:name="P30" style:parent-style-name="Normalny" style:family="paragraph">
      <style:paragraph-properties fo:text-align="center" fo:margin-bottom="0.0833in"/>
      <style:text-properties fo:font-weight="bold" style:font-weight-asian="bold" fo:font-size="16pt" style:font-size-asian="16pt"/>
    </style:style>
    <style:style style:name="P31" style:parent-style-name="Normalny" style:family="paragraph">
      <style:paragraph-properties fo:text-align="center" fo:margin-bottom="0.0833in"/>
      <style:text-properties fo:font-weight="bold" style:font-weight-asian="bold" fo:font-size="15pt" style:font-size-asian="15pt" style:font-size-complex="15pt"/>
    </style:style>
    <style:style style:name="P32" style:parent-style-name="Normalny" style:family="paragraph">
      <style:paragraph-properties fo:text-align="center" fo:margin-bottom="0.0833in"/>
      <style:text-properties fo:font-size="11pt" style:font-size-asian="11pt" style:font-size-complex="11pt"/>
    </style:style>
    <style:style style:name="P33" style:parent-style-name="Normalny" style:family="paragraph">
      <style:paragraph-properties fo:margin-bottom="0.0833in" style:line-height-at-least="0.0694in" fo:margin-left="-0.0041in" fo:margin-right="-0.0041in" fo:text-indent="1.5625in">
        <style:tab-stops>
          <style:tab-stop style:type="left" style:position="0.5in"/>
        </style:tab-stops>
      </style:paragraph-properties>
      <style:text-properties fo:font-weight="bold" style:font-weight-asian="bold" fo:font-style="italic" style:font-style-asian="italic" style:font-style-complex="italic" fo:font-size="15pt" style:font-size-asian="15pt" style:font-size-complex="15pt"/>
    </style:style>
    <style:style style:name="P3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43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44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45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46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47" style:parent-style-name="Normalny" style:family="paragraph">
      <style:paragraph-properties style:snap-to-layout-grid="false"/>
      <style:text-properties fo:font-weight="bold" style:font-weight-asian="bold" fo:font-style="italic" style:font-style-asian="italic" fo:font-size="9pt" style:font-size-asian="9pt" style:font-size-complex="9pt"/>
    </style:style>
    <style:style style:name="TableCell48" style:family="table-cell">
      <style:table-cell-properties fo:border="0.0138in solid #000000" style:writing-mode="lr-tb" fo:padding-top="0in" fo:padding-left="0.0486in" fo:padding-bottom="0in" fo:padding-right="0.0486in"/>
    </style:style>
    <style:style style:name="P49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52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54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55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56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58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1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2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3" style:parent-style-name="Normalny" style:family="paragraph">
      <style:paragraph-properties style:snap-to-layout-grid="false" fo:text-align="center"/>
      <style:text-properties fo:font-style="italic" style:font-style-asian="italic" style:font-style-complex="italic" fo:font-size="9pt" style:font-size-asian="9pt" style:font-size-complex="9pt"/>
    </style:style>
    <style:style style:name="TableCell64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5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6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67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S1" style:family="section">
      <style:section-properties fo:margin-left="0in" fo:margin-right="0in" style:writing-mode="lr-tb"/>
    </style:style>
    <style:style style:name="P68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69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7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3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5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76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77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78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79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1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2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3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4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5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8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8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89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3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4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9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T100" style:parent-style-name="Hiperłącze" style:family="text">
      <style:text-properties style:text-position="super 65%"/>
    </style:style>
    <style:style style:name="P10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3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6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0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8" style:parent-style-name="Spistreści2" style:family="paragraph">
      <style:paragraph-properties fo:margin-left="0in">
        <style:tab-stops>
          <style:tab-stop style:type="right" style:leader-style="dotted" style:leader-text="." style:position="7.0472in"/>
        </style:tab-stops>
      </style:paragraph-properties>
    </style:style>
    <style:style style:name="P109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10" style:parent-style-name="Nagłówek1" style:family="paragraph">
      <style:paragraph-properties>
        <style:tab-stops>
          <style:tab-stop style:type="left" style:position="0in"/>
        </style:tab-stops>
      </style:paragraph-properties>
    </style:style>
    <style:style style:name="P111" style:parent-style-name="Tekstpodstawowy" style:family="paragraph">
      <style:paragraph-properties fo:text-align="justify" fo:line-height="100%" fo:text-indent="0.4881in"/>
      <style:text-properties fo:font-size="10pt" style:font-size-asian="10pt"/>
    </style:style>
    <style:style style:name="P112" style:parent-style-name="Tekstpodstawowy" style:family="paragraph">
      <style:paragraph-properties fo:text-align="justify" fo:line-height="100%" fo:margin-left="1.475in" fo:text-indent="-1.475in">
        <style:tab-stops/>
      </style:paragraph-properties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P115" style:parent-style-name="Tekstpodstawowy" style:family="paragraph">
      <style:paragraph-properties fo:text-align="justify" fo:line-height="100%" fo:margin-left="-0.0104in">
        <style:tab-stops/>
      </style:paragraph-properties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style:font-name="Times New Roman" fo:font-size="10pt" style:font-size-asian="10pt"/>
    </style:style>
    <style:style style:name="P119" style:parent-style-name="Tekstpodstawowy" style:family="paragraph">
      <style:paragraph-properties fo:text-align="justify" fo:line-height="100%" fo:text-indent="0.4916in"/>
      <style:text-properties fo:font-size="10pt" style:font-size-asian="10pt"/>
    </style:style>
    <style:style style:name="P120" style:parent-style-name="Normalny" style:family="paragraph">
      <style:paragraph-properties fo:text-align="justify" fo:margin-bottom="0.0833in" fo:line-height="100%" fo:text-indent="0.4895in"/>
      <style:text-properties fo:font-size="10pt" style:font-size-asian="10pt"/>
    </style:style>
    <style:style style:name="P121" style:parent-style-name="Tekstpodstawowy" style:family="paragraph">
      <style:paragraph-properties fo:text-align="justify" fo:line-height="100%" fo:text-indent="0.4895in"/>
    </style:style>
    <style:style style:name="T122" style:parent-style-name="Domyślnaczcionkaakapitu" style:family="text">
      <style:text-properties fo:font-size="10pt" style:font-size-asian="10pt"/>
    </style:style>
    <style:style style:name="P123" style:parent-style-name="Nagłówek1" style:family="paragraph">
      <style:paragraph-properties style:line-height-at-least="0.0694in">
        <style:tab-stops>
          <style:tab-stop style:type="left" style:position="0in"/>
        </style:tab-stops>
      </style:paragraph-properties>
    </style:style>
    <style:style style:name="P124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25" style:parent-style-name="Tekstpodstawowy" style:family="paragraph">
      <style:paragraph-properties fo:text-align="justify" fo:text-indent="0.4916in"/>
      <style:text-properties fo:font-size="10pt" style:font-size-asian="10pt"/>
    </style:style>
    <style:style style:name="TableColumn127" style:family="table-column">
      <style:table-column-properties style:column-width="1.9256in" style:use-optimal-column-width="false"/>
    </style:style>
    <style:style style:name="TableColumn128" style:family="table-column">
      <style:table-column-properties style:column-width="1.1159in" style:use-optimal-column-width="false"/>
    </style:style>
    <style:style style:name="Table126" style:family="table">
      <style:table-properties style:width="3.0416in" fo:margin-left="2.0277in" table:align="left"/>
    </style:style>
    <style:style style:name="TableRow129" style:family="table-row">
      <style:table-row-properties style:min-row-height="0.2493in"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1" style:parent-style-name="Tekstpodstawow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32" style:family="table-cell">
      <style:table-cell-properties fo:border="0.0069in solid #000000" style:writing-mode="lr-tb" fo:padding-top="0in" fo:padding-left="0.0486in" fo:padding-bottom="0in" fo:padding-right="0.0486in"/>
    </style:style>
    <style:style style:name="P133" style:parent-style-name="Tekstpodstawow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3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139" style:parent-style-name="Normalny" style:family="paragraph">
      <style:paragraph-properties fo:text-align="center"/>
    </style:style>
    <style:style style:name="T140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T141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T142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P143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44" style:parent-style-name="Normalny" style:family="paragraph">
      <style:paragraph-properties fo:line-height="100%"/>
      <style:text-properties fo:font-size="10pt" style:font-size-asian="10pt"/>
    </style:style>
    <style:style style:name="TableColumn146" style:family="table-column">
      <style:table-column-properties style:column-width="0.3548in" style:use-optimal-column-width="false"/>
    </style:style>
    <style:style style:name="TableColumn147" style:family="table-column">
      <style:table-column-properties style:column-width="1.5812in" style:use-optimal-column-width="false"/>
    </style:style>
    <style:style style:name="TableColumn148" style:family="table-column">
      <style:table-column-properties style:column-width="1.2708in" style:use-optimal-column-width="false"/>
    </style:style>
    <style:style style:name="TableColumn149" style:family="table-column">
      <style:table-column-properties style:column-width="1.1291in" style:use-optimal-column-width="false"/>
    </style:style>
    <style:style style:name="TableColumn150" style:family="table-column">
      <style:table-column-properties style:column-width="3.2743in" style:use-optimal-column-width="false"/>
    </style:style>
    <style:style style:name="Table145" style:family="table">
      <style:table-properties style:width="7.6104in" fo:margin-left="-0.2548in" table:align="left"/>
    </style:style>
    <style:style style:name="TableRow151" style:family="table-row">
      <style:table-row-properties style:min-row-height="0.2506in"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3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5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7" style:parent-style-name="Nagłówek9" style:family="paragraph">
      <style:paragraph-properties style:snap-to-layout-grid="false" fo:text-align="end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9" style:parent-style-name="Nagłówek9" style:family="paragraph">
      <style:paragraph-properties style:snap-to-layout-grid="false" fo:text-align="end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Cell160" style:family="table-cell">
      <style:table-cell-properties fo:border="0.0069in solid #000000" style:writing-mode="lr-tb" fo:padding-top="0in" fo:padding-left="0.0486in" fo:padding-bottom="0in" fo:padding-right="0.0486in"/>
    </style:style>
    <style:style style:name="P161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Row162" style:family="table-row">
      <style:table-row-properties style:min-row-height="0.2479in"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4" style:parent-style-name="Normalny" style:family="paragraph">
      <style:paragraph-properties style:snap-to-layout-grid="false" fo:text-align="center" fo:margin-bottom="0.0833in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6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8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Cell1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0" style:parent-style-name="Tabela" style:family="paragraph">
      <style:paragraph-properties style:snap-to-layout-grid="false" fo:text-align="end" fo:text-indent="-0.5368in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2" style:parent-style-name="Tabela" style:family="paragraph">
      <style:paragraph-properties style:snap-to-layout-grid="false" fo:text-align="start" fo:margin-left="0in" fo:text-indent="-0.0104in">
        <style:tab-stops/>
      </style:paragraph-properties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5" style:parent-style-name="Tekstpodstawowy" style:family="paragraph">
      <style:paragraph-properties style:snap-to-layout-grid="false" fo:text-align="center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7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9" style:parent-style-name="Tabela" style:family="paragraph">
      <style:paragraph-properties style:snap-to-layout-grid="false" fo:text-align="end" fo:text-indent="-0.5368in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1" style:parent-style-name="Tabela" style:family="paragraph">
      <style:paragraph-properties style:snap-to-layout-grid="false" fo:text-align="end" fo:text-indent="-0.5368in"/>
    </style:style>
    <style:style style:name="P182" style:parent-style-name="Tabela" style:family="paragraph">
      <style:paragraph-properties fo:text-align="end" fo:text-indent="-0.5368in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4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Row185" style:family="table-row">
      <style:table-row-properties style:min-row-height="0.3472in" style:use-optimal-row-height="false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7" style:parent-style-name="Normalny" style:family="paragraph">
      <style:paragraph-properties style:snap-to-layout-grid="false" fo:text-align="center" fo:margin-bottom="0.0833in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9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1" style:parent-style-name="Tabela" style:family="paragraph">
      <style:paragraph-properties style:snap-to-layout-grid="false" fo:text-align="end" fo:text-indent="-0.5368in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3" style:parent-style-name="Tabela" style:family="paragraph">
      <style:paragraph-properties style:snap-to-layout-grid="false" fo:text-align="end" fo:text-indent="-0.5368in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95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Row196" style:family="table-row">
      <style:table-row-properties style:min-row-height="0.4263in"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8" style:parent-style-name="Normalny" style:family="paragraph">
      <style:paragraph-properties style:snap-to-layout-grid="false" fo:text-align="center" fo:margin-bottom="0.0833in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0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 fo:hyphenate="false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2" style:parent-style-name="Tabela" style:family="paragraph">
      <style:paragraph-properties style:snap-to-layout-grid="false" fo:text-align="end" fo:text-indent="-0.5368in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4" style:parent-style-name="Tabela" style:family="paragraph">
      <style:paragraph-properties style:snap-to-layout-grid="false" fo:text-align="end" fo:text-indent="-0.5368in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06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9" style:parent-style-name="Normalny" style:family="paragraph">
      <style:paragraph-properties style:snap-to-layout-grid="false" fo:text-align="center" fo:margin-bottom="0.0833in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1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 fo:hyphenate="false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3" style:parent-style-name="Tabela" style:family="paragraph">
      <style:paragraph-properties style:snap-to-layout-grid="false" fo:text-align="end" fo:text-indent="-0.5368in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5" style:parent-style-name="Tabela" style:family="paragraph">
      <style:paragraph-properties style:snap-to-layout-grid="false" fo:text-align="end" fo:text-indent="-0.5368in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7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218" style:parent-style-name="Domyślnaczcionkaakapitu" style:family="text">
      <style:text-properties style:text-position="super 65%"/>
    </style:style>
    <style:style style:name="T219" style:parent-style-name="Domyślnaczcionkaakapitu" style:family="text">
      <style:text-properties style:text-position="super 65%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2" style:parent-style-name="Normalny" style:family="paragraph">
      <style:paragraph-properties style:snap-to-layout-grid="false" fo:text-align="center" fo:margin-bottom="0.0833in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4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6" style:parent-style-name="Tabela" style:family="paragraph">
      <style:paragraph-properties style:snap-to-layout-grid="false" fo:text-align="end" fo:text-indent="-0.5368in"/>
      <style:text-properties fo:font-size="9pt" style:font-size-asian="9pt" fo:language="en" fo:country="US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8" style:parent-style-name="Tabela" style:family="paragraph">
      <style:paragraph-properties style:snap-to-layout-grid="false" fo:text-align="end" fo:text-indent="-0.5368in"/>
    </style:style>
    <style:style style:name="TableCell22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30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3" style:parent-style-name="Normalny" style:family="paragraph">
      <style:paragraph-properties style:snap-to-layout-grid="false" fo:text-align="center" fo:margin-bottom="0.0833in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5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7" style:parent-style-name="Tabela" style:family="paragraph">
      <style:paragraph-properties style:snap-to-layout-grid="false" fo:text-align="end" fo:text-indent="-0.5368in"/>
      <style:text-properties fo:font-size="9pt" style:font-size-asian="9pt" style:font-size-complex="9pt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9" style:parent-style-name="Tabela" style:family="paragraph">
      <style:paragraph-properties style:snap-to-layout-grid="false" fo:text-align="end" fo:text-indent="-0.5368in"/>
    </style:style>
    <style:style style:name="T240" style:parent-style-name="Domyślnaczcionkaakapitu" style:family="text">
      <style:text-properties style:font-name="Symbol"/>
    </style:style>
    <style:style style:name="T241" style:parent-style-name="Domyślnaczcionkaakapitu" style:family="text">
      <style:text-properties style:font-name="Symbol"/>
    </style:style>
    <style:style style:name="TableCell24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43" style:parent-style-name="Tabela" style:family="paragraph">
      <style:paragraph-properties style:snap-to-layout-grid="false" fo:text-align="end" fo:margin-left="-0.0486in">
        <style:tab-stops/>
      </style:paragraph-properties>
    </style:style>
    <style:style style:name="T244" style:parent-style-name="Domyślnaczcionkaakapitu" style:family="text">
      <style:text-properties fo:font-style="italic" style:font-style-asian="italic" style:font-style-complex="italic"/>
    </style:style>
    <style:style style:name="T245" style:parent-style-name="Domyślnaczcionkaakapitu" style:family="text">
      <style:text-properties fo:font-style="italic" style:font-style-asian="italic" style:font-style-complex="italic"/>
    </style:style>
    <style:style style:name="T246" style:parent-style-name="Domyślnaczcionkaakapitu" style:family="text">
      <style:text-properties fo:font-style="italic" style:font-style-asian="italic" style:font-style-complex="italic"/>
    </style:style>
    <style:style style:name="P247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248" style:parent-style-name="Normalny" style:family="paragraph">
      <style:paragraph-properties fo:line-height="100%"/>
      <style:text-properties fo:font-size="10pt" style:font-size-asian="10pt"/>
    </style:style>
    <style:style style:name="TableColumn250" style:family="table-column">
      <style:table-column-properties style:column-width="0.3444in" style:use-optimal-column-width="false"/>
    </style:style>
    <style:style style:name="TableColumn251" style:family="table-column">
      <style:table-column-properties style:column-width="2.1652in" style:use-optimal-column-width="false"/>
    </style:style>
    <style:style style:name="TableColumn252" style:family="table-column">
      <style:table-column-properties style:column-width="0.8861in" style:use-optimal-column-width="false"/>
    </style:style>
    <style:style style:name="TableColumn253" style:family="table-column">
      <style:table-column-properties style:column-width="4.2in" style:use-optimal-column-width="false"/>
    </style:style>
    <style:style style:name="Table249" style:family="table">
      <style:table-properties style:width="7.5958in" fo:margin-left="-0.2256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6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8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0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486in" fo:padding-bottom="0in" fo:padding-right="0.0486in"/>
    </style:style>
    <style:style style:name="P262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5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7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9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71" style:parent-style-name="Normalny" style:family="paragraph">
      <style:paragraph-properties style:snap-to-layout-grid="false" fo:margin-bottom="0.0833in" fo:line-height="100%"/>
      <style:text-properties fo:font-size="10pt" style:font-size-asian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4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6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8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80" style:parent-style-name="Normalny" style:family="paragraph">
      <style:paragraph-properties style:snap-to-layout-grid="false" fo:margin-bottom="0.0833in" fo:line-height="100%"/>
      <style:text-properties fo:font-size="10pt" style:font-size-asian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3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5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7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89" style:parent-style-name="Normalny" style:family="paragraph">
      <style:paragraph-properties style:snap-to-layout-grid="false" fo:margin-bottom="0.0833in" fo:line-height="100%"/>
      <style:text-properties fo:font-size="10pt" style:font-size-asian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2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4" style:parent-style-name="Normalny" style:family="paragraph">
      <style:paragraph-properties style:snap-to-layout-grid="false" fo:margin-bottom="0.0833in" fo:line-height="100%"/>
    </style:style>
    <style:style style:name="T295" style:parent-style-name="Domyślnaczcionkaakapitu" style:family="text">
      <style:text-properties fo:font-weight="bold" style:font-weight-asian="bold" fo:font-size="10pt" style:font-size-asian="10pt"/>
    </style:style>
    <style:style style:name="T296" style:parent-style-name="Domyślnaczcionkaakapitu" style:family="text">
      <style:text-properties fo:font-size="10pt" style:font-size-asian="10pt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8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00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03" style:parent-style-name="Podpispodobiektem" style:family="paragraph">
      <style:paragraph-properties style:snap-to-layout-grid="false" fo:margin-top="0in"/>
    </style:style>
    <style:style style:name="P304" style:parent-style-name="Normalny" style:family="paragraph">
      <style:paragraph-properties fo:text-align="center"/>
    </style:style>
    <style:style style:name="T305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306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307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308" style:parent-style-name="Domyślnaczcionkaakapitu" style:family="text">
      <style:text-properties fo:font-style="italic" style:font-style-asian="italic" style:font-style-complex="italic"/>
    </style:style>
    <style:style style:name="P309" style:parent-style-name="Normalny" style:family="paragraph">
      <style:paragraph-properties fo:text-align="center"/>
      <style:text-properties fo:font-style="italic" style:font-style-asian="italic" style:font-style-complex="italic"/>
    </style:style>
    <style:style style:name="P310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ableColumn312" style:family="table-column">
      <style:table-column-properties style:column-width="0.4166in" style:use-optimal-column-width="false"/>
    </style:style>
    <style:style style:name="TableColumn313" style:family="table-column">
      <style:table-column-properties style:column-width="2.2402in" style:use-optimal-column-width="false"/>
    </style:style>
    <style:style style:name="TableColumn314" style:family="table-column">
      <style:table-column-properties style:column-width="2.6777in" style:use-optimal-column-width="false"/>
    </style:style>
    <style:style style:name="Table311" style:family="table">
      <style:table-properties style:width="5.3347in" fo:margin-left="0.709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7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0pt" style:font-size-asian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19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320" style:family="table-cell">
      <style:table-cell-properties fo:border="0.0069in solid #000000" style:writing-mode="lr-tb" fo:padding-top="0in" fo:padding-left="0.0486in" fo:padding-bottom="0in" fo:padding-right="0.0486in"/>
    </style:style>
    <style:style style:name="P321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322" style:family="table-row">
      <style:table-row-properties style:min-row-height="0.1701in" style:use-optimal-row-height="false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4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6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2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28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1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3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3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35" style:parent-style-name="Normalny" style:family="paragraph">
      <style:paragraph-properties style:snap-to-layout-grid="false" fo:line-height="100%"/>
    </style:style>
    <style:style style:name="T336" style:parent-style-name="Domyślnaczcionkaakapitu" style:family="text">
      <style:text-properties fo:font-size="9pt" style:font-size-asian="9pt" style:font-size-complex="9pt"/>
    </style:style>
    <style:style style:name="T337" style:parent-style-name="Domyślnaczcionkaakapitu" style:family="text">
      <style:text-properties style:text-position="super 66.6%" fo:font-size="9pt" style:font-size-asian="9pt" style:font-size-complex="9pt"/>
    </style:style>
    <style:style style:name="T338" style:parent-style-name="Domyślnaczcionkaakapitu" style:family="text">
      <style:text-properties fo:font-size="9pt" style:font-size-asian="9pt" style:font-size-complex="9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1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3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4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45" style:parent-style-name="Normalny" style:family="paragraph">
      <style:paragraph-properties style:snap-to-layout-grid="false" fo:line-height="100%"/>
    </style:style>
    <style:style style:name="T346" style:parent-style-name="Domyślnaczcionkaakapitu" style:family="text">
      <style:text-properties fo:font-size="9pt" style:font-size-asian="9pt" style:font-size-complex="9pt"/>
    </style:style>
    <style:style style:name="T347" style:parent-style-name="Domyślnaczcionkaakapitu" style:family="text">
      <style:text-properties style:text-position="super 66.6%" fo:font-size="9pt" style:font-size-asian="9pt" style:font-size-complex="9pt"/>
    </style:style>
    <style:style style:name="T348" style:parent-style-name="Domyślnaczcionkaakapitu" style:family="text">
      <style:text-properties fo:font-size="9pt" style:font-size-asian="9pt" style:font-size-complex="9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1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3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55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8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0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6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5" style:parent-style-name="Normalny" style:family="paragraph">
      <style:paragraph-properties style:snap-to-layout-grid="false" fo:text-align="center" fo:margin-bottom="0.0833in" fo:line-height="100%"/>
      <style:text-properties fo:font-size="9pt" style:font-size-asian="9pt" style:font-size-complex="9pt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7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Cell36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69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370" style:parent-style-name="Domyślnaczcionkaakapitu" style:family="text">
      <style:text-properties fo:font-style="italic" style:font-style-asian="italic" style:font-style-complex="italic"/>
    </style:style>
    <style:style style:name="T371" style:parent-style-name="Domyślnaczcionkaakapitu" style:family="text">
      <style:text-properties fo:font-style="italic" style:font-style-asian="italic" style:font-style-complex="italic"/>
    </style:style>
    <style:style style:name="T372" style:parent-style-name="Domyślnaczcionkaakapitu" style:family="text">
      <style:text-properties fo:font-style="italic" style:font-style-asian="italic" style:font-style-complex="italic"/>
    </style:style>
    <style:style style:name="P373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374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376" style:family="table-column">
      <style:table-column-properties style:column-width="0.3833in" style:use-optimal-column-width="false"/>
    </style:style>
    <style:style style:name="TableColumn377" style:family="table-column">
      <style:table-column-properties style:column-width="3.35in" style:use-optimal-column-width="false"/>
    </style:style>
    <style:style style:name="TableColumn378" style:family="table-column">
      <style:table-column-properties style:column-width="1.4361in" style:use-optimal-column-width="false"/>
    </style:style>
    <style:style style:name="Table375" style:family="table">
      <style:table-properties style:width="5.1694in" fo:margin-left="0.7201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1" style:parent-style-name="Normalny" style:family="paragraph">
      <style:paragraph-properties style:snap-to-layout-grid="false" fo:text-align="center" fo:line-height="100%"/>
      <style:text-properties fo:font-weight="bold" style:font-weight-asian="bold" fo:font-size="11pt" style:font-size-asian="11pt" style:font-size-complex="11pt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3" style:parent-style-name="Normalny" style:family="paragraph">
      <style:paragraph-properties style:snap-to-layout-grid="false" fo:text-align="center" fo:line-height="100%"/>
      <style:text-properties fo:font-weight="bold" style:font-weight-asian="bold" fo:font-size="11pt" style:font-size-asian="11pt" style:font-size-complex="11pt"/>
    </style:style>
    <style:style style:name="TableCell384" style:family="table-cell">
      <style:table-cell-properties fo:border="0.0069in solid #000000" style:writing-mode="lr-tb" fo:padding-top="0in" fo:padding-left="0.0486in" fo:padding-bottom="0in" fo:padding-right="0.0486in"/>
    </style:style>
    <style:style style:name="P385" style:parent-style-name="Nagłówek9" style:family="paragraph">
      <style:paragraph-properties style:snap-to-layout-grid="false" fo:margin-bottom="0in" fo:line-height="100%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Row386" style:family="table-row">
      <style:table-row-properties style:min-row-height="0.1354in" style:use-optimal-row-height="false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8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0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39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9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5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39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7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39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99" style:parent-style-name="Normalny" style:family="paragraph">
      <style:paragraph-properties style:snap-to-layout-grid="false" fo:line-height="100%"/>
    </style:style>
    <style:style style:name="T400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01" style:parent-style-name="Domyślnaczcionkaakapitu" style:family="text">
      <style:text-properties fo:font-size="9pt" style:font-size-asian="9pt" style:font-size-complex="9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4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40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6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40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08" style:parent-style-name="Normalny" style:family="paragraph">
      <style:paragraph-properties style:snap-to-layout-grid="false" fo:line-height="100%"/>
    </style:style>
    <style:style style:name="T409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10" style:parent-style-name="Domyślnaczcionkaakapitu" style:family="text">
      <style:text-properties fo:font-size="9pt" style:font-size-asian="9pt" style:font-size-complex="9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3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5" style:parent-style-name="Normalny" style:family="paragraph">
      <style:paragraph-properties style:snap-to-layout-grid="false" fo:text-align="justify" fo:line-height="100%"/>
    </style:style>
    <style:style style:name="T416" style:parent-style-name="Domyślnaczcionkaakapitu" style:family="text">
      <style:text-properties fo:font-size="9pt" style:font-size-asian="9pt" style:font-size-complex="9pt"/>
    </style:style>
    <style:style style:name="T417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18" style:parent-style-name="Domyślnaczcionkaakapitu" style:family="text">
      <style:text-properties fo:font-size="9pt" style:font-size-asian="9pt" style:font-size-complex="9pt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20" style:parent-style-name="Normalny" style:family="paragraph">
      <style:paragraph-properties style:snap-to-layout-grid="false" fo:line-height="100%"/>
    </style:style>
    <style:style style:name="T421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22" style:parent-style-name="Domyślnaczcionkaakapitu" style:family="text">
      <style:text-properties fo:font-size="9pt" style:font-size-asian="9pt" style:font-size-complex="9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5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9pt" style:font-size-asian="9pt" style:font-size-complex="9pt"/>
    </style:style>
    <style:style style:name="TableCell42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7" style:parent-style-name="Normalny" style:family="paragraph">
      <style:paragraph-properties style:snap-to-layout-grid="false" fo:text-align="justify" fo:line-height="100%"/>
    </style:style>
    <style:style style:name="T428" style:parent-style-name="Domyślnaczcionkaakapitu" style:family="text">
      <style:text-properties fo:font-size="9pt" style:font-size-asian="9pt" style:font-size-complex="9pt"/>
    </style:style>
    <style:style style:name="T429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30" style:parent-style-name="Domyślnaczcionkaakapitu" style:family="text">
      <style:text-properties fo:font-size="9pt" style:font-size-asian="9pt" style:font-size-complex="9pt"/>
    </style:style>
    <style:style style:name="TableCell43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32" style:parent-style-name="Normalny" style:family="paragraph">
      <style:paragraph-properties style:snap-to-layout-grid="false" fo:line-height="100%"/>
    </style:style>
    <style:style style:name="T433" style:parent-style-name="Domyślnaczcionkaakapitu" style:family="text">
      <style:text-properties style:font-name-asian="Arial" style:font-name-complex="Arial" fo:font-size="9pt" style:font-size-asian="9pt" style:font-size-complex="9pt"/>
    </style:style>
    <style:style style:name="T434" style:parent-style-name="Domyślnaczcionkaakapitu" style:family="text">
      <style:text-properties fo:font-size="9pt" style:font-size-asian="9pt" style:font-size-complex="9pt"/>
    </style:style>
    <style:style style:name="P435" style:parent-style-name="Normalny" style:family="paragraph">
      <style:paragraph-properties style:snap-to-layout-grid="false" fo:line-height="100%">
        <style:tab-stops>
          <style:tab-stop style:type="left" style:position="1.8666in"/>
        </style:tab-stops>
      </style:paragraph-properties>
      <style:text-properties fo:font-style="italic" style:font-style-asian="italic" style:font-style-complex="italic" fo:font-size="10pt" style:font-size-asian="10pt"/>
    </style:style>
    <style:style style:name="P436" style:parent-style-name="Normalny" style:family="paragraph">
      <style:paragraph-properties style:snap-to-layout-grid="false" fo:line-height="100%">
        <style:tab-stops>
          <style:tab-stop style:type="left" style:position="1.8666in"/>
        </style:tab-stops>
      </style:paragraph-properties>
      <style:text-properties fo:font-style="italic" style:font-style-asian="italic" style:font-style-complex="italic" fo:font-size="10pt" style:font-size-asian="10pt"/>
    </style:style>
    <style:style style:name="P437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439" style:family="table-column">
      <style:table-column-properties style:column-width="0.5909in" style:use-optimal-column-width="false"/>
    </style:style>
    <style:style style:name="TableColumn440" style:family="table-column">
      <style:table-column-properties style:column-width="5.2166in" style:use-optimal-column-width="false"/>
    </style:style>
    <style:style style:name="TableColumn441" style:family="table-column">
      <style:table-column-properties style:column-width="0.7875in" style:use-optimal-column-width="false"/>
    </style:style>
    <style:style style:name="Table438" style:family="table">
      <style:table-properties style:width="6.5951in" fo:margin-left="0.0951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4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6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447" style:family="table-cell">
      <style:table-cell-properties fo:border="0.0069in solid #000000" style:writing-mode="lr-tb" fo:padding-top="0in" fo:padding-left="0.0486in" fo:padding-bottom="0in" fo:padding-right="0.0486in"/>
    </style:style>
    <style:style style:name="P448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1" style:parent-style-name="Normalny" style:family="paragraph">
      <style:paragraph-properties style:snap-to-layout-grid="false" fo:text-align="center" fo:line-height="100%"/>
      <style:text-properties fo:font-size="9pt" style:font-size-asian="9pt" style:font-size-complex="9pt"/>
    </style:style>
    <style:style style:name="TableCell45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3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45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55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456" style:family="table-row">
      <style:table-row-properties style:min-row-height="0.1909in" style:use-optimal-row-height="false"/>
    </style:style>
    <style:style style:name="TableCell4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8" style:parent-style-name="Normalny" style:family="paragraph">
      <style:paragraph-properties style:snap-to-layout-grid="false" fo:text-align="center" fo:line-height="100%"/>
      <style:text-properties fo:font-size="9pt" style:font-size-asian="9pt" style:font-size-complex="9pt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0" style:parent-style-name="Normalny" style:family="paragraph">
      <style:paragraph-properties style:snap-to-layout-grid="false" fo:text-align="justify" fo:line-height="100%"/>
      <style:text-properties fo:font-size="9pt" style:font-size-asian="9pt" style:font-size-complex="9pt"/>
    </style:style>
    <style:style style:name="TableCell46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6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P463" style:parent-style-name="Podpispodobiektem" style:family="paragraph">
      <style:text-properties fo:font-style="italic" style:font-style-asian="italic" style:font-style-complex="italic"/>
    </style:style>
    <style:style style:name="P464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466" style:family="table-column">
      <style:table-column-properties style:column-width="0.3638in" style:use-optimal-column-width="false"/>
    </style:style>
    <style:style style:name="TableColumn467" style:family="table-column">
      <style:table-column-properties style:column-width="2.4361in" style:use-optimal-column-width="false"/>
    </style:style>
    <style:style style:name="TableColumn468" style:family="table-column">
      <style:table-column-properties style:column-width="0.7145in" style:use-optimal-column-width="false"/>
    </style:style>
    <style:style style:name="TableColumn469" style:family="table-column">
      <style:table-column-properties style:column-width="0.3159in" style:use-optimal-column-width="false"/>
    </style:style>
    <style:style style:name="TableColumn470" style:family="table-column">
      <style:table-column-properties style:column-width="2.559in" style:use-optimal-column-width="false"/>
    </style:style>
    <style:style style:name="TableColumn471" style:family="table-column">
      <style:table-column-properties style:column-width="1.1354in" style:use-optimal-column-width="false"/>
    </style:style>
    <style:style style:name="TableColumn472" style:family="table-column">
      <style:table-column-properties style:column-width="4.6194in" style:use-optimal-column-width="false"/>
    </style:style>
    <style:style style:name="Table465" style:family="table">
      <style:table-properties style:width="12.1444in" fo:margin-left="-0.093in" table:align="left"/>
    </style:style>
    <style:style style:name="TableRow473" style:family="table-row">
      <style:table-row-properties style:min-row-height="0.2347in" style:use-optimal-row-height="false"/>
    </style:style>
    <style:style style:name="TableCell4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80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48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4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5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10pt" style:font-size-asian="10pt"/>
    </style:style>
    <style:style style:name="TableCell48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487" style:parent-style-name="Normalny" style:family="paragraph">
      <style:paragraph-properties style:snap-to-layout-grid="false"/>
      <style:text-properties fo:font-size="10pt" style:font-size-asian="10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49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4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495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49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4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0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0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5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0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7" style:parent-style-name="Normalny" style:family="paragraph">
      <style:paragraph-properties style:snap-to-layout-grid="false" style:line-height-at-least="0.0694in"/>
    </style:style>
    <style:style style:name="T508" style:parent-style-name="Domyślnaczcionkaakapitu" style:family="text">
      <style:text-properties fo:font-size="10pt" style:font-size-asian="10pt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11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1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1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6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1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1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1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3" style:parent-style-name="Normalny" style:family="paragraph">
      <style:paragraph-properties style:snap-to-layout-grid="false" style:line-height-at-least="0.0694in"/>
    </style:style>
    <style:style style:name="T524" style:parent-style-name="Domyślnaczcionkaakapitu" style:family="text">
      <style:text-properties fo:font-size="9pt" style:font-size-asian="9pt" style:font-size-complex="9pt"/>
    </style:style>
    <style:style style:name="T525" style:parent-style-name="Domyślnaczcionkaakapitu" style:family="text">
      <style:text-properties fo:font-size="10pt" style:font-size-asian="10pt"/>
    </style:style>
    <style:style style:name="P52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P529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P53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31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3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3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6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37" style:parent-style-name="Normalny" style:family="paragraph">
      <style:paragraph-properties style:snap-to-layout-grid="false" style:line-height-at-least="0.0694in" fo:margin-right="0.127in"/>
      <style:text-properties fo:font-size="9pt" style:font-size-asian="9pt" style:font-size-complex="9pt"/>
    </style:style>
    <style:style style:name="TableCell53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39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4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4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47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4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2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53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54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7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5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9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6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1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62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63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5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7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68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69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70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71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4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7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6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7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8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79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80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8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2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4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85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P586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58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588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1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9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3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9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5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96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597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59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9" style:parent-style-name="Normalny" style:family="paragraph">
      <style:paragraph-properties style:snap-to-layout-grid="false" style:line-height-at-least="0.0694in"/>
      <style:text-properties fo:font-size="9pt" style:font-size-asian="9pt" style:font-size-complex="9pt"/>
    </style:style>
    <style:style style:name="TableCell60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1" style:parent-style-name="Normalny" style:family="paragraph">
      <style:paragraph-properties style:snap-to-layout-grid="false" style:line-height-at-least="0.0694in" fo:margin-left="0.05in" fo:margin-right="0.127in" fo:text-indent="-0.05in">
        <style:tab-stops/>
      </style:paragraph-properties>
      <style:text-properties fo:font-size="9pt" style:font-size-asian="9pt" style:font-size-complex="9pt"/>
    </style:style>
    <style:style style:name="TableCell6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3" style:parent-style-name="Normalny" style:family="paragraph">
      <style:paragraph-properties style:snap-to-layout-grid="false"/>
      <style:text-properties fo:font-size="9pt" style:font-size-asian="9pt" style:font-size-complex="9pt"/>
    </style:style>
    <style:style style:name="P604" style:parent-style-name="Podpispodobiektem" style:family="paragraph">
      <style:text-properties fo:font-style="italic" style:font-style-asian="italic" style:font-style-complex="italic"/>
    </style:style>
    <style:style style:name="P605" style:parent-style-name="Normalny" style:family="paragraph">
      <style:text-properties fo:font-style="italic" style:font-style-asian="italic" style:font-style-complex="italic"/>
    </style:style>
    <style:style style:name="P606" style:parent-style-name="Nagłówek1" style:family="paragraph">
      <style:paragraph-properties>
        <style:tab-stops>
          <style:tab-stop style:type="left" style:position="0in"/>
        </style:tab-stops>
      </style:paragraph-properties>
      <style:text-properties style:font-size-complex="12pt"/>
    </style:style>
    <style:style style:name="P607" style:parent-style-name="Nagłówek2" style:family="paragraph">
      <style:paragraph-properties fo:line-height="150%" fo:margin-left="0in">
        <style:tab-stops>
          <style:tab-stop style:type="left" style:position="0in"/>
        </style:tab-stops>
      </style:paragraph-properties>
    </style:style>
    <style:style style:name="TableColumn609" style:family="table-column">
      <style:table-column-properties style:column-width="0.3333in" style:use-optimal-column-width="false"/>
    </style:style>
    <style:style style:name="TableColumn610" style:family="table-column">
      <style:table-column-properties style:column-width="3.4562in" style:use-optimal-column-width="false"/>
    </style:style>
    <style:style style:name="Table608" style:family="table">
      <style:table-properties style:width="3.7895in" fo:margin-left="0in" table:align="center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3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614" style:family="table-cell">
      <style:table-cell-properties fo:border="0.0069in solid #000000" style:writing-mode="lr-tb" fo:padding-top="0in" fo:padding-left="0.0486in" fo:padding-bottom="0in" fo:padding-right="0.0486in"/>
    </style:style>
    <style:style style:name="P615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18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1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2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23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2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2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28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2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3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33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3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3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38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63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4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641" style:parent-style-name="Podpispodobiektem" style:family="paragraph">
      <style:paragraph-properties fo:line-height="150%"/>
      <style:text-properties fo:font-style="italic" style:font-style-asian="italic" style:font-style-complex="italic"/>
    </style:style>
    <style:style style:name="P642" style:parent-style-name="Nagłówek2" style:family="paragraph">
      <style:paragraph-properties fo:margin-left="0in">
        <style:tab-stops>
          <style:tab-stop style:type="left" style:position="0.1972in"/>
        </style:tab-stops>
      </style:paragraph-properties>
    </style:style>
    <style:style style:name="P643" style:parent-style-name="Normalny" style:family="paragraph">
      <style:paragraph-properties fo:line-height="100%"/>
      <style:text-properties fo:font-size="10pt" style:font-size-asian="10pt"/>
    </style:style>
    <style:style style:name="P644" style:parent-style-name="Nagłówek3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645" style:parent-style-name="Normalny" style:family="paragraph">
      <style:paragraph-properties fo:line-height="100%"/>
      <style:text-properties fo:font-size="10pt" style:font-size-asian="10pt"/>
    </style:style>
    <style:style style:name="P646" style:parent-style-name="Normalny" style:family="paragraph">
      <style:paragraph-properties fo:line-height="100%"/>
      <style:text-properties fo:font-size="10pt" style:font-size-asian="10pt"/>
    </style:style>
    <style:style style:name="P647" style:parent-style-name="Normalny" style:family="paragraph">
      <style:paragraph-properties fo:line-height="100%"/>
    </style:style>
    <style:style style:name="T648" style:parent-style-name="Domyślnaczcionkaakapitu" style:family="text">
      <style:text-properties fo:font-size="10pt" style:font-size-asian="10pt"/>
    </style:style>
    <style:style style:name="T649" style:parent-style-name="Domyślnaczcionkaakapitu" style:family="text">
      <style:text-properties style:font-name-asian="Arial" style:font-name-complex="Arial" fo:font-size="10pt" style:font-size-asian="10pt"/>
    </style:style>
    <style:style style:name="T650" style:parent-style-name="Domyślnaczcionkaakapitu" style:family="text">
      <style:text-properties fo:font-size="10pt" style:font-size-asian="10pt"/>
    </style:style>
    <style:style style:name="P651" style:parent-style-name="Normalny" style:family="paragraph">
      <style:paragraph-properties fo:line-height="100%"/>
      <style:text-properties fo:font-size="10pt" style:font-size-asian="10pt"/>
    </style:style>
    <style:style style:name="P652" style:parent-style-name="Normalny" style:family="paragraph">
      <style:paragraph-properties fo:text-align="justify" fo:line-height="100%"/>
      <style:text-properties fo:font-size="10pt" style:font-size-asian="10pt"/>
    </style:style>
    <style:style style:name="P653" style:parent-style-name="Normalny" style:family="paragraph">
      <style:paragraph-properties fo:line-height="100%"/>
      <style:text-properties fo:font-size="10pt" style:font-size-asian="10pt"/>
    </style:style>
    <style:style style:name="P654" style:parent-style-name="Nagłówek3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655" style:parent-style-name="Normalny" style:family="paragraph">
      <style:paragraph-properties fo:line-height="100%"/>
      <style:text-properties fo:font-size="10pt" style:font-size-asian="10pt"/>
    </style:style>
    <style:style style:name="P656" style:parent-style-name="Normalny" style:family="paragraph">
      <style:paragraph-properties fo:text-align="justify" fo:line-height="100%" fo:text-indent="0.4916in"/>
    </style:style>
    <style:style style:name="T657" style:parent-style-name="Domyślnaczcionkaakapitu" style:family="text">
      <style:text-properties fo:font-size="10pt" style:font-size-asian="10pt"/>
    </style:style>
    <style:style style:name="T658" style:parent-style-name="Domyślnaczcionkaakapitu" style:family="text">
      <style:text-properties style:font-name-asian="Arial" style:font-name-complex="Arial" fo:font-size="10pt" style:font-size-asian="10pt"/>
    </style:style>
    <style:style style:name="T659" style:parent-style-name="Domyślnaczcionkaakapitu" style:family="text">
      <style:text-properties fo:font-size="10pt" style:font-size-asian="10pt"/>
    </style:style>
    <style:style style:name="P660" style:parent-style-name="Normalny" style:family="paragraph">
      <style:paragraph-properties fo:text-align="justify" fo:line-height="100%" fo:text-indent="0.4916in"/>
      <style:text-properties style:text-position="sub 66.6%"/>
    </style:style>
    <style:style style:name="P661" style:parent-style-name="Nagłówek3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662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663" style:parent-style-name="Normalny" style:family="paragraph">
      <style:paragraph-properties fo:text-align="justify" fo:line-height="100%"/>
      <style:text-properties fo:font-size="10pt" style:font-size-asian="10pt"/>
    </style:style>
    <style:style style:name="P664" style:parent-style-name="Normalny" style:family="paragraph">
      <style:paragraph-properties fo:text-align="justify" fo:line-height="100%"/>
      <style:text-properties fo:font-size="10pt" style:font-size-asian="10pt"/>
    </style:style>
    <style:style style:name="P665" style:parent-style-name="Nagłówek3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666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667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668" style:parent-style-name="Normalny" style:family="paragraph">
      <style:paragraph-properties fo:text-align="justify" fo:line-height="100%"/>
      <style:text-properties fo:font-size="10pt" style:font-size-asian="10pt"/>
    </style:style>
    <style:style style:name="P669" style:parent-style-name="Normalny" style:family="paragraph">
      <style:paragraph-properties fo:line-height="100%"/>
      <style:text-properties fo:font-size="10pt" style:font-size-asian="10pt"/>
    </style:style>
    <style:style style:name="P670" style:parent-style-name="Nagłówek1" style:family="paragraph">
      <style:paragraph-properties>
        <style:tab-stops>
          <style:tab-stop style:type="left" style:position="0in"/>
        </style:tab-stops>
      </style:paragraph-properties>
    </style:style>
    <style:style style:name="T671" style:parent-style-name="Domyślnaczcionkaakapitu" style:family="text">
      <style:text-properties fo:font-size="10pt" style:font-size-asian="10pt"/>
    </style:style>
    <style:style style:name="P672" style:parent-style-name="Nagłówek2" style:family="paragraph">
      <style:paragraph-properties fo:margin-left="0in">
        <style:tab-stops>
          <style:tab-stop style:type="left" style:position="0.1972in"/>
        </style:tab-stops>
      </style:paragraph-properties>
    </style:style>
    <style:style style:name="P673" style:parent-style-name="Normalny" style:family="paragraph">
      <style:paragraph-properties fo:line-height="100%"/>
      <style:text-properties fo:font-size="10pt" style:font-size-asian="10pt"/>
    </style:style>
    <style:style style:name="P674" style:parent-style-name="Normalny" style:family="paragraph">
      <style:paragraph-properties fo:line-height="100%" fo:text-indent="0.4916in"/>
      <style:text-properties fo:font-size="10pt" style:font-size-asian="10pt"/>
    </style:style>
    <style:style style:name="TableColumn676" style:family="table-column">
      <style:table-column-properties style:column-width="0.3166in" style:use-optimal-column-width="false"/>
    </style:style>
    <style:style style:name="TableColumn677" style:family="table-column">
      <style:table-column-properties style:column-width="2.6916in" style:use-optimal-column-width="false"/>
    </style:style>
    <style:style style:name="TableColumn678" style:family="table-column">
      <style:table-column-properties style:column-width="2.5131in" style:use-optimal-column-width="false"/>
    </style:style>
    <style:style style:name="TableColumn679" style:family="table-column">
      <style:table-column-properties style:column-width="1.2708in" style:use-optimal-column-width="false"/>
    </style:style>
    <style:style style:name="Table675" style:family="table">
      <style:table-properties style:width="6.7923in" fo:margin-left="0.0381in" table:align="lef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2" style:parent-style-name="Normalny" style:family="paragraph">
      <style:paragraph-properties style:snap-to-layout-grid="false" fo:line-height="100%"/>
    </style:style>
    <style:style style:name="T683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6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5" style:parent-style-name="Normalny" style:family="paragraph">
      <style:paragraph-properties style:snap-to-layout-grid="false" fo:line-height="100%"/>
    </style:style>
    <style:style style:name="T686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6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8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10pt" style:font-size-asian="10pt"/>
    </style:style>
    <style:style style:name="TableCell6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0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10pt" style:font-size-asian="10pt"/>
    </style:style>
    <style:style style:name="TableRow691" style:family="table-row">
      <style:table-row-properties style:row-height="0.2437in" style:use-optimal-row-height="false" fo:keep-together="always"/>
    </style:style>
    <style:style style:name="TableCell6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3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5" style:parent-style-name="Normalny" style:family="paragraph">
      <style:paragraph-properties style:snap-to-layout-grid="false" fo:line-height="100%"/>
    </style:style>
    <style:style style:name="T696" style:parent-style-name="Domyślnaczcionkaakapitu" style:family="text">
      <style:text-properties fo:font-size="10pt" style:font-size-asian="10pt"/>
    </style:style>
    <style:style style:name="T697" style:parent-style-name="Domyślnaczcionkaakapitu" style:family="text">
      <style:text-properties fo:font-weight="bold" style:font-weight-asian="bold" fo:font-size="10pt" style:font-size-asian="10pt"/>
    </style:style>
    <style:style style:name="T698" style:parent-style-name="Domyślnaczcionkaakapitu" style:family="text">
      <style:text-properties fo:font-size="10pt" style:font-size-asian="10pt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7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703" style:family="table-row">
      <style:table-row-properties style:row-height="0.2437in" style:use-optimal-row-height="false" fo:keep-together="always"/>
    </style:style>
    <style:style style:name="TableCell7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7" style:parent-style-name="Normalny" style:family="paragraph">
      <style:paragraph-properties style:snap-to-layout-grid="false" fo:line-height="100%"/>
    </style:style>
    <style:style style:name="T708" style:parent-style-name="Domyślnaczcionkaakapitu" style:family="text">
      <style:text-properties fo:font-size="10pt" style:font-size-asian="10pt"/>
    </style:style>
    <style:style style:name="T709" style:parent-style-name="Domyślnaczcionkaakapitu" style:family="text">
      <style:text-properties fo:font-weight="bold" style:font-weight-asian="bold" fo:font-size="10pt" style:font-size-asian="10pt"/>
    </style:style>
    <style:style style:name="T710" style:parent-style-name="Domyślnaczcionkaakapitu" style:family="text">
      <style:text-properties fo:font-size="10pt" style:font-size-asian="10pt"/>
    </style:style>
    <style:style style:name="TableCell7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713" style:family="table-row">
      <style:table-row-properties style:row-height="0.5881in" style:use-optimal-row-height="false" fo:keep-together="always"/>
    </style:style>
    <style:style style:name="TableCell7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7" style:parent-style-name="Normalny" style:family="paragraph">
      <style:paragraph-properties style:snap-to-layout-grid="false" fo:line-height="100%"/>
    </style:style>
    <style:style style:name="T718" style:parent-style-name="Domyślnaczcionkaakapitu" style:family="text">
      <style:text-properties fo:font-size="10pt" style:font-size-asian="10pt"/>
    </style:style>
    <style:style style:name="T719" style:parent-style-name="Domyślnaczcionkaakapitu" style:family="text">
      <style:text-properties fo:font-weight="bold" style:font-weight-asian="bold" fo:font-size="10pt" style:font-size-asian="10pt"/>
    </style:style>
    <style:style style:name="T720" style:parent-style-name="Domyślnaczcionkaakapitu" style:family="text">
      <style:text-properties fo:font-size="10pt" style:font-size-asian="10pt"/>
    </style:style>
    <style:style style:name="T721" style:parent-style-name="Domyślnaczcionkaakapitu" style:family="text">
      <style:text-properties fo:font-size="10pt" style:font-size-asian="10pt"/>
    </style:style>
    <style:style style:name="T722" style:parent-style-name="Domyślnaczcionkaakapitu" style:family="text">
      <style:text-properties fo:font-size="10pt" style:font-size-asian="10pt"/>
    </style:style>
    <style:style style:name="TableCell7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4" style:parent-style-name="Normalny" style:family="paragraph">
      <style:paragraph-properties style:snap-to-layout-grid="false" fo:line-height="100%"/>
    </style:style>
    <style:style style:name="T725" style:parent-style-name="Domyślnaczcionkaakapitu" style:family="text">
      <style:text-properties fo:font-size="10pt" style:font-size-asian="10pt"/>
    </style:style>
    <style:style style:name="T726" style:parent-style-name="Domyślnaczcionkaakapitu" style:family="text">
      <style:text-properties fo:font-size="10pt" style:font-size-asian="10pt"/>
    </style:style>
    <style:style style:name="T72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72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72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Row730" style:family="table-row">
      <style:table-row-properties style:row-height="0.5576in" style:use-optimal-row-height="false" fo:keep-together="always"/>
    </style:style>
    <style:style style:name="TableCell7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2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4" style:parent-style-name="Normalny" style:family="paragraph">
      <style:paragraph-properties style:snap-to-layout-grid="false" fo:line-height="100%"/>
    </style:style>
    <style:style style:name="T735" style:parent-style-name="Domyślnaczcionkaakapitu" style:family="text">
      <style:text-properties fo:font-size="10pt" style:font-size-asian="10pt"/>
    </style:style>
    <style:style style:name="T736" style:parent-style-name="Domyślnaczcionkaakapitu" style:family="text">
      <style:text-properties fo:font-weight="bold" style:font-weight-asian="bold" fo:font-size="10pt" style:font-size-asian="10pt"/>
    </style:style>
    <style:style style:name="T737" style:parent-style-name="Domyślnaczcionkaakapitu" style:family="text">
      <style:text-properties fo:font-size="10pt" style:font-size-asian="10pt"/>
    </style:style>
    <style:style style:name="T738" style:parent-style-name="Domyślnaczcionkaakapitu" style:family="text">
      <style:text-properties fo:font-size="10pt" style:font-size-asian="10pt"/>
    </style:style>
    <style:style style:name="T739" style:parent-style-name="Domyślnaczcionkaakapitu" style:family="text">
      <style:text-properties fo:font-size="10pt" style:font-size-asian="10pt"/>
    </style:style>
    <style:style style:name="TableCell7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1" style:parent-style-name="Normalny" style:family="paragraph">
      <style:paragraph-properties style:snap-to-layout-grid="false" fo:line-height="100%"/>
    </style:style>
    <style:style style:name="T742" style:parent-style-name="Domyślnaczcionkaakapitu" style:family="text">
      <style:text-properties fo:font-size="10pt" style:font-size-asian="10pt"/>
    </style:style>
    <style:style style:name="T743" style:parent-style-name="Domyślnaczcionkaakapitu" style:family="text">
      <style:text-properties fo:font-size="10pt" style:font-size-asian="10pt"/>
    </style:style>
    <style:style style:name="T744" style:parent-style-name="Domyślnaczcionkaakapitu" style:family="text">
      <style:text-properties fo:font-size="10pt" style:font-size-asian="10pt"/>
    </style:style>
    <style:style style:name="T745" style:parent-style-name="Domyślnaczcionkaakapitu" style:family="text">
      <style:text-properties fo:font-size="10pt" style:font-size-asian="10pt"/>
    </style:style>
    <style:style style:name="T746" style:parent-style-name="Domyślnaczcionkaakapitu" style:family="text">
      <style:text-properties fo:font-size="10pt" style:font-size-asian="10pt"/>
    </style:style>
    <style:style style:name="T74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74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74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Row750" style:family="table-row">
      <style:table-row-properties style:row-height="0.3597in" style:use-optimal-row-height="false" fo:keep-together="always"/>
    </style:style>
    <style:style style:name="TableCell7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2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4" style:parent-style-name="Normalny" style:family="paragraph">
      <style:paragraph-properties style:snap-to-layout-grid="false" fo:line-height="100%"/>
    </style:style>
    <style:style style:name="T755" style:parent-style-name="Domyślnaczcionkaakapitu" style:family="text">
      <style:text-properties fo:font-size="10pt" style:font-size-asian="10pt"/>
    </style:style>
    <style:style style:name="T756" style:parent-style-name="Domyślnaczcionkaakapitu" style:family="text">
      <style:text-properties fo:font-weight="bold" style:font-weight-asian="bold" fo:font-size="10pt" style:font-size-asian="10pt"/>
    </style:style>
    <style:style style:name="T757" style:parent-style-name="Domyślnaczcionkaakapitu" style:family="text">
      <style:text-properties fo:font-size="10pt" style:font-size-asian="10pt"/>
    </style:style>
    <style:style style:name="TableCell7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760" style:parent-style-name="Normalny" style:family="paragraph">
      <style:paragraph-properties style:snap-to-layout-grid="false" fo:line-height="100%"/>
    </style:style>
    <style:style style:name="T76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Row762" style:family="table-row">
      <style:table-row-properties style:row-height="1.3673in" style:use-optimal-row-height="false" fo:keep-together="always"/>
    </style:style>
    <style:style style:name="TableCell7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4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6" style:parent-style-name="Normalny" style:family="paragraph">
      <style:paragraph-properties style:snap-to-layout-grid="false" fo:line-height="100%"/>
    </style:style>
    <style:style style:name="T767" style:parent-style-name="Domyślnaczcionkaakapitu" style:family="text">
      <style:text-properties fo:font-size="10pt" style:font-size-asian="10pt"/>
    </style:style>
    <style:style style:name="T768" style:parent-style-name="Domyślnaczcionkaakapitu" style:family="text">
      <style:text-properties fo:font-weight="bold" style:font-weight-asian="bold" fo:font-size="10pt" style:font-size-asian="10pt"/>
    </style:style>
    <style:style style:name="T769" style:parent-style-name="Domyślnaczcionkaakapitu" style:family="text">
      <style:text-properties fo:font-size="10pt" style:font-size-asian="10pt"/>
    </style:style>
    <style:style style:name="TableCell7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1" style:parent-style-name="Normalny" style:family="paragraph">
      <style:paragraph-properties style:snap-to-layout-grid="false" style:line-height-at-least="0.0694in"/>
      <style:text-properties style:font-name-complex="Arial" fo:font-size="9pt" style:font-size-asian="9pt" style:font-size-complex="9pt"/>
    </style:style>
    <style:style style:name="P772" style:parent-style-name="Akapitzlistą" style:list-style-name="LFO8" style:family="paragraph">
      <style:paragraph-properties style:snap-to-layout-grid="false" style:line-height-at-least="0.0694in"/>
      <style:text-properties style:font-name-complex="Arial" fo:font-size="9pt" style:font-size-asian="9pt" style:font-size-complex="9pt"/>
    </style:style>
    <style:style style:name="P773" style:parent-style-name="Akapitzlistą" style:list-style-name="LFO9" style:family="paragraph">
      <style:paragraph-properties style:snap-to-layout-grid="false" style:line-height-at-least="0.0694in" fo:margin-left="0.5in" fo:text-indent="0.2in">
        <style:tab-stops/>
      </style:paragraph-properties>
      <style:text-properties style:font-name-complex="Arial" fo:font-size="9pt" style:font-size-asian="9pt" style:font-size-complex="9pt"/>
    </style:style>
    <style:style style:name="P774" style:parent-style-name="Akapitzlistą" style:list-style-name="LFO9" style:family="paragraph">
      <style:paragraph-properties style:snap-to-layout-grid="false" style:line-height-at-least="0.0694in" fo:margin-left="0.5in" fo:text-indent="0.2in">
        <style:tab-stops/>
      </style:paragraph-properties>
      <style:text-properties style:font-name-complex="Arial" fo:font-size="9pt" style:font-size-asian="9pt" style:font-size-complex="9pt"/>
    </style:style>
    <style:style style:name="P775" style:parent-style-name="Akapitzlistą" style:list-style-name="LFO8" style:family="paragraph">
      <style:paragraph-properties style:snap-to-layout-grid="false" style:line-height-at-least="0.0694in"/>
      <style:text-properties style:font-name-complex="Arial" fo:font-size="9pt" style:font-size-asian="9pt" style:font-size-complex="9pt"/>
    </style:style>
    <style:style style:name="P776" style:parent-style-name="Akapitzlistą" style:list-style-name="LFO9" style:family="paragraph">
      <style:paragraph-properties style:snap-to-layout-grid="false" style:line-height-at-least="0.0694in" fo:margin-left="0.5in" fo:text-indent="0.2in">
        <style:tab-stops/>
      </style:paragraph-properties>
      <style:text-properties style:font-name-complex="Arial" fo:font-size="9pt" style:font-size-asian="9pt" style:font-size-complex="9pt"/>
    </style:style>
    <style:style style:name="P777" style:parent-style-name="Akapitzlistą" style:list-style-name="LFO8" style:family="paragraph">
      <style:paragraph-properties style:snap-to-layout-grid="false" style:line-height-at-least="0.0694in"/>
      <style:text-properties style:font-name-complex="Arial" fo:font-size="9pt" style:font-size-asian="9pt" style:font-size-complex="9pt"/>
    </style:style>
    <style:style style:name="P778" style:parent-style-name="Akapitzlistą" style:list-style-name="LFO9" style:family="paragraph">
      <style:paragraph-properties style:snap-to-layout-grid="false" style:line-height-at-least="0.0694in" fo:margin-left="0.5in" fo:text-indent="0.2in">
        <style:tab-stops/>
      </style:paragraph-properties>
      <style:text-properties style:font-name-complex="Arial" fo:font-size="9pt" style:font-size-asian="9pt" style:font-size-complex="9pt"/>
    </style:style>
    <style:style style:name="P779" style:parent-style-name="Normalny" style:family="paragraph">
      <style:paragraph-properties style:snap-to-layout-grid="false" fo:line-height="100%"/>
    </style:style>
    <style:style style:name="T780" style:parent-style-name="Domyślnaczcionkaakapitu" style:family="text"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781" style:parent-style-name="Domyślnaczcionkaakapitu" style:family="text"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P782" style:parent-style-name="Podpispodobiektem" style:family="paragraph">
      <style:text-properties fo:font-style="italic" style:font-style-asian="italic" style:font-style-complex="italic"/>
    </style:style>
    <style:style style:name="P783" style:parent-style-name="Normalny" style:family="paragraph">
      <style:paragraph-properties fo:line-height="100%" fo:text-indent="0.4916in"/>
      <style:text-properties fo:font-style="italic" style:font-style-asian="italic" style:font-style-complex="italic" fo:font-size="10pt" style:font-size-asian="10pt"/>
    </style:style>
    <style:style style:name="P784" style:parent-style-name="Nagłówek2" style:family="paragraph">
      <style:paragraph-properties fo:margin-left="0in">
        <style:tab-stops>
          <style:tab-stop style:type="left" style:position="0.1972in"/>
        </style:tab-stops>
      </style:paragraph-properties>
    </style:style>
    <style:style style:name="P785" style:parent-style-name="Normalny" style:family="paragraph">
      <style:paragraph-properties fo:line-height="100%" fo:margin-left="0.1972in" fo:text-indent="0.25in">
        <style:tab-stops/>
      </style:paragraph-properties>
      <style:text-properties fo:font-weight="bold" style:font-weight-asian="bold" fo:font-size="11pt" style:font-size-asian="11pt"/>
    </style:style>
    <style:style style:name="P786" style:parent-style-name="Normalny" style:family="paragraph">
      <style:paragraph-properties fo:text-align="justify" fo:line-height="100%"/>
      <style:text-properties fo:font-size="10pt" style:font-size-asian="10pt"/>
    </style:style>
    <style:style style:name="P787" style:parent-style-name="Normalny" style:family="paragraph">
      <style:paragraph-properties fo:text-align="justify" fo:line-height="100%"/>
      <style:text-properties fo:font-size="10pt" style:font-size-asian="10pt"/>
    </style:style>
    <style:style style:name="P788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89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0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1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2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3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4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5" style:parent-style-name="Normalny" style:list-style-name="LFO3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6" style:parent-style-name="Normalny" style:list-style-name="LFO3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7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8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9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00" style:parent-style-name="Normalny" style:list-style-name="LFO4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01" style:parent-style-name="Normalny" style:family="paragraph">
      <style:paragraph-properties fo:text-align="justify" fo:line-height="100%"/>
      <style:text-properties fo:font-size="10pt" style:font-size-asian="10pt"/>
    </style:style>
    <style:style style:name="P802" style:parent-style-name="Normalny" style:family="paragraph">
      <style:paragraph-properties style:snap-to-layout-grid="false" fo:text-align="justify" fo:line-height="100%" fo:text-indent="0.25in"/>
      <style:text-properties fo:font-size="10pt" style:font-size-asian="10pt"/>
    </style:style>
    <style:style style:name="P803" style:parent-style-name="Normalny" style:family="paragraph">
      <style:paragraph-properties fo:line-height="100%" fo:text-indent="0.25in"/>
      <style:text-properties fo:font-size="10pt" style:font-size-asian="10pt"/>
    </style:style>
    <style:style style:name="P804" style:parent-style-name="Nagłówek1" style:family="paragraph">
      <style:paragraph-properties>
        <style:tab-stops>
          <style:tab-stop style:type="left" style:position="0in"/>
        </style:tab-stops>
      </style:paragraph-properties>
    </style:style>
    <style:style style:name="P805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806" style:parent-style-name="Normalny" style:family="paragraph">
      <style:paragraph-properties fo:text-align="justify" fo:line-height="100%"/>
      <style:text-properties fo:font-size="10pt" style:font-size-asian="10pt"/>
    </style:style>
    <style:style style:name="P807" style:parent-style-name="Normalny" style:family="paragraph">
      <style:paragraph-properties fo:text-align="justify" fo:line-height="100%"/>
      <style:text-properties fo:font-size="10pt" style:font-size-asian="10pt"/>
    </style:style>
    <style:style style:name="P808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809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10" style:parent-style-name="Normalny" style:family="paragraph">
      <style:paragraph-properties fo:line-height="100%" fo:text-indent="0.4847in"/>
      <style:text-properties fo:font-weight="bold" style:font-weight-asian="bold" fo:font-size="10pt" style:font-size-asian="10pt"/>
    </style:style>
    <style:style style:name="P811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812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1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14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815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16" style:parent-style-name="Normalny" style:family="paragraph">
      <style:paragraph-properties fo:text-align="justify" fo:line-height="100%" fo:text-indent="0.4847in"/>
    </style:style>
    <style:style style:name="TableColumn818" style:family="table-column">
      <style:table-column-properties style:column-width="0.8368in" style:use-optimal-column-width="false"/>
    </style:style>
    <style:style style:name="TableColumn819" style:family="table-column">
      <style:table-column-properties style:column-width="4.627in" style:use-optimal-column-width="false"/>
    </style:style>
    <style:style style:name="TableColumn820" style:family="table-column">
      <style:table-column-properties style:column-width="1.5819in" style:use-optimal-column-width="false"/>
    </style:style>
    <style:style style:name="TableColumn821" style:family="table-column">
      <style:table-column-properties style:column-width="0.0416in" style:use-optimal-column-width="false"/>
    </style:style>
    <style:style style:name="TableColumn822" style:family="table-column">
      <style:table-column-properties style:column-width="0.2611in" style:use-optimal-column-width="false"/>
    </style:style>
    <style:style style:name="Table817" style:family="table">
      <style:table-properties style:width="7.3486in" fo:margin-left="0.0486in" table:align="left"/>
    </style:style>
    <style:style style:name="TableRow823" style:family="table-row">
      <style:table-row-properties style:min-row-height="0.2055in" style:use-optimal-row-height="false"/>
    </style:style>
    <style:style style:name="TableCell8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5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7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9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30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31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32" style:family="table-row">
      <style:table-row-properties style:min-row-height="0.184in" style:use-optimal-row-height="false"/>
    </style:style>
    <style:style style:name="TableCell83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4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8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39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40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41" style:family="table-row">
      <style:table-row-properties style:min-row-height="0.184in" style:use-optimal-row-height="false"/>
    </style:style>
    <style:style style:name="TableCell8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3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5" style:parent-style-name="Normalny" style:family="paragraph">
      <style:paragraph-properties style:snap-to-layout-grid="false" fo:line-height="100%"/>
    </style:style>
    <style:style style:name="T846" style:parent-style-name="Domyślnaczcionkaakapitu" style:family="text">
      <style:text-properties fo:font-size="10pt" style:font-size-asian="10pt"/>
    </style:style>
    <style:style style:name="T847" style:parent-style-name="Domyślnaczcionkaakapitu" style:family="text">
      <style:text-properties style:text-position="super 65%" fo:font-size="10pt" style:font-size-asian="10pt"/>
    </style:style>
    <style:style style:name="T848" style:parent-style-name="Domyślnaczcionkaakapitu" style:family="text">
      <style:text-properties fo:font-size="10pt" style:font-size-asian="10pt"/>
    </style:style>
    <style:style style:name="TableCell8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0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51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52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53" style:family="table-row">
      <style:table-row-properties style:min-row-height="0.1701in" style:use-optimal-row-height="false"/>
    </style:style>
    <style:style style:name="TableCell85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5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5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9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60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61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62" style:family="table-row">
      <style:table-row-properties style:min-row-height="0.1937in" style:use-optimal-row-height="false"/>
    </style:style>
    <style:style style:name="TableCell86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4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6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6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8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70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71" style:family="table-row">
      <style:table-row-properties style:min-row-height="0.2055in" style:use-optimal-row-height="false"/>
    </style:style>
    <style:style style:name="TableCell87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3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7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7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7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7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79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80" style:family="table-row">
      <style:table-row-properties style:min-row-height="0.2055in" style:use-optimal-row-height="false"/>
    </style:style>
    <style:style style:name="TableCell88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2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8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6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88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888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="none" style:writing-mode="lr-tb" fo:padding-top="0in" fo:padding-left="0.0486in" fo:padding-bottom="0in" fo:padding-right="0.0486in"/>
    </style:style>
    <style:style style:name="P891" style:parent-style-name="Podpispodobiektem" style:family="paragraph">
      <style:paragraph-properties style:snap-to-layout-grid="false"/>
      <style:text-properties fo:font-style="italic" style:font-style-asian="italic" style:font-style-complex="italic"/>
    </style:style>
    <style:style style:name="P892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893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894" style:parent-style-name="Normalny" style:family="paragraph">
      <style:paragraph-properties fo:text-align="justify" fo:line-height="100%"/>
    </style:style>
    <style:style style:name="T895" style:parent-style-name="Domyślnaczcionkaakapitu" style:family="text">
      <style:text-properties fo:font-size="10pt" style:font-size-asian="10pt"/>
    </style:style>
    <style:style style:name="T896" style:parent-style-name="Domyślnaczcionkaakapitu" style:family="text">
      <style:text-properties fo:font-size="10pt" style:font-size-asian="10pt"/>
    </style:style>
    <style:style style:name="T897" style:parent-style-name="Domyślnaczcionkaakapitu" style:family="text">
      <style:text-properties fo:font-size="10pt" style:font-size-asian="10pt"/>
    </style:style>
    <style:style style:name="T898" style:parent-style-name="Domyślnaczcionkaakapitu" style:family="text">
      <style:text-properties fo:color="#000000" fo:font-size="10pt" style:font-size-asian="10pt"/>
    </style:style>
    <style:style style:name="T899" style:parent-style-name="Domyślnaczcionkaakapitu" style:family="text">
      <style:text-properties fo:font-size="10pt" style:font-size-asian="10pt"/>
    </style:style>
    <style:style style:name="P900" style:parent-style-name="Normalny" style:family="paragraph">
      <style:paragraph-properties fo:line-height="100%" fo:margin-left="0.2423in">
        <style:tab-stops/>
      </style:paragraph-properties>
      <style:text-properties fo:font-weight="bold" style:font-weight-asian="bold" fo:font-size="10pt" style:font-size-asian="10pt"/>
    </style:style>
    <style:style style:name="P901" style:parent-style-name="Nagłówek1" style:family="paragraph">
      <style:paragraph-properties>
        <style:tab-stops>
          <style:tab-stop style:type="left" style:position="0in"/>
        </style:tab-stops>
      </style:paragraph-properties>
    </style:style>
    <style:style style:name="P902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903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04" style:parent-style-name="Normalny" style:family="paragraph">
      <style:paragraph-properties fo:text-align="justify" fo:line-height="100%" fo:text-indent="0.4847in"/>
    </style:style>
    <style:style style:name="T905" style:parent-style-name="Domyślnaczcionkaakapitu" style:family="text">
      <style:text-properties fo:font-size="10pt" style:font-size-asian="10pt"/>
    </style:style>
    <style:style style:name="T906" style:parent-style-name="Domyślnaczcionkaakapitu" style:family="text">
      <style:text-properties style:text-position="super 65%" fo:font-size="10pt" style:font-size-asian="10pt"/>
    </style:style>
    <style:style style:name="T907" style:parent-style-name="Domyślnaczcionkaakapitu" style:family="text">
      <style:text-properties fo:font-size="10pt" style:font-size-asian="10pt"/>
    </style:style>
    <style:style style:name="T908" style:parent-style-name="Domyślnaczcionkaakapitu" style:family="text">
      <style:text-properties style:text-position="super 65%" fo:font-size="10pt" style:font-size-asian="10pt"/>
    </style:style>
    <style:style style:name="T909" style:parent-style-name="Domyślnaczcionkaakapitu" style:family="text">
      <style:text-properties fo:font-size="10pt" style:font-size-asian="10pt"/>
    </style:style>
    <style:style style:name="P910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11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12" style:parent-style-name="Normalny" style:family="paragraph">
      <style:paragraph-properties fo:text-align="justify" fo:line-height="100%"/>
    </style:style>
    <style:style style:name="T913" style:parent-style-name="Domyślnaczcionkaakapitu" style:family="text">
      <style:text-properties fo:color="#0000FF" fo:font-size="10pt" style:font-size-asian="10pt"/>
    </style:style>
    <style:style style:name="T914" style:parent-style-name="Domyślnaczcionkaakapitu" style:family="text">
      <style:text-properties fo:color="#000000" fo:font-size="10pt" style:font-size-asian="10pt"/>
    </style:style>
    <style:style style:name="P915" style:parent-style-name="Normalny" style:list-style-name="LFO3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916" style:parent-style-name="Normalny" style:list-style-name="LFO3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917" style:parent-style-name="Normalny" style:family="paragraph">
      <style:paragraph-properties fo:text-align="justify" fo:line-height="100%" fo:margin-left="0.5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18" style:parent-style-name="Normalny" style:family="paragraph">
      <style:paragraph-properties fo:text-align="justify" fo:line-height="100%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19" style:parent-style-name="Normalny" style:family="paragraph">
      <style:paragraph-properties fo:text-align="justify" fo:line-height="100%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20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921" style:parent-style-name="Normalny" style:family="paragraph">
      <style:paragraph-properties fo:text-align="justify" style:line-height-at-least="0.0694in" fo:text-indent="0.4916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22" style:parent-style-name="Normalny" style:family="paragraph">
      <style:paragraph-properties fo:text-align="justify" fo:line-height="100%" fo:text-indent="0.4916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923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24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25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926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927" style:parent-style-name="Domyślnaczcionkaakapitu" style:family="text">
      <style:text-properties style:font-size-complex="11pt"/>
    </style:style>
    <style:style style:name="T928" style:parent-style-name="Domyślnaczcionkaakapitu" style:family="text">
      <style:text-properties style:text-position="super 63.6%" style:font-size-complex="11pt"/>
    </style:style>
    <style:style style:name="T929" style:parent-style-name="Domyślnaczcionkaakapitu" style:family="text">
      <style:text-properties style:font-size-complex="11pt"/>
    </style:style>
    <style:style style:name="P930" style:parent-style-name="Normalny" style:family="paragraph">
      <style:paragraph-properties fo:text-align="justify" fo:line-height="100%" fo:text-indent="0.4847in"/>
    </style:style>
    <style:style style:name="T931" style:parent-style-name="Domyślnaczcionkaakapitu" style:family="text">
      <style:text-properties fo:font-size="10pt" style:font-size-asian="10pt"/>
    </style:style>
    <style:style style:name="T932" style:parent-style-name="Domyślnaczcionkaakapitu" style:family="text">
      <style:text-properties fo:font-size="10pt" style:font-size-asian="10pt"/>
    </style:style>
    <style:style style:name="T933" style:parent-style-name="Domyślnaczcionkaakapitu" style:family="text">
      <style:text-properties fo:font-size="10pt" style:font-size-asian="10pt"/>
    </style:style>
    <style:style style:name="T934" style:parent-style-name="Domyślnaczcionkaakapitu" style:family="text">
      <style:text-properties fo:color="#000000" fo:font-size="10pt" style:font-size-asian="10pt"/>
    </style:style>
    <style:style style:name="T935" style:parent-style-name="Domyślnaczcionkaakapitu" style:family="text">
      <style:text-properties fo:font-size="10pt" style:font-size-asian="10pt"/>
    </style:style>
    <style:style style:name="P936" style:parent-style-name="Normalny" style:family="paragraph">
      <style:paragraph-properties fo:text-align="justify" fo:line-height="100%" fo:text-indent="0.4847in"/>
      <style:text-properties fo:font-weight="bold" style:font-weight-asian="bold" fo:font-size="10pt" style:font-size-asian="10pt"/>
    </style:style>
    <style:style style:name="P937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38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39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940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941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42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943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44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45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946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47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48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49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950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51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952" style:parent-style-name="Normalny" style:family="paragraph">
      <style:paragraph-properties fo:text-align="justify" fo:line-height="100%" fo:text-indent="0.4847in"/>
      <style:text-properties fo:color="#0000FF" fo:font-size="10pt" style:font-size-asian="10pt"/>
    </style:style>
    <style:style style:name="P953" style:parent-style-name="Normalny" style:family="paragraph">
      <style:paragraph-properties fo:text-align="justify" fo:line-height="100%" fo:text-indent="0.4847in"/>
      <style:text-properties fo:color="#0000FF" fo:font-size="10pt" style:font-size-asian="10pt"/>
    </style:style>
    <style:style style:name="P954" style:parent-style-name="Nagłówek1" style:family="paragraph">
      <style:paragraph-properties>
        <style:tab-stops>
          <style:tab-stop style:type="left" style:position="0in"/>
        </style:tab-stops>
      </style:paragraph-properties>
      <style:text-properties fo:color="#000000"/>
    </style:style>
    <style:style style:name="P955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fo:color="#000000"/>
    </style:style>
    <style:style style:name="S2" style:family="section">
      <style:section-properties fo:margin-left="0in" fo:margin-right="0in" style:writing-mode="lr-tb"/>
    </style:style>
    <style:style style:name="P956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957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958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959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S3" style:family="section">
      <style:section-properties fo:margin-left="0in" fo:margin-right="0in" style:writing-mode="lr-tb"/>
    </style:style>
    <style:style style:name="P960" style:parent-style-name="Normalny" style:family="paragraph">
      <style:paragraph-properties fo:text-align="center"/>
    </style:style>
    <style:style style:name="T961" style:parent-style-name="Domyślnaczcionkaakapitu" style:family="text">
      <style:text-properties fo:font-weight="bold" style:font-weight-asian="bold" fo:color="#000000"/>
    </style:style>
    <style:style style:name="P962" style:parent-style-name="Normalny" style:family="paragraph">
      <style:paragraph-properties fo:text-indent="0.1972in"/>
    </style:style>
    <style:style style:name="P963" style:parent-style-name="Normalny" style:family="paragraph">
      <style:paragraph-properties fo:text-indent="0.1972in"/>
    </style:style>
    <style:style style:name="T964" style:parent-style-name="Domyślnaczcionkaakapitu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biggest" style:wrap-contour="false" draw:opacity="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draw:frame draw:z-index="251657216" draw:id="id0" draw:style-name="a0" draw:name="Text Box 3" text:anchor-type="paragraph" svg:x="-0.02361in" svg:y="0.02847in" svg:width="1.98333in" svg:height="0.30625in" style:rel-width="scale" style:rel-height="scale"><draw:text-box><text:p text:style-name="P15"><text:s/>tester sp. z o.o.</text:p></draw:text-box><svg:title/><svg:desc/></draw:frame></text:p>
            <text:p text:style-name="P16">ul.Wałbrzyska 18A<text:s text:c="6"/>58-160 Świebodzice</text:p>
          </table:table-cell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5">
            <text:p text:style-name="P19"/>
            <text:p text:style-name="P20"><text:s/></text:p>
            <text:p text:style-name="Normalny"><draw:frame draw:z-index="251658240" draw:id="id1" draw:style-name="a1" draw:name="Text Box 4" text:anchor-type="paragraph" svg:x="5.43681in" svg:y="-0.05625in" svg:width="0.89722in" svg:height="0.23264in" style:rel-width="scale" style:rel-height="scale"><draw:text-box><text:p text:style-name="P21"><text:s text:c="4"/>1/2018</text:p></draw:text-box><svg:title/><svg:desc/></draw:frame><text:span text:style-name="T22"><text:s text:c="75"/>SzWT-..................</text:span></text:p>
            <text:p text:style-name="P23"><draw:frame draw:z-index="251659264" draw:id="id2" draw:style-name="a2" draw:name="Text Box 5" text:anchor-type="paragraph" svg:x="5.63403in" svg:y="-0.02569in" svg:width="0.19583in" svg:height="0.19722in" style:rel-width="scale" style:rel-height="scale"><draw:text-box><text:p text:style-name="P24">I</text:p></draw:text-box><svg:title/><svg:desc/></draw:frame><text:s text:c="105"/>wydanie ...................</text:p>
            <text:p text:style-name="P25"/>
            <text:p text:style-name="P26"><text:tab/><text:tab/><text:tab/><text:tab/><text:tab/><text:tab/><text:tab/><text:tab/><text:tab/></text:p>
            <text:p text:style-name="P27"><text:tab/><text:tab/><text:tab/><text:tab/><text:tab/><text:tab/></text:p>
            <text:p text:style-name="P28"><text:tab/><text:tab/><text:tab/><text:tab/><text:tab/><text:tab/><text:tab/><text:tab/></text:p>
            <text:p text:style-name="P29">SZCZEGÓŁOWE WYMAGANIA TECHNICZNE<text:s text:c="2"/></text:p>
            <text:p text:style-name="P30"><text:tab/><text:tab/><text:tab/><text:tab/><text:tab/><text:tab/><text:tab/><text:tab/><text:tab/></text:p>
            <text:p text:style-name="P31">Na panel sterowania do grzejników wody użytkowej<text:s/></text:p>
            <text:p text:style-name="P32">(Wersja z wentylatorem,<text:s/>z modulacją prędkości obrotowej)</text:p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Opracował:<text:s/></text:p>
          </table:table-cell>
          <table:table-cell table:style-name="TableCell44">
            <text:p text:style-name="P45">Kierownik działu TT</text:p>
          </table:table-cell>
          <table:table-cell table:style-name="TableCell46">
            <text:p text:style-name="P47">mgr inż. Sławomir Wierzbicki</text:p>
          </table:table-cell>
          <table:table-cell table:style-name="TableCell48">
            <text:p text:style-name="P49">Data i podpis</text:p>
          </table:table-cell>
          <table:table-cell>
            <text:p text:style-name="P49"/>
          </table:table-cell>
        </table:table-row>
        <table:table-row table:style-name="TableRow50">
          <table:table-cell table:style-name="TableCell51">
            <text:p text:style-name="P52">Sprawdził:</text:p>
          </table:table-cell>
          <table:table-cell table:style-name="TableCell53">
            <text:p text:style-name="P54">Pracownik działu TT</text:p>
          </table:table-cell>
          <table:table-cell table:style-name="TableCell55">
            <text:p text:style-name="P56">mgr inż.<text:s/>Paweł Dudek</text:p>
          </table:table-cell>
          <table:table-cell table:style-name="TableCell57">
            <text:p text:style-name="P58">Data i podpis</text:p>
          </table:table-cell>
          <table:table-cell>
            <text:p text:style-name="P58"/>
          </table:table-cell>
        </table:table-row>
        <table:table-row table:style-name="TableRow59">
          <table:table-cell table:style-name="TableCell60">
            <text:p text:style-name="P61">Zatwierdził:</text:p>
          </table:table-cell>
          <table:table-cell table:style-name="TableCell62">
            <text:p text:style-name="P63">Prezes</text:p>
          </table:table-cell>
          <table:table-cell table:style-name="TableCell64">
            <text:p text:style-name="P65">mgr inż. Tadeusz Hajnowski</text:p>
          </table:table-cell>
          <table:table-cell table:style-name="TableCell66">
            <text:p text:style-name="P67">Data i podpis</text:p>
          </table:table-cell>
          <table:table-cell>
            <text:p text:style-name="P67"/>
          </table:table-cell>
        </table:table-row>
      </table:table>
      <text:soft-page-break/>
      <text:p text:style-name="Normalny"><text:tab/><text:tab/><text:tab/><text:tab/><text:tab/><text:tab/></text:p>
      <text:p text:style-name="Normalny">Spis treści:</text:p>
      <text:section text:name="Sect1" text:style-name="S1"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pistreści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Spistreści2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Spistreści3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68"><text:a xlink:href="#_Toc387653528" office:target-frame-name="_top" xlink:show="replace"><text:span text:style-name="Hiperłącze">1. WSTĘP.</text:span><text:tab/>4</text:a></text:p>
            <text:p text:style-name="P69"><text:a xlink:href="#_Toc387653529" office:target-frame-name="_top" xlink:show="replace"><text:span text:style-name="Hiperłącze">2. DANE OGÓLNE I PARAMETRY STEROWNIKA.</text:span><text:tab/>4</text:a></text:p>
            <text:p text:style-name="P70"><text:a xlink:href="#_Toc387653530" office:target-frame-name="_top" xlink:show="replace"><text:span text:style-name="Hiperłącze">2.1. Rodzaje grzejników, z którymi współpracuje panel sterowania.</text:span><text:tab/>4</text:a></text:p>
            <text:p text:style-name="P71"><text:a xlink:href="#_Toc387653531" office:target-frame-name="_top" xlink:show="replace"><text:span text:style-name="Hiperłącze">2.2. Zespoły wykonawcze.</text:span><text:tab/>4</text:a></text:p>
            <text:p text:style-name="P72"><text:a xlink:href="#_Toc387653532" office:target-frame-name="_top" xlink:show="replace"><text:span text:style-name="Hiperłącze">2.3. Interfejs użytkownika.</text:span><text:tab/>4</text:a></text:p>
            <text:p text:style-name="P73"><text:a xlink:href="#_Toc387653533" office:target-frame-name="_top" xlink:show="replace"><text:span text:style-name="Hiperłącze">2.4. Podstawowe parametry płyty sterowania.</text:span><text:tab/>5</text:a></text:p>
            <text:p text:style-name="P74"><text:a xlink:href="#_Toc387653534" office:target-frame-name="_top" xlink:show="replace"><text:span text:style-name="Hiperłącze">2.5. Parametry robocze układu sterowania.</text:span><text:tab/>5</text:a></text:p>
            <text:p text:style-name="P75"><text:a xlink:href="#_Toc387653535" office:target-frame-name="_top" xlink:show="replace"><text:span text:style-name="Hiperłącze">2.5.1. Termoregulacja wody użytkowej W.U.</text:span><text:tab/>5</text:a></text:p>
            <text:p text:style-name="P76"><text:a xlink:href="#_Toc387653536" office:target-frame-name="_top" xlink:show="replace"><text:span text:style-name="Hiperłącze">2.5.2. Parametry funkcji serwisowej „Kominiarz”.</text:span><text:tab/>5</text:a></text:p>
            <text:p text:style-name="P77"><text:a xlink:href="#_Toc387653537" office:target-frame-name="_top" xlink:show="replace"><text:span text:style-name="Hiperłącze">2.5.3. Pozostałe parametry modułu sterowania.</text:span><text:tab/>5</text:a></text:p>
            <text:p text:style-name="P78"><text:a xlink:href="#_Toc387653538" office:target-frame-name="_top" xlink:show="replace"><text:span text:style-name="Hiperłącze">3. FUNKCJE STEROWNIKA.</text:span><text:tab/>6</text:a></text:p>
            <text:p text:style-name="P79"><text:a xlink:href="#_Toc387653539" office:target-frame-name="_top" xlink:show="replace"><text:span text:style-name="Hiperłącze">3.1. Priorytety funkcji.</text:span><text:tab/>6</text:a></text:p>
            <text:p text:style-name="P80"><text:a xlink:href="#_Toc387653540" office:target-frame-name="_top" xlink:show="replace"><text:span text:style-name="Hiperłącze">3.2. Opis funkcji.</text:span><text:tab/>6</text:a></text:p>
            <text:p text:style-name="P81"><text:a xlink:href="#_Toc387653541" office:target-frame-name="_top" xlink:show="replace"><text:span text:style-name="Hiperłącze">3.2.1. Modulacja płomienia w funkcji grzania obiegu W.U.</text:span><text:tab/>6</text:a></text:p>
            <text:p text:style-name="P82"><text:a xlink:href="#_Toc387653542" office:target-frame-name="_top" xlink:show="replace"><text:span text:style-name="Hiperłącze">3.2.2. Termostat W.U.</text:span><text:tab/>6</text:a></text:p>
            <text:p text:style-name="P83"><text:a xlink:href="#_Toc387653543" office:target-frame-name="_top" xlink:show="replace"><text:span text:style-name="Hiperłącze">3.2.3. Funkcja serwisowa („Kominiarz”).</text:span><text:tab/>6</text:a></text:p>
            <text:p text:style-name="P84"><text:a xlink:href="#_Toc387653544" office:target-frame-name="_top" xlink:show="replace"><text:span text:style-name="Hiperłącze">3.2.4. Czas wybiegu wentylatora.</text:span><text:tab/>6</text:a></text:p>
            <text:p text:style-name="P85"><text:a xlink:href="#_Toc387653545" office:target-frame-name="_top" xlink:show="replace"><text:span text:style-name="Hiperłącze">4. KONFIGURACJA STEROWNIKA.</text:span><text:tab/>7</text:a></text:p>
            <text:p text:style-name="P86"><text:a xlink:href="#_Toc387653546" office:target-frame-name="_top" xlink:show="replace"><text:span text:style-name="Hiperłącze">4.1. Programowane parametry układu sterowania.</text:span><text:tab/>7</text:a></text:p>
            <text:p text:style-name="P87"><text:a xlink:href="#_Toc387653547" office:target-frame-name="_top" xlink:show="replace"><text:span text:style-name="Hiperłącze">4.2. Procedura programowania parametrów układu sterowania.</text:span><text:tab/>7</text:a></text:p>
            <text:p text:style-name="P88"><text:a xlink:href="#_Toc387653548" office:target-frame-name="_top" xlink:show="replace"><text:span text:style-name="Hiperłącze">5. WIZUALIZACJA.</text:span><text:tab/>7</text:a></text:p>
            <text:p text:style-name="P89"><text:a xlink:href="#_Toc387653549" office:target-frame-name="_top" xlink:show="replace"><text:span text:style-name="Hiperłącze">5.1. Wyświetlanie temperatury W.U.</text:span><text:tab/>7</text:a></text:p>
            <text:p text:style-name="P90"><text:a xlink:href="#_Toc387653550" office:target-frame-name="_top" xlink:show="replace"><text:span text:style-name="Hiperłącze">5.2. Wyświetlanie temperatury nastawianej przez użytkownika.</text:span><text:tab/>7</text:a></text:p>
            <text:p text:style-name="P91"><text:a xlink:href="#_Toc387653551" office:target-frame-name="_top" xlink:show="replace"><text:span text:style-name="Hiperłącze">5.3. Wskaz aktywności układu sterowania (LED).</text:span><text:tab/>8</text:a></text:p>
            <text:p text:style-name="P92"><text:a xlink:href="#_Toc387653552" office:target-frame-name="_top" xlink:show="replace"><text:span text:style-name="Hiperłącze">5.4. Diagnostyka grzejnika – kody błędów.</text:span><text:tab/>8</text:a></text:p>
            <text:p text:style-name="P93"><text:a xlink:href="#_Toc387653553" office:target-frame-name="_top" xlink:show="replace"><text:span text:style-name="Hiperłącze">5.5. Kasowanie alarmu.</text:span><text:tab/>8</text:a></text:p>
            <text:p text:style-name="P94"><text:a xlink:href="#_Toc387653554" office:target-frame-name="_top" xlink:show="replace"><text:span text:style-name="Hiperłącze">6. Opis urządzeń wykonawczych</text:span><text:tab/>8</text:a></text:p>
            <text:p text:style-name="P95"><text:a xlink:href="#_Toc387653555" office:target-frame-name="_top" xlink:show="replace"><text:span text:style-name="Hiperłącze">6.1. Poprawność działania czujnika temperatury</text:span><text:tab/>8</text:a></text:p>
            <text:p text:style-name="P96"><text:a xlink:href="#_Toc387653556" office:target-frame-name="_top" xlink:show="replace"><text:span text:style-name="Hiperłącze">6.2. System automatycznej kontroli płomienia.</text:span><text:tab/>8</text:a></text:p>
            <text:p text:style-name="P97"><text:a xlink:href="#_Toc387653557" office:target-frame-name="_top" xlink:show="replace"><text:span text:style-name="Hiperłącze">6.3. Reakcja układu sterowania na brak sygnału płomienia.</text:span><text:tab/>8</text:a></text:p>
            <text:p text:style-name="P98"><text:a xlink:href="#_Toc387653558" office:target-frame-name="_top" xlink:show="replace"><text:span text:style-name="Hiperłącze">6.4. Czujnik przepływu wody użytkowej</text:span><text:tab/>9</text:a></text:p>
            <text:p text:style-name="P99"><text:a xlink:href="#_Toc387653559" office:target-frame-name="_top" xlink:show="replace"><text:span text:style-name="Hiperłącze">6.5. Czujnik temperatury bezpieczeństwa (95</text:span><text:span text:style-name="T100">0</text:span><text:span text:style-name="Hiperłącze">C).</text:span><text:tab/>9</text:a></text:p>
            <text:p text:style-name="P101"><text:a xlink:href="#_Toc387653560" office:target-frame-name="_top" xlink:show="replace"><text:span text:style-name="Hiperłącze">6.6. Czujnik różnicy ciśnień (presostat).</text:span><text:tab/>9</text:a></text:p>
            <text:p text:style-name="P102"><text:a xlink:href="#_Toc387653561" office:target-frame-name="_top" xlink:show="replace"><text:span text:style-name="Hiperłącze">6.7. Zapłon przy mocy startowej.</text:span><text:tab/>9</text:a></text:p>
            <text:p text:style-name="P103"><text:a xlink:href="#_Toc387653562" office:target-frame-name="_top" xlink:show="replace"><text:span text:style-name="Hiperłącze">6.8. Współpraca z panelem kontrolnym IMY-02.</text:span><text:tab/>10</text:a></text:p>
            <text:p text:style-name="P104"><text:a xlink:href="#_Toc387653563" office:target-frame-name="_top" xlink:show="replace"><text:span text:style-name="Hiperłącze">6.9. Funkcja ISP (In System Programming).</text:span><text:tab/>10</text:a></text:p>
            <text:p text:style-name="P105"><text:a xlink:href="#_Toc387653564" office:target-frame-name="_top" xlink:show="replace"><text:span text:style-name="Hiperłącze">6.10. Reakcja układu na przerwę w obwodzie modulatora.</text:span><text:tab/>10</text:a></text:p>
            <text:p text:style-name="P106"><text:a xlink:href="#_Toc387653565" office:target-frame-name="_top" xlink:show="replace"><text:span text:style-name="Hiperłącze">7. ZAŁĄCZNIKI</text:span><text:tab/>10</text:a></text:p>
            <text:p text:style-name="P107"><text:a xlink:href="#_Toc387653566" office:target-frame-name="_top" xlink:show="replace"><text:span text:style-name="Hiperłącze">7.1. Załącznik 1 - Wykaz tabel i rysunków</text:span><text:tab/>10</text:a></text:p>
          </text:index-body>
        </text:table-of-content>
        <text:p text:style-name="P108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P109"/>
        <text:h text:style-name="P110" text:outline-level="1"><text:bookmark-start text:name="_Toc387653528"/><text:soft-page-break/>1. WSTĘP.<text:bookmark-end text:name="_Toc387653528"/></text:h>
        <text:p text:style-name="P111">Panel sterowania powinien być zaprojektowany zgodnie z następującymi Standardami Europejskimi:</text:p>
        <text:p text:style-name="P112"><text:span text:style-name="T113">PN-EN 298</text:span><text:span text:style-name="T114"><text:s text:c="2"/>- <text:s/>Automatyczne układy sterowania do palników gazowych i urządzeń spalających gaz<text:s/></text:span></text:p>
        <text:p text:style-name="P115"><text:span text:style-name="T116">PN-EN 60730-1<text:s/></text:span><text:span text:style-name="T117">- Automatyczne regulatory elektryczne do użytku domowego i podobnego</text:span><text:span text:style-name="T118"><text:s/></text:span></text:p>
        <text:p text:style-name="P119">Zintegrowany panel sterowania musi zapewnić wszelkie zasady bezpieczeństwa i regulacji, niezbędne do sterowania grzejnikami wodu użytkowej.<text:s/></text:p>
        <text:p text:style-name="P120">Obudowa sterownika powinna zapewnić I klasę ochrony przed porażeniem elektrycznym wg <text:s/>PN-EN 60335-1 po zamontowaniu w gotowym wyrobie.</text:p>
        <text:p text:style-name="P121"><text:span text:style-name="T122">Poniższe wymagania określają szczegóły konstrukcyjno-funkcjonalne obowiązujące przy opracowaniu konstrukcji panelu oraz w procesie jego odbioru.</text:span><text:s/></text:p>
        <text:h text:style-name="P123" text:outline-level="1"><text:bookmark-start text:name="_Toc387653529"/>2. DANE OGÓLNE I PARAMETRY STEROWNIKA.<text:bookmark-end text:name="_Toc387653529"/></text:h>
        <text:h text:style-name="P124" text:outline-level="2"><text:bookmark-start text:name="_Toc387653530"/>2.1. Rodzaje<text:s/>grzejników, z którymi<text:s/>współpracuje panel sterowania.<text:bookmark-end text:name="_Toc387653530"/></text:h>
        <text:p text:style-name="P125">Panel powinien współpracować z urządzeniami wymienionymi w Tab.1.</text:p>
        <table:table table:style-name="Table126">
          <table:table-columns>
            <table:table-column table:style-name="TableColumn127"/>
            <table:table-column table:style-name="TableColumn128"/>
          </table:table-columns>
          <table:table-row table:style-name="TableRow129">
            <table:table-cell table:style-name="TableCell130">
              <text:p text:style-name="P131">Rodzaj grzejnika</text:p>
            </table:table-cell>
            <table:table-cell table:style-name="TableCell132">
              <text:p text:style-name="P133">Obieg wody</text:p>
            </table:table-cell>
          </table:table-row>
          <table:table-row table:style-name="TableRow134">
            <table:table-cell table:style-name="TableCell135">
              <text:p text:style-name="P136">Przepływowy, turbo</text:p>
            </table:table-cell>
            <table:table-cell table:style-name="TableCell137">
              <text:p text:style-name="P138">WU</text:p>
            </table:table-cell>
          </table:table-row>
        </table:table>
        <text:p text:style-name="P139"><text:span text:style-name="T140">Tab.<text:s/></text:span><text:span text:style-name="T141">1</text:span><text:span text:style-name="T142"><text:s/>Grzejniki wody użytkowej, z którymi współpracuje panel sterowania.</text:span></text:p>
        <text:h text:style-name="P143" text:outline-level="2"><text:bookmark-start text:name="_Toc387653531"/>2.2. Zespoły wykonawcze.<text:bookmark-end text:name="_Toc387653531"/></text:h>
        <text:p text:style-name="P144">Panel sterowania musi dawać możliwość podłączenia do urządzeń wykonawczych o parametrach jak w Tab.2.</text:p>
        <table:table table:style-name="Table145">
          <table:table-columns>
            <table:table-column table:style-name="TableColumn146"/>
            <table:table-column table:style-name="TableColumn147"/>
            <table:table-column table:style-name="TableColumn148"/>
            <table:table-column table:style-name="TableColumn149"/>
            <table:table-column table:style-name="TableColumn150"/>
          </table:table-columns>
          <table:table-row table:style-name="TableRow151">
            <table:table-cell table:style-name="TableCell152">
              <text:p text:style-name="P153">Lp.</text:p>
            </table:table-cell>
            <table:table-cell table:style-name="TableCell154">
              <text:p text:style-name="P155">Nazwa</text:p>
            </table:table-cell>
            <table:table-cell table:style-name="TableCell156">
              <text:h text:style-name="P157" text:outline-level="9">Producent</text:h>
            </table:table-cell>
            <table:table-cell table:style-name="TableCell158">
              <text:h text:style-name="P159" text:outline-level="9">Parametry</text:h>
            </table:table-cell>
            <table:table-cell table:style-name="TableCell160">
              <text:p text:style-name="P161">Uwagi</text:p>
            </table:table-cell>
          </table:table-row>
          <table:table-row table:style-name="TableRow162">
            <table:table-cell table:style-name="TableCell163">
              <text:p text:style-name="P164">1.</text:p>
            </table:table-cell>
            <table:table-cell table:style-name="TableCell165">
              <text:p text:style-name="P166">Wentylator</text:p>
            </table:table-cell>
            <table:table-cell table:style-name="TableCell167">
              <text:p text:style-name="P168"/>
            </table:table-cell>
            <table:table-cell table:style-name="TableCell169">
              <text:p text:style-name="P170">230V / 50Hz</text:p>
            </table:table-cell>
            <table:table-cell table:style-name="TableCell171">
              <text:p text:style-name="P172">Wentylator z modulacją prędkości obrotowej i sygnałem zwrotnym informacji o tej prędkości.</text:p>
            </table:table-cell>
          </table:table-row>
          <table:table-row table:style-name="TableRow173">
            <table:table-cell table:style-name="TableCell174">
              <text:p text:style-name="P175">2.</text:p>
            </table:table-cell>
            <table:table-cell table:style-name="TableCell176">
              <text:p text:style-name="P177">Zawór gazowy</text:p>
            </table:table-cell>
            <table:table-cell table:style-name="TableCell178">
              <text:p text:style-name="P179">SIT 845 Sigma</text:p>
            </table:table-cell>
            <table:table-cell table:style-name="TableCell180">
              <text:p text:style-name="P181">230V / 50Hz</text:p>
              <text:p text:style-name="P182">P=1,5W</text:p>
            </table:table-cell>
            <table:table-cell table:style-name="TableCell183">
              <text:p text:style-name="P184"><text:s text:c="2"/>Wyposażenie zespołu gazowego SIT 845 Sigma</text:p>
            </table:table-cell>
          </table:table-row>
          <table:table-row table:style-name="TableRow185">
            <table:table-cell table:style-name="TableCell186">
              <text:p text:style-name="P187">3.</text:p>
            </table:table-cell>
            <table:table-cell table:style-name="TableCell188">
              <text:p text:style-name="P189">Modulator gazowy</text:p>
            </table:table-cell>
            <table:table-cell table:style-name="TableCell190">
              <text:p text:style-name="P191">SIT 845 Sigma</text:p>
            </table:table-cell>
            <table:table-cell table:style-name="TableCell192">
              <text:p text:style-name="P193">17Vdc, 180mA</text:p>
            </table:table-cell>
            <table:table-cell table:style-name="TableCell194">
              <text:p text:style-name="P195"><text:s text:c="2"/>Wyposażenie zespołu gazowego SIT 845 Sigma</text:p>
            </table:table-cell>
          </table:table-row>
          <table:table-row table:style-name="TableRow196">
            <table:table-cell table:style-name="TableCell197">
              <text:p text:style-name="P198">4.</text:p>
            </table:table-cell>
            <table:table-cell table:style-name="TableCell199">
              <text:p text:style-name="P200">Czujnik przekroczenia temp. wody grzewczej</text:p>
            </table:table-cell>
            <table:table-cell table:style-name="TableCell201">
              <text:p text:style-name="P202"/>
            </table:table-cell>
            <table:table-cell table:style-name="TableCell203">
              <text:p text:style-name="P204">24Vdc, 10mA</text:p>
            </table:table-cell>
            <table:table-cell table:style-name="TableCell205">
              <text:p text:style-name="P206"><text:s text:c="2"/>Styk rozwarty, gdy temp. na nim przekroczy <text:s text:c="23"/>graniczną wartość bezpieczeństwa</text:p>
            </table:table-cell>
          </table:table-row>
          <table:table-row table:style-name="TableRow207">
            <table:table-cell table:style-name="TableCell208">
              <text:p text:style-name="P209">5.</text:p>
            </table:table-cell>
            <table:table-cell table:style-name="TableCell210">
              <text:p text:style-name="P211">Zabezp. przed wylotem spalin do pomieszczenia</text:p>
            </table:table-cell>
            <table:table-cell table:style-name="TableCell212">
              <text:p text:style-name="P213"/>
            </table:table-cell>
            <table:table-cell table:style-name="TableCell214">
              <text:p text:style-name="P215">24Vdc, 10mA</text:p>
            </table:table-cell>
            <table:table-cell table:style-name="TableCell216">
              <text:p text:style-name="P217">Styk rozwarty, gdy nastąpiło przekroczenie temp. 65<text:span text:style-name="T218"> o</text:span>C lub 75<text:span text:style-name="T219"><text:s/>o</text:span>C</text:p>
            </table:table-cell>
          </table:table-row>
          <table:table-row table:style-name="TableRow220">
            <table:table-cell table:style-name="TableCell221">
              <text:p text:style-name="P222">6.</text:p>
            </table:table-cell>
            <table:table-cell table:style-name="TableCell223">
              <text:p text:style-name="P224">Czujnik przepływu wody użytkowej</text:p>
            </table:table-cell>
            <table:table-cell table:style-name="TableCell225">
              <text:p text:style-name="P226"/>
            </table:table-cell>
            <table:table-cell table:style-name="TableCell227">
              <text:p text:style-name="P228">24Vdc, 10mA</text:p>
            </table:table-cell>
            <table:table-cell table:style-name="TableCell229">
              <text:p text:style-name="P230">Czujnik dwustanowy</text:p>
            </table:table-cell>
          </table:table-row>
          <table:table-row table:style-name="TableRow231">
            <table:table-cell table:style-name="TableCell232">
              <text:p text:style-name="P233">7.</text:p>
            </table:table-cell>
            <table:table-cell table:style-name="TableCell234">
              <text:p text:style-name="P235">Czujnik NTC wody użytkowej (W.U.)</text:p>
            </table:table-cell>
            <table:table-cell table:style-name="TableCell236">
              <text:p text:style-name="P237"/>
            </table:table-cell>
            <table:table-cell table:style-name="TableCell238">
              <text:p text:style-name="P239">R=10k<text:span text:style-name="T240"></text:span>,<text:s/><text:span text:style-name="T241"></text:span>=3977</text:p>
            </table:table-cell>
            <table:table-cell table:style-name="TableCell242">
              <text:p text:style-name="P243">Kompatybilny z T7335C (Honeywell)</text:p>
            </table:table-cell>
          </table:table-row>
        </table:table>
        <text:p text:style-name="Podpispodobiektem"><text:span text:style-name="T244">Tab.<text:s/></text:span><text:span text:style-name="T245">2</text:span><text:span text:style-name="T246">. Zestawienie urządzeń wykonawczych i ich parametry.</text:span></text:p>
        <text:h text:style-name="P247" text:outline-level="2"><text:bookmark-start text:name="_Toc387653532"/>2.3. Interfejs użytkownika.<text:bookmark-end text:name="_Toc387653532"/></text:h>
        <text:p text:style-name="P248">Panel sterowania powinien zapewniać użytkownikowi wygodną i przejrzystą obsługę zgodnie z następującymi regułami (Tab.3):</text:p>
        <table:table table:style-name="Table249">
          <table:table-columns>
            <table:table-column table:style-name="TableColumn250"/>
            <table:table-column table:style-name="TableColumn251"/>
            <table:table-column table:style-name="TableColumn252"/>
            <table:table-column table:style-name="TableColumn253"/>
          </table:table-columns>
          <table:table-row table:style-name="TableRow254">
            <table:table-cell table:style-name="TableCell255">
              <text:p text:style-name="P256">Lp.</text:p>
            </table:table-cell>
            <table:table-cell table:style-name="TableCell257">
              <text:p text:style-name="P258">Urządzenie</text:p>
            </table:table-cell>
            <table:table-cell table:style-name="TableCell259">
              <text:p text:style-name="P260">Symbol</text:p>
            </table:table-cell>
            <table:table-cell table:style-name="TableCell261">
              <text:p text:style-name="P262">Zastosowanie</text:p>
            </table:table-cell>
          </table:table-row>
          <table:table-row table:style-name="TableRow263">
            <table:table-cell table:style-name="TableCell264">
              <text:p text:style-name="P265">1.</text:p>
            </table:table-cell>
            <table:table-cell table:style-name="TableCell266">
              <text:p text:style-name="P267">Przycisk MIN</text:p>
            </table:table-cell>
            <table:table-cell table:style-name="TableCell268">
              <text:p text:style-name="P269">MIN</text:p>
            </table:table-cell>
            <table:table-cell table:style-name="TableCell270">
              <text:p text:style-name="P271">Zmniejszanie wartości nastawy docelowej temperatury grzania<text:s/></text:p>
            </table:table-cell>
          </table:table-row>
          <table:table-row table:style-name="TableRow272">
            <table:table-cell table:style-name="TableCell273">
              <text:p text:style-name="P274">2.</text:p>
            </table:table-cell>
            <table:table-cell table:style-name="TableCell275">
              <text:p text:style-name="P276">Przycisk MAX</text:p>
            </table:table-cell>
            <table:table-cell table:style-name="TableCell277">
              <text:p text:style-name="P278">MAX</text:p>
            </table:table-cell>
            <table:table-cell table:style-name="TableCell279">
              <text:p text:style-name="P280">Zwiększanie wartości nastawy temperatury temperatury grzania<text:s/></text:p>
            </table:table-cell>
          </table:table-row>
          <table:table-row table:style-name="TableRow281">
            <table:table-cell table:style-name="TableCell282">
              <text:p text:style-name="P283">3.</text:p>
            </table:table-cell>
            <table:table-cell table:style-name="TableCell284">
              <text:p text:style-name="P285">Dioda PWR</text:p>
            </table:table-cell>
            <table:table-cell table:style-name="TableCell286">
              <text:p text:style-name="P287">PWR</text:p>
            </table:table-cell>
            <table:table-cell table:style-name="TableCell288">
              <text:p text:style-name="P289">Wskaźnik <text:s/>aktywności układu sterowania (podłączenie do zasilania)</text:p>
            </table:table-cell>
          </table:table-row>
          <table:table-row table:style-name="TableRow290">
            <table:table-cell table:style-name="TableCell291">
              <text:p text:style-name="P292">4.</text:p>
            </table:table-cell>
            <table:table-cell table:style-name="TableCell293">
              <text:p text:style-name="P294"><text:span text:style-name="T295">Wyświetlacz 7-segmentowy, <text:s/></text:span><text:span text:style-name="T296">(LED)</text:span></text:p>
            </table:table-cell>
            <table:table-cell table:style-name="TableCell297">
              <text:p text:style-name="P298">DSP 1<text:s/></text:p>
            </table:table-cell>
            <table:table-cell table:style-name="TableCell299">
              <text:p text:style-name="P300">Wyświetlanie / kodu awaryjnego / parametrów programu<text:s/></text:p>
            </table:table-cell>
          </table:table-row>
          <table:table-row table:style-name="TableRow301">
            <table:table-cell table:style-name="TableCell302" table:number-columns-spanned="4">
              <text:p text:style-name="P303"/>
            </table:table-cell>
            <table:covered-table-cell/>
            <table:covered-table-cell/>
            <table:covered-table-cell/>
          </table:table-row>
        </table:table>
        <text:p text:style-name="P304"><text:span text:style-name="T305">Tab.<text:s/></text:span><text:span text:style-name="T306">3</text:span><text:span text:style-name="T307">. Interfejs użytkownika.</text:span><text:span text:style-name="T308"><text:tab/></text:span></text:p>
        <text:p text:style-name="P309"/>
        <text:h text:style-name="P310" text:outline-level="2"><text:bookmark-start text:name="_Toc387653533"/><text:soft-page-break/>2.4. Podstawowe parametry płyty sterowania.<text:bookmark-end text:name="_Toc387653533"/></text:h>
        <table:table table:style-name="Table311">
          <table:table-columns>
            <table:table-column table:style-name="TableColumn312"/>
            <table:table-column table:style-name="TableColumn313"/>
            <table:table-column table:style-name="TableColumn314"/>
          </table:table-columns>
          <table:table-row table:style-name="TableRow315">
            <table:table-cell table:style-name="TableCell316">
              <text:p text:style-name="P317">Lp.</text:p>
            </table:table-cell>
            <table:table-cell table:style-name="TableCell318">
              <text:p text:style-name="P319">Opis</text:p>
            </table:table-cell>
            <table:table-cell table:style-name="TableCell320">
              <text:p text:style-name="P321">Parametry</text:p>
            </table:table-cell>
          </table:table-row>
          <table:table-row table:style-name="TableRow322">
            <table:table-cell table:style-name="TableCell323">
              <text:p text:style-name="P324">1.</text:p>
            </table:table-cell>
            <table:table-cell table:style-name="TableCell325">
              <text:p text:style-name="P326">Napięcie zasilania</text:p>
            </table:table-cell>
            <table:table-cell table:style-name="TableCell327">
              <text:p text:style-name="P328">VAC 230V (+10% / -15%) 50-60 Hz</text:p>
            </table:table-cell>
          </table:table-row>
          <table:table-row table:style-name="TableRow329">
            <table:table-cell table:style-name="TableCell330">
              <text:p text:style-name="P331">2.</text:p>
            </table:table-cell>
            <table:table-cell table:style-name="TableCell332">
              <text:p text:style-name="P333">Temperatura pracy</text:p>
            </table:table-cell>
            <table:table-cell table:style-name="TableCell334">
              <text:p text:style-name="P335"><text:span text:style-name="T336">-20 <text:s/>- <text:s/>+60</text:span><text:span text:style-name="T337"><text:s/>o</text:span><text:span text:style-name="T338">C</text:span></text:p>
            </table:table-cell>
          </table:table-row>
          <table:table-row table:style-name="TableRow339">
            <table:table-cell table:style-name="TableCell340">
              <text:p text:style-name="P341">3.</text:p>
            </table:table-cell>
            <table:table-cell table:style-name="TableCell342">
              <text:p text:style-name="P343">Temperatura przechowywania</text:p>
            </table:table-cell>
            <table:table-cell table:style-name="TableCell344">
              <text:p text:style-name="P345"><text:span text:style-name="T346">-20 <text:s/>- <text:s/>+80</text:span><text:span text:style-name="T347"><text:s/>o</text:span><text:span text:style-name="T348">C</text:span></text:p>
            </table:table-cell>
          </table:table-row>
          <table:table-row table:style-name="TableRow349">
            <table:table-cell table:style-name="TableCell350">
              <text:p text:style-name="P351">4.</text:p>
            </table:table-cell>
            <table:table-cell table:style-name="TableCell352">
              <text:p text:style-name="P353">Wilgotność powietrza</text:p>
            </table:table-cell>
            <table:table-cell table:style-name="TableCell354">
              <text:p text:style-name="P355">Max. 90%</text:p>
            </table:table-cell>
          </table:table-row>
          <table:table-row table:style-name="TableRow356">
            <table:table-cell table:style-name="TableCell357">
              <text:p text:style-name="P358">5.</text:p>
            </table:table-cell>
            <table:table-cell table:style-name="TableCell359">
              <text:p text:style-name="P360">Klasa ochrony p. por.</text:p>
            </table:table-cell>
            <table:table-cell table:style-name="TableCell361">
              <text:p text:style-name="P362">IP00</text:p>
            </table:table-cell>
          </table:table-row>
          <table:table-row table:style-name="TableRow363">
            <table:table-cell table:style-name="TableCell364">
              <text:p text:style-name="P365">6.</text:p>
            </table:table-cell>
            <table:table-cell table:style-name="TableCell366">
              <text:p text:style-name="P367">Zabezpieczenie prądowe</text:p>
            </table:table-cell>
            <table:table-cell table:style-name="TableCell368">
              <text:p text:style-name="P369">2.5A</text:p>
            </table:table-cell>
          </table:table-row>
        </table:table>
        <text:p text:style-name="Podpispodobiektem"><text:span text:style-name="T370">Tab.<text:s/></text:span><text:span text:style-name="T371">4</text:span><text:span text:style-name="T372">. Podstawowe parametry płyty sterowania.</text:span></text:p>
        <text:h text:style-name="P373" text:outline-level="2"><text:bookmark-start text:name="_Toc387653534"/>2.5. Parametry robocze układu sterowania.<text:bookmark-end text:name="_Toc387653534"/></text:h>
        <text:h text:style-name="P374" text:outline-level="3"><text:bookmark-start text:name="_Toc387653535"/>2.5.1. Termoregulacja wody użytkowej W.U.<text:bookmark-end text:name="_Toc387653535"/><text:s/></text:h>
        <table:table table:style-name="Table375">
          <table:table-columns>
            <table:table-column table:style-name="TableColumn376"/>
            <table:table-column table:style-name="TableColumn377"/>
            <table:table-column table:style-name="TableColumn378"/>
          </table:table-columns>
          <table:table-row table:style-name="TableRow379">
            <table:table-cell table:style-name="TableCell380">
              <text:p text:style-name="P381">Lp.</text:p>
            </table:table-cell>
            <table:table-cell table:style-name="TableCell382">
              <text:p text:style-name="P383">Opis</text:p>
            </table:table-cell>
            <table:table-cell table:style-name="TableCell384">
              <text:h text:style-name="P385" text:outline-level="9">Parametr</text:h>
            </table:table-cell>
          </table:table-row>
          <table:table-row table:style-name="TableRow386">
            <table:table-cell table:style-name="TableCell387">
              <text:list text:style-name="LFO5" text:continue-numbering="true">
                <text:list-item>
                  <text:p text:style-name="P388"/>
                </text:list-item>
              </text:list>
            </table:table-cell>
            <table:table-cell table:style-name="TableCell389">
              <text:p text:style-name="P390">Zakres nastawy W.U.</text:p>
            </table:table-cell>
            <table:table-cell table:style-name="TableCell391">
              <text:p text:style-name="P392">35 ÷ 60 °C</text:p>
            </table:table-cell>
          </table:table-row>
          <table:table-row table:style-name="TableRow393">
            <table:table-cell table:style-name="TableCell394">
              <text:list text:style-name="LFO5" text:continue-numbering="true">
                <text:list-item>
                  <text:p text:style-name="P395"/>
                </text:list-item>
              </text:list>
            </table:table-cell>
            <table:table-cell table:style-name="TableCell396">
              <text:p text:style-name="P397">Punkt wyłączenia W.U. dla nastawy W.U &gt;55 °C</text:p>
            </table:table-cell>
            <table:table-cell table:style-name="TableCell398">
              <text:p text:style-name="P399"><text:span text:style-name="T400">≥ 70</text:span><text:span text:style-name="T401">°C</text:span></text:p>
            </table:table-cell>
          </table:table-row>
          <table:table-row table:style-name="TableRow402">
            <table:table-cell table:style-name="TableCell403">
              <text:list text:style-name="LFO5" text:continue-numbering="true">
                <text:list-item>
                  <text:p text:style-name="P404"/>
                </text:list-item>
              </text:list>
            </table:table-cell>
            <table:table-cell table:style-name="TableCell405">
              <text:p text:style-name="P406">Punkt załączenia W.U. <text:s/>dla nastawy W.U &gt;55 °C<text:s/></text:p>
            </table:table-cell>
            <table:table-cell table:style-name="TableCell407">
              <text:p text:style-name="P408"><text:span text:style-name="T409">&lt;</text:span><text:span text:style-name="T410"><text:s/>69 °C</text:span></text:p>
            </table:table-cell>
          </table:table-row>
          <table:table-row table:style-name="TableRow411">
            <table:table-cell table:style-name="TableCell412">
              <text:list text:style-name="LFO5" text:continue-numbering="true">
                <text:list-item>
                  <text:p text:style-name="P413"/>
                </text:list-item>
              </text:list>
            </table:table-cell>
            <table:table-cell table:style-name="TableCell414">
              <text:p text:style-name="P415"><text:span text:style-name="T416">Punkt wyłączenia W.U. dla nastawy W.U<text:s/></text:span><text:span text:style-name="T417">≤</text:span><text:span text:style-name="T418">55 °C</text:span></text:p>
            </table:table-cell>
            <table:table-cell table:style-name="TableCell419">
              <text:p text:style-name="P420"><text:span text:style-name="T421">≥ 65</text:span><text:span text:style-name="T422">°C</text:span></text:p>
            </table:table-cell>
          </table:table-row>
          <table:table-row table:style-name="TableRow423">
            <table:table-cell table:style-name="TableCell424">
              <text:list text:style-name="LFO5" text:continue-numbering="true">
                <text:list-item>
                  <text:p text:style-name="P425"/>
                </text:list-item>
              </text:list>
            </table:table-cell>
            <table:table-cell table:style-name="TableCell426">
              <text:p text:style-name="P427"><text:span text:style-name="T428">Punkt załączenia W.U. <text:s/>dla nastawy W.U<text:s/></text:span><text:span text:style-name="T429">≤</text:span><text:span text:style-name="T430">55 °C<text:s/></text:span></text:p>
            </table:table-cell>
            <table:table-cell table:style-name="TableCell431">
              <text:p text:style-name="P432"><text:span text:style-name="T433">&lt;</text:span><text:span text:style-name="T434"><text:s/>64 °C</text:span></text:p>
            </table:table-cell>
          </table:table-row>
        </table:table>
        <text:p text:style-name="P435"><text:tab/>Tab. 5. Parametry regulacji W.U</text:p>
        <text:p text:style-name="P436"/>
        <text:h text:style-name="P437" text:outline-level="3"><text:bookmark-start text:name="_Toc387653536"/>2.5.2. Parametry funkcji serwisowej „Kominiarz”.<text:bookmark-end text:name="_Toc387653536"/></text:h>
        <table:table table:style-name="Table438">
          <table:table-columns>
            <table:table-column table:style-name="TableColumn439"/>
            <table:table-column table:style-name="TableColumn440"/>
            <table:table-column table:style-name="TableColumn441"/>
          </table:table-columns>
          <table:table-row table:style-name="TableRow442">
            <table:table-cell table:style-name="TableCell443">
              <text:p text:style-name="P444">Lp.</text:p>
            </table:table-cell>
            <table:table-cell table:style-name="TableCell445">
              <text:p text:style-name="P446">Opis</text:p>
            </table:table-cell>
            <table:table-cell table:style-name="TableCell447">
              <text:p text:style-name="P448">Parametr</text:p>
            </table:table-cell>
          </table:table-row>
          <table:table-row table:style-name="TableRow449">
            <table:table-cell table:style-name="TableCell450">
              <text:p text:style-name="P451">1.</text:p>
            </table:table-cell>
            <table:table-cell table:style-name="TableCell452">
              <text:p text:style-name="P453">Czas przyciśnięcia przycisku „MAX” w celu aktywacji funkcji serwisowej (czas liczony jest od momentu osiągnięcia przez nastawę wartości maksymalnej)</text:p>
            </table:table-cell>
            <table:table-cell table:style-name="TableCell454">
              <text:p text:style-name="P455">5s</text:p>
            </table:table-cell>
          </table:table-row>
          <table:table-row table:style-name="TableRow456">
            <table:table-cell table:style-name="TableCell457">
              <text:p text:style-name="P458">2.</text:p>
            </table:table-cell>
            <table:table-cell table:style-name="TableCell459">
              <text:p text:style-name="P460">Maksymalny czas aktywności funkcji</text:p>
            </table:table-cell>
            <table:table-cell table:style-name="TableCell461">
              <text:p text:style-name="P462">15min</text:p>
            </table:table-cell>
          </table:table-row>
        </table:table>
        <text:p text:style-name="P463">Tab. 6. Parametry funkcji serwisowej.</text:p>
        <text:h text:style-name="P464" text:outline-level="3"><text:bookmark-start text:name="_Toc387653537"/>2.5.3. Pozostałe parametry modułu sterowania.<text:bookmark-end text:name="_Toc387653537"/></text:h>
        <table:table table:style-name="Table465">
          <table:table-columns>
            <table:table-column table:style-name="TableColumn466"/>
            <table:table-column table:style-name="TableColumn467"/>
            <table:table-column table:style-name="TableColumn468"/>
            <table:table-column table:style-name="TableColumn469"/>
            <table:table-column table:style-name="TableColumn470"/>
            <table:table-column table:style-name="TableColumn471"/>
            <table:table-column table:style-name="TableColumn472"/>
          </table:table-columns>
          <table:table-header-rows>
            <table:table-row table:style-name="TableRow473">
              <table:table-cell table:style-name="TableCell474">
                <text:p text:style-name="P475">Lp.</text:p>
              </table:table-cell>
              <table:table-cell table:style-name="TableCell476">
                <text:p text:style-name="P477">Opis</text:p>
              </table:table-cell>
              <table:table-cell table:style-name="TableCell478">
                <text:p text:style-name="P479">Parametr</text:p>
              </table:table-cell>
              <table:table-cell table:style-name="TableCell480">
                <text:p text:style-name="P481">Lp.</text:p>
              </table:table-cell>
              <table:table-cell table:style-name="TableCell482">
                <text:p text:style-name="P483">Opis</text:p>
              </table:table-cell>
              <table:table-cell table:style-name="TableCell484">
                <text:p text:style-name="P485">Parametr</text:p>
              </table:table-cell>
              <table:table-cell table:style-name="TableCell486">
                <text:p text:style-name="P487"/>
              </table:table-cell>
            </table:table-row>
          </table:table-header-rows>
          <table:table-row table:style-name="TableRow488">
            <table:table-cell table:style-name="TableCell489">
              <text:p text:style-name="P490">1.</text:p>
            </table:table-cell>
            <table:table-cell table:style-name="TableCell491">
              <text:p text:style-name="P492">Czas wyświetlania nastawy temperatury W.U.</text:p>
            </table:table-cell>
            <table:table-cell table:style-name="TableCell493">
              <text:p text:style-name="P494">5s</text:p>
            </table:table-cell>
            <table:table-cell table:style-name="TableCell495">
              <text:p text:style-name="P496">8.</text:p>
            </table:table-cell>
            <table:table-cell table:style-name="TableCell497">
              <text:p text:style-name="P498">Tolerancja czasów</text:p>
            </table:table-cell>
            <table:table-cell table:style-name="TableCell499">
              <text:p text:style-name="P500">± 5 %</text:p>
            </table:table-cell>
            <table:table-cell table:style-name="TableCell501">
              <text:p text:style-name="P502"/>
            </table:table-cell>
          </table:table-row>
          <table:table-row table:style-name="TableRow503">
            <table:table-cell table:style-name="TableCell504">
              <text:p text:style-name="P505">2.</text:p>
            </table:table-cell>
            <table:table-cell table:style-name="TableCell506">
              <text:p text:style-name="P507"><text:span text:style-name="T508">Max. czas oczekiwania na sygnał z czujnika prędkości obrotowej wentylatora do wyłączenia z blokadą trwałą.</text:span></text:p>
            </table:table-cell>
            <table:table-cell table:style-name="TableCell509">
              <text:p text:style-name="P510">5s</text:p>
            </table:table-cell>
            <table:table-cell table:style-name="TableCell511">
              <text:p text:style-name="P512">9.</text:p>
            </table:table-cell>
            <table:table-cell table:style-name="TableCell513">
              <text:p text:style-name="P514">Maksymalny błąd nastaw temperatury.</text:p>
            </table:table-cell>
            <table:table-cell table:style-name="TableCell515">
              <text:p text:style-name="P516">± 3 °C</text:p>
            </table:table-cell>
            <table:table-cell table:style-name="TableCell517">
              <text:p text:style-name="P518"/>
            </table:table-cell>
          </table:table-row>
          <table:table-row table:style-name="TableRow519">
            <table:table-cell table:style-name="TableCell520">
              <text:p text:style-name="P521">3.</text:p>
            </table:table-cell>
            <table:table-cell table:style-name="TableCell522">
              <text:p text:style-name="P523"><text:span text:style-name="T524">Czas oczyszczania<text:s/></text:span><text:span text:style-name="T525">(wybieg wentylatora z prędkością odpowiadającą granicy minimalnej obrotów)</text:span></text:p>
              <text:p text:style-name="P526">Krótszy czas dla chwilowego pobudzenia, gdy nie nastąpił zapłon gazu.</text:p>
            </table:table-cell>
            <table:table-cell table:style-name="TableCell527">
              <text:p text:style-name="P528">5s</text:p>
              <text:p text:style-name="P529">lub</text:p>
              <text:p text:style-name="P530">15s</text:p>
            </table:table-cell>
            <table:table-cell table:style-name="TableCell531">
              <text:p text:style-name="P532">10.</text:p>
            </table:table-cell>
            <table:table-cell table:style-name="TableCell533">
              <text:p text:style-name="P534">Maksymalna liczba prób zapalenia gazu przy stwierdzanym braku obecności płomienia</text:p>
            </table:table-cell>
            <table:table-cell table:style-name="TableCell535">
              <text:p text:style-name="P536">3</text:p>
              <text:p text:style-name="P537"/>
            </table:table-cell>
            <table:table-cell table:style-name="TableCell538">
              <text:p text:style-name="P539"/>
            </table:table-cell>
          </table:table-row>
          <table:table-row table:style-name="TableRow540">
            <table:table-cell table:style-name="TableCell541">
              <text:p text:style-name="P542">4.</text:p>
            </table:table-cell>
            <table:table-cell table:style-name="TableCell543">
              <text:p text:style-name="P544">Czas przytrzymania przycisków MIN, MAX do aktywacji funkcji programowania parametrów.</text:p>
            </table:table-cell>
            <table:table-cell table:style-name="TableCell545">
              <text:p text:style-name="P546">5s</text:p>
            </table:table-cell>
            <table:table-cell table:style-name="TableCell547">
              <text:p text:style-name="P548">11.</text:p>
            </table:table-cell>
            <table:table-cell table:style-name="TableCell549">
              <text:p text:style-name="P550">Przerwa czasowa pomiędzy kolejnymi próbami zapalenia gazu przy stwierdzanym braku obecności płomienia</text:p>
            </table:table-cell>
            <table:table-cell table:style-name="TableCell551">
              <text:p text:style-name="P552">30s</text:p>
            </table:table-cell>
            <table:table-cell table:style-name="TableCell553">
              <text:p text:style-name="P554"/>
            </table:table-cell>
          </table:table-row>
          <table:table-row table:style-name="TableRow555">
            <table:table-cell table:style-name="TableCell556">
              <text:p text:style-name="P557">5.</text:p>
            </table:table-cell>
            <table:table-cell table:style-name="TableCell558">
              <text:p text:style-name="P559">Maksymalny czas, w którym można aktywować funkcję programowania parametrów po włączeniu zasilania sterownika</text:p>
            </table:table-cell>
            <table:table-cell table:style-name="TableCell560">
              <text:p text:style-name="P561">20s</text:p>
            </table:table-cell>
            <table:table-cell table:style-name="TableCell562">
              <text:p text:style-name="P563">12.</text:p>
            </table:table-cell>
            <table:table-cell table:style-name="TableCell564">
              <text:p text:style-name="P565">Zakres nastawy mocy startowej</text:p>
            </table:table-cell>
            <table:table-cell table:style-name="TableCell566">
              <text:p text:style-name="P567">Min. ÷ Max.</text:p>
              <text:p text:style-name="P568">wydatku</text:p>
              <text:p text:style-name="P569">modulatora</text:p>
            </table:table-cell>
            <table:table-cell table:style-name="TableCell570">
              <text:p text:style-name="P571"/>
            </table:table-cell>
          </table:table-row>
          <table:table-row table:style-name="TableRow572">
            <table:table-cell table:style-name="TableCell573">
              <text:p text:style-name="P574">6.</text:p>
            </table:table-cell>
            <table:table-cell table:style-name="TableCell575">
              <text:p text:style-name="P576">Maksymalny czas aktywności funkcji programowania</text:p>
            </table:table-cell>
            <table:table-cell table:style-name="TableCell577">
              <text:p text:style-name="P578">10 min</text:p>
            </table:table-cell>
            <table:table-cell table:style-name="TableCell579">
              <text:p text:style-name="P580">13.</text:p>
            </table:table-cell>
            <table:table-cell table:style-name="TableCell581">
              <text:p text:style-name="P582">Zakres nastawy mocy dla W.U.</text:p>
            </table:table-cell>
            <table:table-cell table:style-name="TableCell583">
              <text:p text:style-name="P584">Min. ÷ Max.</text:p>
              <text:p text:style-name="P585">wydatku</text:p>
              <text:p text:style-name="P586">modulatora</text:p>
            </table:table-cell>
            <table:table-cell table:style-name="TableCell587">
              <text:p text:style-name="P588"/>
            </table:table-cell>
          </table:table-row>
          <table:table-row table:style-name="TableRow589">
            <table:table-cell table:style-name="TableCell590">
              <text:p text:style-name="P591">7.</text:p>
            </table:table-cell>
            <table:table-cell table:style-name="TableCell592">
              <text:p text:style-name="P593">Tolerancja temperatury</text:p>
            </table:table-cell>
            <table:table-cell table:style-name="TableCell594">
              <text:p text:style-name="P595">± 3 °C</text:p>
            </table:table-cell>
            <table:table-cell table:style-name="TableCell596">
              <text:p text:style-name="P597"/>
            </table:table-cell>
            <table:table-cell table:style-name="TableCell598">
              <text:p text:style-name="P599"/>
            </table:table-cell>
            <table:table-cell table:style-name="TableCell600">
              <text:p text:style-name="P601"/>
            </table:table-cell>
            <table:table-cell table:style-name="TableCell602">
              <text:p text:style-name="P603"/>
            </table:table-cell>
          </table:table-row>
        </table:table>
        <text:p text:style-name="P604">Tab. 7. Pozostałe parametry modułu sterowania.</text:p>
        <text:p text:style-name="P605"/>
        <text:h text:style-name="P606" text:outline-level="1"><text:bookmark-start text:name="_Toc387653538"/><text:soft-page-break/>3. FUNKCJE STEROWNIKA.<text:bookmark-end text:name="_Toc387653538"/></text:h>
        <text:h text:style-name="P607" text:outline-level="2"><text:bookmark-start text:name="_Toc387653539"/>3.1. Priorytety funkcji.<text:bookmark-end text:name="_Toc387653539"/></text:h>
        <table:table table:style-name="Table608">
          <table:table-columns>
            <table:table-column table:style-name="TableColumn609"/>
            <table:table-column table:style-name="TableColumn610"/>
          </table:table-columns>
          <table:table-row table:style-name="TableRow611">
            <table:table-cell table:style-name="TableCell612">
              <text:p text:style-name="P613">Lp.</text:p>
            </table:table-cell>
            <table:table-cell table:style-name="TableCell614">
              <text:p text:style-name="P615">Realizowana funkcja</text:p>
            </table:table-cell>
          </table:table-row>
          <table:table-row table:style-name="TableRow616">
            <table:table-cell table:style-name="TableCell617">
              <text:list text:style-name="LFO6" text:continue-numbering="true">
                <text:list-item>
                  <text:p text:style-name="P618"/>
                </text:list-item>
              </text:list>
            </table:table-cell>
            <table:table-cell table:style-name="TableCell619">
              <text:p text:style-name="P620">Blokada<text:s/>grzejnika<text:s/>(trwała – reset manualny)</text:p>
            </table:table-cell>
          </table:table-row>
          <table:table-row table:style-name="TableRow621">
            <table:table-cell table:style-name="TableCell622">
              <text:list text:style-name="LFO6" text:continue-numbering="true">
                <text:list-item>
                  <text:p text:style-name="P623"/>
                </text:list-item>
              </text:list>
            </table:table-cell>
            <table:table-cell table:style-name="TableCell624">
              <text:p text:style-name="P625">Blokada<text:s/>grzejnika<text:s/>(nietrwała)<text:s/></text:p>
            </table:table-cell>
          </table:table-row>
          <table:table-row table:style-name="TableRow626">
            <table:table-cell table:style-name="TableCell627">
              <text:list text:style-name="LFO6" text:continue-numbering="true">
                <text:list-item>
                  <text:p text:style-name="P628"/>
                </text:list-item>
              </text:list>
            </table:table-cell>
            <table:table-cell table:style-name="TableCell629">
              <text:p text:style-name="P630">Programowanie parametrów</text:p>
            </table:table-cell>
          </table:table-row>
          <table:table-row table:style-name="TableRow631">
            <table:table-cell table:style-name="TableCell632">
              <text:list text:style-name="LFO6" text:continue-numbering="true">
                <text:list-item>
                  <text:p text:style-name="P633"/>
                </text:list-item>
              </text:list>
            </table:table-cell>
            <table:table-cell table:style-name="TableCell634">
              <text:p text:style-name="P635">Funkcja serwisowa</text:p>
            </table:table-cell>
          </table:table-row>
          <table:table-row table:style-name="TableRow636">
            <table:table-cell table:style-name="TableCell637">
              <text:list text:style-name="LFO6" text:continue-numbering="true">
                <text:list-item>
                  <text:p text:style-name="P638"/>
                </text:list-item>
              </text:list>
            </table:table-cell>
            <table:table-cell table:style-name="TableCell639">
              <text:p text:style-name="P640">Funkcja grzania W.U.</text:p>
            </table:table-cell>
          </table:table-row>
        </table:table>
        <text:p text:style-name="P641">Tab. 8. Priorytet funkcji sterownika (porządek malejący).</text:p>
        <text:h text:style-name="P642" text:outline-level="2"><text:bookmark-start text:name="_Toc387653540"/>3.2. Opis funkcji.<text:bookmark-end text:name="_Toc387653540"/></text:h>
        <text:p text:style-name="P643"/>
        <text:h text:style-name="P644" text:outline-level="3"><text:bookmark-start text:name="_Toc387653541"/>3.2.1. Modulacja płomienia w funkcji grzania obiegu W.U.<text:bookmark-end text:name="_Toc387653541"/></text:h>
        <text:p text:style-name="P645">Aktywacja funkcji grzania W.U. ma miejsce w przypadku, gdy:</text:p>
        <text:p text:style-name="P646">-następuje zamknięcie styków czujnika przepływu W.U.</text:p>
        <text:p text:style-name="P647"><text:span text:style-name="T648">-temperatura wody na czujniku W.U. jest <text:s/></text:span><text:span text:style-name="T649">≤</text:span><text:span text:style-name="T650"><text:s/>punktu włączenia (Tab.5).</text:span></text:p>
        <text:p text:style-name="P651"/>
        <text:p text:style-name="P652">Po spełnieniu powyższych warunków aktywowany zostaje cykl zapłonu. Podczas fazy grzania W.U. temperatura wody musi być nieustannie monitorowana. Temperatura jest regulowana w zakresie podanym w Tab.5. Prąd modulatora musi być regulowany w taki sposób, aby osiągnąć i utrzymać zadaną temperaturę W.U.<text:s/></text:p>
        <text:p text:style-name="P653"/>
        <text:h text:style-name="P654" text:outline-level="3"><text:bookmark-start text:name="_Toc387653542"/>3.2.2. Termostat W.U.<text:bookmark-end text:name="_Toc387653542"/></text:h>
        <text:p text:style-name="P655"/>
        <text:p text:style-name="P656"><text:span text:style-name="T657">Jeżeli podczas grzania W.U. temperatura wody użytkowej osiągnie wartość punktu wyłączenia (Tab.5), palnik musi zostać wyłączony. Jeżeli temperatura wody na czujniku W.U. jest <text:s/></text:span><text:span text:style-name="T658">≤</text:span><text:span text:style-name="T659"><text:s/>punktu włączenia (Tab.5) przy zamkniętych stykach czujnika przepływu W.U, rozpoczyna się nowy cykl zapłonu.<text:s/></text:span></text:p>
        <text:p text:style-name="P660"><text:tab/></text:p>
        <text:h text:style-name="P661" text:outline-level="3"><text:bookmark-start text:name="_Toc387653543"/>3.2.3. Funkcja serwisowa („Kominiarz”).<text:bookmark-end text:name="_Toc387653543"/></text:h>
        <text:p text:style-name="P662">Aby aktywować tę funkcję należy podczas grzania wody użytkowej przytrzymać wciśnięty przycisk „MAX” przez czas określony w Tab.6. Nastąpi wówczas zwiększenie mocy do maksimum,<text:s/>określonego<text:s/>wartością<text:s/>parametru „r4” (Tab.9) procedury konfiguracji. Aktywność funkcji sygnalizowana jest zapaleniem kropki przy cyfrze jednostek na wyświetlaczu temperatury.<text:s/>W czasie aktywności funkcji serwisowej naciśnięcie przycisku MIN skutkuje zmniejszeniem prędkości obrotowej do wartości określonej parametrem „r3” (Tab.9), a naciśniecie przycisku MAX skutkuje zwiększeniem prędkości obrotowej do poziomu określonego parametrem „r4” (Tab. 9).</text:p>
        <text:p text:style-name="P663">Temperaturowy zakres włączania i wyłączania palnika jest określony w Tab.6. Funkcja ta kończy swoje działanie po czasie określonym w Tab.6 <text:s/>lub po zaniku wymuszenia w obiegu wody użytkowej.</text:p>
        <text:p text:style-name="P664"/>
        <text:h text:style-name="P665" text:outline-level="3"><text:bookmark-start text:name="_Toc387653544"/>3.2.4. Czas wybiegu wentylatora.<text:bookmark-end text:name="_Toc387653544"/></text:h>
        <text:p text:style-name="P666"><text:tab/><text:tab/><text:tab/><text:tab/></text:p>
        <text:p text:style-name="P667">Po zakończeniu każdego cyklu ogrzewania palnik jest wyłączany, a wentylator wykonuje wybieg przez czas określony w Tab.7<text:s/>z docelową prędkością obrotową równą minimalnej prędkości granicznej.</text:p>
        <text:p text:style-name="P668">Uwaga: jeśli nastąpiło krótkie pobudzenie ze strony czujnika przepływu WU i nie doszło do zapłonu gazu to obowiązuje krótszy czas wybiegu wentylatora – patrz Tab.7</text:p>
        <text:p text:style-name="P669"/>
        <text:h text:style-name="P670" text:outline-level="1"><text:bookmark-start text:name="_Toc387653545"/><text:span text:style-name="T671">4.<text:s/></text:span>KONFIGURACJA STEROWNIKA.<text:bookmark-end text:name="_Toc387653545"/></text:h>
        <text:h text:style-name="P672" text:outline-level="2"><text:tab/><text:bookmark-start text:name="_Toc387653546"/>4.1. Programowane parametry układu sterowania.<text:bookmark-end text:name="_Toc387653546"/></text:h>
        <text:p text:style-name="P673"/>
        <text:p text:style-name="P674">Za pomocą procedury programowej możliwa jest zmiana następujących parametrów układu sterowania:</text:p>
        <table:table table:style-name="Table675">
          <table:table-columns>
            <table:table-column table:style-name="TableColumn676"/>
            <table:table-column table:style-name="TableColumn677"/>
            <table:table-column table:style-name="TableColumn678"/>
            <table:table-column table:style-name="TableColumn679"/>
          </table:table-columns>
          <table:table-header-rows>
            <table:table-row table:style-name="TableRow680">
              <table:table-cell table:style-name="TableCell681">
                <text:p text:style-name="P682"><text:span text:style-name="T683">Lp</text:span>.</text:p>
              </table:table-cell>
              <table:table-cell table:style-name="TableCell684">
                <text:p text:style-name="P685"><text:span text:style-name="T686">Parametr</text:span><text:s/></text:p>
              </table:table-cell>
              <table:table-cell table:style-name="TableCell687">
                <text:p text:style-name="P688">Przyjmowane wartości</text:p>
              </table:table-cell>
              <table:table-cell table:style-name="TableCell689">
                <text:p text:style-name="P690">Uwagi</text:p>
              </table:table-cell>
            </table:table-row>
          </table:table-header-rows>
          <table:table-row table:style-name="TableRow691">
            <table:table-cell table:style-name="TableCell692">
              <text:p text:style-name="P693">1.</text:p>
            </table:table-cell>
            <table:table-cell table:style-name="TableCell694">
              <text:p text:style-name="P695"><text:span text:style-name="T696">„</text:span><text:span text:style-name="T697">r1</text:span><text:span text:style-name="T698">” = moc startowa</text:span></text:p>
            </table:table-cell>
            <table:table-cell table:style-name="TableCell699">
              <text:p text:style-name="P700">0 ÷ 99<text:tab/>(100 kroków od min do max.)</text:p>
            </table:table-cell>
            <table:table-cell table:style-name="TableCell701" table:number-rows-spanned="6">
              <text:p text:style-name="P702"/>
            </table:table-cell>
          </table:table-row>
          <table:table-row table:style-name="TableRow703">
            <table:table-cell table:style-name="TableCell704">
              <text:p text:style-name="P705">2.</text:p>
            </table:table-cell>
            <table:table-cell table:style-name="TableCell706">
              <text:p text:style-name="P707"><text:span text:style-name="T708">„</text:span><text:span text:style-name="T709">r2</text:span><text:span text:style-name="T710">” = moc max.dla W.U.</text:span></text:p>
            </table:table-cell>
            <table:table-cell table:style-name="TableCell711">
              <text:p text:style-name="P712">0 ÷ 99<text:tab/>(100 kroków od min do max.)</text:p>
            </table:table-cell>
            <table:covered-table-cell>
              <text:p text:style-name="Normalny"/>
            </table:covered-table-cell>
          </table:table-row>
          <text:soft-page-break/>
          <table:table-row table:style-name="TableRow713">
            <table:table-cell table:style-name="TableCell714">
              <text:p text:style-name="P715">3.</text:p>
            </table:table-cell>
            <table:table-cell table:style-name="TableCell716">
              <text:p text:style-name="P717"><text:span text:style-name="T718">„</text:span><text:span text:style-name="T719">r3</text:span><text:span text:style-name="T720">” = dolna granica<text:s/></text:span><text:span text:style-name="T721">prędkości</text:span><text:span text:style-name="T722"><text:s/>obrotowej wentylatora</text:span></text:p>
            </table:table-cell>
            <table:table-cell table:style-name="TableCell723">
              <text:p text:style-name="P724"><text:span text:style-name="T725">1000÷2000 [obr/min] (1 krok=100obr/min)</text:span><text:span text:style-name="T726"><text:s/></text:span><text:span text:style-name="T727">domyślnie 1</text:span><text:span text:style-name="T728">0</text:span><text:span text:style-name="T729">00 [obr/min]</text:span></text:p>
            </table:table-cell>
            <table:covered-table-cell>
              <text:p text:style-name="Normalny"/>
            </table:covered-table-cell>
          </table:table-row>
          <table:table-row table:style-name="TableRow730">
            <table:table-cell table:style-name="TableCell731">
              <text:p text:style-name="P732">4.</text:p>
            </table:table-cell>
            <table:table-cell table:style-name="TableCell733">
              <text:p text:style-name="P734"><text:span text:style-name="T735">„</text:span><text:span text:style-name="T736">r4</text:span><text:span text:style-name="T737">” =<text:s/></text:span><text:span text:style-name="T738">górna</text:span><text:span text:style-name="T739"><text:s/>granica prędkości obrotowej wentylatora</text:span></text:p>
            </table:table-cell>
            <table:table-cell table:style-name="TableCell740">
              <text:p text:style-name="P741"><text:span text:style-name="T742">2500</text:span><text:span text:style-name="T743">÷</text:span><text:span text:style-name="T744">95</text:span><text:span text:style-name="T745">00 [obr/min] (1 krok=100obr/min)</text:span><text:span text:style-name="T746"><text:s/></text:span><text:span text:style-name="T747">domyślnie 1</text:span><text:span text:style-name="T748">0</text:span><text:span text:style-name="T749">00 [obr/min]</text:span></text:p>
            </table:table-cell>
            <table:covered-table-cell>
              <text:p text:style-name="Normalny"/>
            </table:covered-table-cell>
          </table:table-row>
          <table:table-row table:style-name="TableRow750">
            <table:table-cell table:style-name="TableCell751">
              <text:p text:style-name="P752">5.</text:p>
            </table:table-cell>
            <table:table-cell table:style-name="TableCell753">
              <text:p text:style-name="P754"><text:span text:style-name="T755">„</text:span><text:span text:style-name="T756">r5</text:span><text:span text:style-name="T757">” = liczba impulsów / obrót</text:span></text:p>
            </table:table-cell>
            <table:table-cell table:style-name="TableCell758">
              <text:p text:style-name="P759">1 /2/3/4 <text:s/>[imp/obr]</text:p>
              <text:p text:style-name="P760"><text:span text:style-name="T761">domyślnie 2</text:span></text:p>
            </table:table-cell>
            <table:covered-table-cell>
              <text:p text:style-name="Normalny"/>
            </table:covered-table-cell>
          </table:table-row>
          <table:table-row table:style-name="TableRow762">
            <table:table-cell table:style-name="TableCell763">
              <text:p text:style-name="P764">6.</text:p>
            </table:table-cell>
            <table:table-cell table:style-name="TableCell765">
              <text:p text:style-name="P766"><text:span text:style-name="T767">„</text:span><text:span text:style-name="T768">r6</text:span><text:span text:style-name="T769">” = wybór rodzaju wentylatora</text:span></text:p>
            </table:table-cell>
            <table:table-cell table:style-name="TableCell770">
              <text:p text:style-name="P771">0÷2</text:p>
              <text:list text:style-name="LFO8" text:continue-numbering="true">
                <text:list-item>
                  <text:p text:style-name="P772">Typ 0:<text:s/></text:p>
                </text:list-item>
              </text:list>
              <text:list text:style-name="LFO9" text:continue-numbering="true">
                <text:list-item>
                  <text:p text:style-name="P773">FIME, PX118 002 08</text:p>
                </text:list-item>
                <text:list-item>
                  <text:p text:style-name="P774">HONEYWELL FPE4200A</text:p>
                </text:list-item>
              </text:list>
              <text:list text:style-name="LFO8" text:continue-numbering="true">
                <text:list-item>
                  <text:p text:style-name="P775">Typ1:</text:p>
                </text:list-item>
              </text:list>
              <text:list text:style-name="LFO9" text:continue-numbering="true">
                <text:list-item>
                  <text:p text:style-name="P776">SIT NG40</text:p>
                </text:list-item>
              </text:list>
              <text:list text:style-name="LFO8" text:continue-numbering="true">
                <text:list-item>
                  <text:p text:style-name="P777">Typ2:</text:p>
                </text:list-item>
              </text:list>
              <text:list text:style-name="LFO9" text:continue-numbering="true">
                <text:list-item>
                  <text:p text:style-name="P778">SIT NG31</text:p>
                </text:list-item>
              </text:list>
              <text:p text:style-name="P779"><text:span text:style-name="T780">domyślnie<text:s/></text:span><text:span text:style-name="T781">2</text:span></text:p>
            </table:table-cell>
            <table:covered-table-cell>
              <text:p text:style-name="Normalny"/>
            </table:covered-table-cell>
          </table:table-row>
        </table:table>
        <text:p text:style-name="P782">Tab. 9. Programowane parametry układu sterowania</text:p>
        <text:p text:style-name="P783"><text:tab/><text:tab/><text:tab/><text:tab/><text:tab/><text:tab/><text:tab/><text:tab/><text:tab/><text:tab/></text:p>
        <text:h text:style-name="P784" text:outline-level="2"><text:bookmark-start text:name="_Toc387653547"/>4.2. Procedura programowania parametrów układu sterowania.<text:bookmark-end text:name="_Toc387653547"/></text:h>
        <text:p text:style-name="P785"/>
        <text:p text:style-name="P786"><text:tab/>Aby uruchomić procedurę programowania parametrów układu sterowania należy postępować zgodnie z następującym algorytmem działania:<text:s/></text:p>
        <text:p text:style-name="P787"/>
        <text:list text:style-name="LFO4" text:continue-numbering="true">
          <text:list-item>
            <text:p text:style-name="P788">Wyłącz zasilanie<text:s/>sterownika.</text:p>
          </text:list-item>
          <text:list-item>
            <text:p text:style-name="P789">Włącz zasilanie. Maksymalny czas aby wykonać następny krok określony został w Tab 7.</text:p>
          </text:list-item>
          <text:list-item>
            <text:p text:style-name="P790">Wciśnij i przytrzymaj oba przyciski MIN i MAX przez czas określony w Tab 7.</text:p>
          </text:list-item>
          <text:list-item>
            <text:p text:style-name="P791">Na wyświetlaczu pojawi się kod „r1”.</text:p>
          </text:list-item>
          <text:list-item>
            <text:p text:style-name="P792">Zwolnij przyciski MIN i MAX</text:p>
          </text:list-item>
          <text:list-item>
            <text:p text:style-name="P793">Poprzez wciskanie przycisku MAX wybierz żądany parametr; na wyświetlaczu będzie pojawiać się sekwencja parametrów „r1”, „r2”,…<text:s/>„r6”,”En”..., „r1”,„r2”,...</text:p>
          </text:list-item>
          <text:list-item>
            <text:p text:style-name="P794">Po wybraniu parametru należy przycisnąć przycisk MIN (na wyświetlaczu pojawi się aktualna wartość parametru)</text:p>
          </text:list-item>
        </text:list>
        <text:list text:style-name="LFO3" text:continue-numbering="true">
          <text:list-item>
            <text:p text:style-name="P795">dla parametru „r1”<text:s/>grzejnik, po wykryciu przepływu wody użytkowej uruchomi się w obiegu W.U. W trakcie zapłonu gazu moc palnika przybierze żądaną wartość startową, a po zakończeniu procesu zapłonu moc palnika przybierze wartość maksymalną dla obiegu W.U.</text:p>
          </text:list-item>
          <text:list-item>
            <text:p text:style-name="P796">dla parametru „r2”<text:s/>grzejnik, po wykryciu przepływu wody użytkowej uruchomi się w obiegu W.U. W trakcie zapłonu gazu moc palnika przybierze wartość startową, a po zakończeniu procesu zapłonu moc palnika przybierze żądaną wartość maksymalną dla obiegu W.U.</text:p>
          </text:list-item>
        </text:list>
        <text:list text:style-name="LFO4" text:continue-numbering="true">
          <text:list-item>
            <text:p text:style-name="P797">Aby zmodyfikować wartość wybranego parametru należy naciskać przycisk „MAX”.<text:s/></text:p>
          </text:list-item>
          <text:list-item>
            <text:p text:style-name="P798">Po osiągnięciu żądanej wartości naciśnij przycisk MIN Zmiany zostaną zapamiętane i nastąpi przejście z powrotem do opcji wyświetlania parametrów „r1”, „r2”,…,„r6”,”En”..., „r1”,„r2”,...</text:p>
          </text:list-item>
          <text:list-item>
            <text:p text:style-name="P799">Powtarzaj cykl od punktu 7 w celu modyfikacji wartości pozostałych parametrów.</text:p>
          </text:list-item>
          <text:list-item>
            <text:p text:style-name="P800">Aby zakończyć funkcję programowania należy przyciskiem MAX wybrać parametr ”En” i nacisnąć przycisk MIN.</text:p>
          </text:list-item>
        </text:list>
        <text:p text:style-name="P801"/>
        <text:p text:style-name="P802">UWAGA: Maksymalny czas aktywności funkcji programowania został określony w Tab 7.</text:p>
        <text:p text:style-name="P803"/>
        <text:h text:style-name="P804" text:outline-level="1"><text:bookmark-start text:name="_Toc387653548"/>5. WIZUALIZACJA.<text:bookmark-end text:name="_Toc387653548"/></text:h>
        <text:h text:style-name="P805" text:outline-level="2"><text:bookmark-start text:name="_Toc387653549"/>5.1. Wyświetlanie temperatury W.U.<text:bookmark-end text:name="_Toc387653549"/><text:tab/><text:tab/><text:tab/><text:tab/><text:tab/><text:tab/></text:h>
        <text:p text:style-name="P806"><text:tab/>Jeżeli nie jest realizowana funkcja grzania wody użytkowej wyświetlacz umieszczony na panelu interfejsu użytkownika jest wygaszony. W czasie realizacji funkcji grzania na wyświetlaczu wskazywana jest temperatura wody użytkowej. Każdy stan błędu ma większy priorytet wyświetlania, więc ewentualne kody błędu są wyświetlane zamiast temperatury.</text:p>
        <text:p text:style-name="P807"/>
        <text:h text:style-name="P808" text:outline-level="2"><text:bookmark-start text:name="_Toc387653550"/>5.2. Wyświetlanie temperatury nastawianej przez użytkownika.<text:bookmark-end text:name="_Toc387653550"/></text:h>
        <text:p text:style-name="P809">Za każdym razem, gdy nastąpi zmiana nastawy temperatury W.U. na wyświetlaczu wskazywana jest migająca nastawa temperatury W.U. Wskaz nastawy aktywny jest przez czas określony w Tab 7.</text:p>
        <text:p text:style-name="P810"/>
        <text:h text:style-name="P811" text:outline-level="2"><text:bookmark-start text:name="_Toc387653551"/>5.3. Wskaz aktywności układu sterowania (LED).<text:bookmark-end text:name="_Toc387653551"/></text:h>
        <text:p text:style-name="P812">Po podłączeniu układu do napięcia zasilania fakt aktywności układu (niezależnie od realizowanej funkcji) sygnalizowany jest ciągłym świeceniem diody PWR na panelu interfejsu użytkownika.</text:p>
        <text:p text:style-name="P813"/>
        <text:h text:style-name="P814" text:outline-level="2"><text:bookmark-start text:name="_Toc387653552"/>5.4. Diagnostyka<text:s/>grzejnika<text:s/>– kody błędów.<text:bookmark-end text:name="_Toc387653552"/></text:h>
        <text:p text:style-name="P815">Do sygnalizacji stanu awaryjnego używane są 2 cyfry wyświetlacza. Jeżeli wystąpi sytuacja awaryjna, następuje natychmiastowe przerwanie wyświetlania aktualnej temperatury i pojawia się kod błędu odpowiadający zaistniałej sytuacji awaryjnej (Tab.10).<text:s/>Wyłączenie awaryjne z blokadą trwałą sygnalizowane jest pulsującym kodem błędu. Gdy realizowana jest procedura awaryjna kod błędu wyświetlany jest światłem ciągłym do momentu aż nastąpi wyłączenie z blokadą trwałą - światło pulsujące.</text:p>
        <text:p text:style-name="P816"><draw:frame draw:z-index="251656192" draw:id="id3" draw:style-name="a3" draw:name="Text Box 2" text:anchor-type="paragraph" svg:x="0in" svg:y="0.24306in" svg:width="7.34792in" svg:height="2.07986in" style:rel-width="scale" style:rel-height="scale"><draw:text-box><table:table table:style-name="Table817"><table:table-columns><table:table-column table:style-name="TableColumn818"/><table:table-column table:style-name="TableColumn819"/><table:table-column table:style-name="TableColumn820"/><table:table-column table:style-name="TableColumn821"/><table:table-column table:style-name="TableColumn822"/></table:table-columns><table:table-row table:style-name="TableRow823"><table:table-cell table:style-name="TableCell824"><text:p text:style-name="P825">Nr kodu</text:p></table:table-cell><table:table-cell table:style-name="TableCell826"><text:p text:style-name="P827">Opis alarmu</text:p></table:table-cell><table:table-cell table:style-name="TableCell828"><text:p text:style-name="P829">Sposób kasowania</text:p></table:table-cell><table:table-cell table:style-name="TableCell830" table:number-columns-spanned="2"><text:p text:style-name="P831"/></table:table-cell><table:covered-table-cell/></table:table-row><table:table-row table:style-name="TableRow832"><table:table-cell table:style-name="TableCell833"><text:p text:style-name="P834">E1</text:p></table:table-cell><table:table-cell table:style-name="TableCell835"><text:p text:style-name="P836">Brak płomienia (zablokowana jonizacja)</text:p></table:table-cell><table:table-cell table:style-name="TableCell837"><text:p text:style-name="P838">Ręczny</text:p></table:table-cell><table:table-cell table:style-name="TableCell839" table:number-columns-spanned="2"><text:p text:style-name="P840"/></table:table-cell><table:covered-table-cell/></table:table-row><table:table-row table:style-name="TableRow841"><table:table-cell table:style-name="TableCell842"><text:p text:style-name="P843">E2</text:p></table:table-cell><table:table-cell table:style-name="TableCell844"><text:p text:style-name="P845"><text:span text:style-name="T846">Zadziałał czujnik temperatury bezpieczeństwa (95</text:span><text:span text:style-name="T847">0</text:span><text:span text:style-name="T848">C)</text:span></text:p></table:table-cell><table:table-cell table:style-name="TableCell849"><text:p text:style-name="P850">Ręczny</text:p></table:table-cell><table:table-cell table:style-name="TableCell851" table:number-columns-spanned="2"><text:p text:style-name="P852"/></table:table-cell><table:covered-table-cell/></table:table-row><table:table-row table:style-name="TableRow853"><table:table-cell table:style-name="TableCell854"><text:p text:style-name="P855">E3</text:p></table:table-cell><table:table-cell table:style-name="TableCell856"><text:p text:style-name="P857">Brak ciągu kominowego</text:p></table:table-cell><table:table-cell table:style-name="TableCell858"><text:p text:style-name="P859">Ręczny</text:p></table:table-cell><table:table-cell table:style-name="TableCell860" table:number-columns-spanned="2"><text:p text:style-name="P861"/></table:table-cell><table:covered-table-cell/></table:table-row><table:table-row table:style-name="TableRow862"><table:table-cell table:style-name="TableCell863"><text:p text:style-name="P864">E4</text:p></table:table-cell><table:table-cell table:style-name="TableCell865"><text:p text:style-name="P866">Awaria w obwodzie czujnika NTC W.U. (zwarcie lub rozwarcie obwodu)</text:p></table:table-cell><table:table-cell table:style-name="TableCell867"><text:p text:style-name="P868">Automatyczny</text:p></table:table-cell><table:table-cell table:style-name="TableCell869" table:number-columns-spanned="2"><text:p text:style-name="P870"/></table:table-cell><table:covered-table-cell/></table:table-row><table:table-row table:style-name="TableRow871"><table:table-cell table:style-name="TableCell872"><text:p text:style-name="P873">E6</text:p></table:table-cell><table:table-cell table:style-name="TableCell874"><text:p text:style-name="P875">Uszkodzenie układu elektronicznego sterownika<text:s/></text:p></table:table-cell><table:table-cell table:style-name="TableCell876"><text:p text:style-name="P877">Ręczny</text:p></table:table-cell><table:table-cell table:style-name="TableCell878" table:number-columns-spanned="2"><text:p text:style-name="P879"/></table:table-cell><table:covered-table-cell/></table:table-row><table:table-row table:style-name="TableRow880"><table:table-cell table:style-name="TableCell881"><text:p text:style-name="P882">E7</text:p></table:table-cell><table:table-cell table:style-name="TableCell883"><text:p text:style-name="P884">Awaria układu pomiarowego prędkości obrotowej wentylatora lub samego wentylatora.</text:p></table:table-cell><table:table-cell table:style-name="TableCell885"><text:p text:style-name="P886">Ręczny</text:p></table:table-cell><table:table-cell table:style-name="TableCell887" table:number-columns-spanned="2"><text:p text:style-name="P888"/></table:table-cell><table:covered-table-cell/></table:table-row><table:table-row table:style-name="TableRow889"><table:table-cell table:style-name="TableCell890" table:number-columns-spanned="4"><text:p text:style-name="P891">Tab. 10. Kody błędów..</text:p></table:table-cell><table:covered-table-cell/><table:covered-table-cell/><table:covered-table-cell/><table:table-cell><text:p text:style-name="P891"/></table:table-cell></table:table-row></table:table><text:p text:style-name="Normalny"/></draw:text-box><svg:title/><svg:desc/></draw:frame></text:p>
        <text:p text:style-name="P892"/>
        <text:h text:style-name="P893" text:outline-level="2"><text:bookmark-start text:name="_Toc387653553"/>5.5. Kasowanie alarmu.<text:bookmark-end text:name="_Toc387653553"/></text:h>
        <text:p text:style-name="P894"><text:span text:style-name="T895"><text:tab/>Stan alarmu kasowanego ręcznie (migający kod E1, E2, E3, E6</text:span><text:span text:style-name="T896">, E7</text:span><text:span text:style-name="T897">) pozostaje aktywny zarówno w przypadku wyłączenia lub chwilowego zaniku zasilania, jak i w przypadku zdiagnozowania i usunięcia problemu. Aby skasować sygnalizację alarmu niezbędne jest otwarcie a następnie zamknięcie zaworu W.U</text:span><text:span text:style-name="T898">.</text:span><text:span text:style-name="T899"><text:s/>Wszystkie alarmy kasowane automatycznie znikają przy wyłączeniu lub chwilowym zaniku zasilania, jak również w przypadku zdiagnozowania i usunięcia problemu.</text:span></text:p>
        <text:p text:style-name="P900"/>
        <text:h text:style-name="P901" text:outline-level="1"><text:bookmark-start text:name="_Toc387653554"/>6. Opis urządzeń wykonawczych<text:bookmark-end text:name="_Toc387653554"/></text:h>
        <text:p text:style-name="P902"/>
        <text:h text:style-name="P903" text:outline-level="2"><text:bookmark-start text:name="_Toc387653555"/>6.1. Poprawność działania czujnika temperatury<text:bookmark-end text:name="_Toc387653555"/></text:h>
        <text:p text:style-name="P904"><text:span text:style-name="T905">Przekroczenie zakresu temperatur –20</text:span><text:span text:style-name="T906">0</text:span><text:span text:style-name="T907">C - +120</text:span><text:span text:style-name="T908">0</text:span><text:span text:style-name="T909">C na czujniku W.U. przerwa lub zwarcie w obwodzie pomiarowym temperatury W.U. - oznacza usterkę. Każde żądanie ogrzewania W.U. jest wówczas ignorowane.</text:span></text:p>
        <text:p text:style-name="P910"/>
        <text:h text:style-name="P911" text:outline-level="2"><text:bookmark-start text:name="_Toc387653556"/>6.2. System automatycznej kontroli płomienia.<text:bookmark-end text:name="_Toc387653556"/></text:h>
        <text:p text:style-name="P912"><text:span text:style-name="T913"><text:s/></text:span><text:span text:style-name="T914">W momencie wystąpienia żądania grzania wykonywane są następujące procedury:</text:span></text:p>
        <text:list text:style-name="LFO3" text:continue-numbering="true">
          <text:list-item>
            <text:p text:style-name="P915">zasilenie wentylatora,</text:p>
          </text:list-item>
          <text:list-item>
            <text:p text:style-name="P916">uruchomienie modułu kontroli płomienia spełniającego wymogi bezpieczeństwa PN-EN298:2003.</text:p>
          </text:list-item>
        </text:list>
        <text:p text:style-name="P917"/>
        <text:p text:style-name="P918">W ramach działania modułu kontroli płomienia, po wykryciu wystąpienia płomienia, zawór gazowy pozostaje otwarty, palnik zapalający zostaje wyłączony. Jeżeli obecność płomienia nie zostanie stwierdzona (lub w przypadku zaniku płomienia) zawór gazowy zostaje zamknięty.<text:tab/><text:tab/><text:tab/><text:tab/><text:tab/></text:p>
        <text:p text:style-name="P919"/>
        <text:h text:style-name="P920" text:outline-level="2"><text:s/><text:bookmark-start text:name="_Toc387653557"/>6.3. Reakcja układu sterowania na brak sygnału płomienia.<text:bookmark-end text:name="_Toc387653557"/></text:h>
        <text:p text:style-name="P921">Po stwierdzeniu braku płomienia następuje zamknięcie zaworu gazowego i przerwanie grzania na czas określony w Tab.7. (wyświetlany jest światłem ciągłym kod E1, który sygnalizuje realizację procedury awaryjnej). Po<text:s/><text:soft-page-break/>upływie tego czasu - przy aktywnym pobudzeniu - układ ponawia rozruch. Blokowanie awaryjne następuje po określonej w Tab.7 liczbie cykli: próba zapalenia gazu - przerwa w grzaniu (w trakcie blokady wyświetlany jest światłem pulsującym kod E1, który sygnalizuje wyłączenie awaryjne z blokadą).</text:p>
        <text:p text:style-name="P922"/>
        <text:h text:style-name="P923" text:outline-level="2"><text:bookmark-start text:name="_Toc387653558"/>6.4. Czujnik przepływu wody użytkowej<text:bookmark-end text:name="_Toc387653558"/></text:h>
        <text:p text:style-name="P924">Zwarcie styków czujnika przepływu W.U. powoduje rozpoczęcie ogrzewania w obiegu W.U. W momencie rozwarcia styków czujnika przepływu W.U. funkcja ogrzewania obiegu W.U. zostaje natychmiast wyłączona.</text:p>
        <text:p text:style-name="P925"/>
        <text:h text:style-name="P926" text:outline-level="2"><text:bookmark-start text:name="_Toc387653559"/><text:span text:style-name="T927">6.5. Czujnik temperatury bezpieczeństwa (95</text:span><text:span text:style-name="T928">0</text:span><text:span text:style-name="T929">C).</text:span><text:bookmark-end text:name="_Toc387653559"/></text:h>
        <text:p text:style-name="P930"><text:span text:style-name="T931">Styki czujnika bezpieczeństwa są zwarte podczas normalnej pracy<text:s/></text:span><text:span text:style-name="T932">grzejnika</text:span><text:span text:style-name="T933">. Jeżeli styki czujnika zostaną rozwarte z powodu przekroczenia temperatury bezpieczeństwa, następuje przerwanie funkcji grzania, a zaistniała sytuacja jest sygnalizowana kodem awaryjnym (Tab.10). Jakiekolwiek żądania ogrzewania zostają ignorowane. Powrót do normalnej pracy nie następuje po samoczynnym zwarciu styków czujnika, lecz po otwarciu a następnie zamknięciu zaworu <text:s/>W.U</text:span><text:span text:style-name="T934">.</text:span><text:span text:style-name="T935">.</text:span></text:p>
        <text:p text:style-name="P936"/>
        <text:h text:style-name="P937" text:outline-level="2"><text:bookmark-start text:name="_Toc387653560"/>6.6. Czujnik<text:s/><text:bookmark-end text:name="_Toc387653560"/>ciągu</text:h>
        <text:p text:style-name="P938">Styki ogranicznika temperatury spalin są zwarte podczas normalnej pracy kotła. Jeżeli styki czujnika zostaną rozwarte z powodu przekroczenia temperatury bezpieczeństwa, następuje przerwanie funkcji grzania, a zaistniała sytuacja jest sygnalizowana kodem awaryjnym (Tab.10). Jakiekolwiek żądania ogrzewania zostają ignorowane, a funkcja antyzamarzaniowa jest realizowana jedynie wybiegiem pompy. Powrót do normalnej pracy nie następuje po samoczynnym zwarciu styków czujnika, lecz po przytrzymaniu przycisku „Reset” przez czas określony w <text:s/>Tab.7.</text:p>
        <text:p text:style-name="P939"/>
        <text:h text:style-name="P940" text:outline-level="2"><text:bookmark-start text:name="_Toc387653561"/>6.7. Zapłon przy mocy startowej.<text:bookmark-end text:name="_Toc387653561"/></text:h>
        <text:p text:style-name="P941">W czasie zapłonu moc palnika jest określona parametrem „r1” (Tab.9).<text:s/></text:p>
        <text:p text:style-name="P942"/>
        <text:h text:style-name="P943" text:outline-level="2"><text:bookmark-start text:name="_Toc387653562"/>6.8. Współpraca z panelem kontrolnym IMY-02.<text:bookmark-end text:name="_Toc387653562"/></text:h>
        <text:p text:style-name="P944">Układ sterowania wyposażony jest w interfejs umożliwiający podłączenie zewnętrznego panelu kontrolnego typu IMY-02, którego zadaniem jest wizualizacja danych pomiarowych oraz stanów sygnałów we/wy celem wsparcia prac serwisowych<text:s/>grzejnika.</text:p>
        <text:p text:style-name="P945"/>
        <text:h text:style-name="P946" text:outline-level="2"><text:bookmark-start text:name="_Toc387653563"/>6.9. Funkcja ISP (In System Programming).<text:bookmark-end text:name="_Toc387653563"/></text:h>
        <text:p text:style-name="P947">Układ sterowania posiada interfejs ISP (In System Programming) umożliwiający programowanie układu mikrokontrolera bezpośrednio w urządzeniu.</text:p>
        <text:p text:style-name="P948"/>
        <text:h text:style-name="P949" text:outline-level="2"><text:bookmark-start text:name="_Toc387653564"/>6.10.<text:s/><text:bookmark-start text:name="OLE_LINK1"/><text:bookmark-start text:name="OLE_LINK2"/>Kontrola <text:s/>obwodu elektrycznego modulatora gazu (wentylator, czujnik obrotów).<text:bookmark-end text:name="_Toc387653564"/><text:bookmark-end text:name="OLE_LINK1"/><text:bookmark-end text:name="OLE_LINK2"/></text:h>
        <text:p text:style-name="P950">System kontroluje funkcjonowanie obwodu elektrycznego modulatora gazu. W przypadku awarii modulatora (brak informacji o prędkości obrotowej, awaria wentylatora) następuje przerwanie funkcji grzania, a zaistniała sytuacja jest sygnalizowana kodem awaryjnym (Tab.10). Jakiekolwiek żądania ogrzewania zostają ignorowane, a funkcja antyzamarzaniowa jest realizowana jedynie wybiegiem pompy. Powrót do normalnej pracy nie następuje po samoczynnym zwarciu styków czujnika, lecz po przytrzymaniu przycisku „Reset” przez czas określony w <text:s/>Tab.7.</text:p>
        <text:p text:style-name="P951"/>
        <text:p text:style-name="P952"/>
        <text:p text:style-name="P953"/>
        <text:h text:style-name="P954" text:outline-level="1"><text:bookmark-start text:name="_Toc387653565"/>7. ZAŁĄCZNIKI<text:bookmark-end text:name="_Toc387653565"/></text:h>
        <text:h text:style-name="P955" text:outline-level="2"><text:bookmark-start text:name="_Toc387653566"/>7.1. Załącznik 1 - Wykaz tabel i rysunków<text:bookmark-end text:name="_Toc387653566"/></text:h>
      </text:section>
      <text:section text:name="Sect2" text:style-name="S2">
        <text:p text:style-name="P956">Tab. 1 Grzejniki wody użytkowej, z którymi współpracuje panel sterowania</text:p>
        <text:p text:style-name="P957">Tab. 2. Zestawienie urządzeń wykonawczych i ich parametry</text:p>
        <text:p text:style-name="P958">Tab. 3. Interfejs użytkownika.</text:p>
        <text:p text:style-name="P959">Tab. 4. Podstawowe parametry płyty sterowania</text:p>
      </text:section>
      <text:section text:name="Sect3" text:style-name="S3">
        <text:soft-page-break/>
        <text:p text:style-name="P960"><text:span text:style-name="T961">7.2. Załącznik 2 – Płyta sterująca wraz z przewodami przyłączeniowymi</text:span></text:p>
        <text:p text:style-name="P962"/>
        <text:p text:style-name="P963"><text:span text:style-name="T964"><draw:frame draw:z-index="0" draw:id="id4" draw:style-name="a4" draw:name="Object 1" text:anchor-type="as-char" svg:x="0in" svg:y="0in" svg:width="6.40139in" svg:height="9in" style:rel-width="scale" style:rel-height="scale"><draw:object-ole draw:class-id="7AABBB95-79BE-4C0F-8024-EB6AF271231C" xlink:href="Object 1" xlink:type="simple" xlink:show="embed" xlink:actuate="onLoad"/><draw:image xlink:href="ObjectReplacements/Object 1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text-transform="uppercase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line-height="100%" fo:margin-left="0.4472in">
        <style:tab-stops>
          <style:tab-stop style:type="left" style:position="-0.4472in"/>
        </style:tab-stops>
      </style:paragraph-properties>
      <style:text-properties fo:font-weight="bold" style:font-weight-asian="bold" fo:font-size="11pt" style:font-size-asian="11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left="-0.0986in">
        <style:tab-stops>
          <style:tab-stop style:type="left" style:position="0.0986in"/>
        </style:tab-stops>
      </style:paragraph-properties>
      <style:text-properties fo:font-size="14pt" style:font-size-asian="14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text-align="center">
        <style:tab-stops>
          <style:tab-stop style:type="left" style:position="0in"/>
        </style:tab-stops>
      </style:paragraph-properties>
      <style:text-properties fo:font-weight="bold" style:font-weight-asian="bold" fo:font-size="14pt" style:font-size-asian="14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margin-bottom="0.0833in">
        <style:tab-stops>
          <style:tab-stop style:type="left" style:position="0in"/>
        </style:tab-stops>
      </style:paragraph-properties>
      <style:text-properties fo:font-weight="bold" style:font-weight-asian="bold" fo:font-size="18pt" style:font-size-asian="18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margin-bottom="0.0833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text-align="center" fo:margin-bottom="0.0833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Normalny" style:display-name="Normalny" style:family="paragraph">
      <style:paragraph-properties fo:line-height="150%"/>
      <style:text-properties style:font-name="Arial" fo:font-size="12pt" style:font-size-asian="12pt" fo:hyphenate="false"/>
    </style:style>
    <style:style style:name="Domyślnaczcionkaakapitu" style:display-name="Domyślna czcionka akapitu" style:family="text"/>
    <style:style style:name="WW8Num2z0" style:display-name="WW8Num2z0" style:family="text">
      <style:text-properties style:font-name="Symbol"/>
    </style:style>
    <style:style style:name="WW8Num6z3" style:display-name="WW8Num6z3" style:family="text">
      <style:text-properties style:font-name="Symbol"/>
    </style:style>
    <style:style style:name="WW8Num8z3" style:display-name="WW8Num8z3" style:family="text">
      <style:text-properties style:font-name="Symbol"/>
    </style:style>
    <style:style style:name="WW8Num9z0" style:display-name="WW8Num9z0" style:family="text">
      <style:text-properties style:font-name="Symbol" style:font-name-complex="StarSymbol" fo:font-size="9pt" style:font-size-asian="9pt" style:font-size-complex="9pt"/>
    </style:style>
    <style:style style:name="WW8Num10z0" style:display-name="WW8Num10z0" style:family="text">
      <style:text-properties style:font-name="Symbol" style:font-name-complex="StarSymbol" fo:font-size="9pt" style:font-size-asian="9pt" style:font-size-complex="9pt"/>
    </style:style>
    <style:style style:name="Domyślnaczcionkaakapitu2" style:display-name="Domyślna czcionka akapitu2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8Num7z3" style:display-name="WW8Num7z3" style:family="text">
      <style:text-properties style:font-name="Symbol"/>
    </style:style>
    <style:style style:name="WW-Absatz-Standardschriftart11111" style:display-name="WW-Absatz-Standardschriftart11111" style:family="text"/>
    <style:style style:name="WW8Num1z0" style:display-name="WW8Num1z0" style:family="text">
      <style:text-properties style:font-name="Symbol"/>
    </style:style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WW8Num2z1" style:display-name="WW8Num2z1" style:family="text">
      <style:text-properties style:font-name="Courier New" style:font-name-complex="Tahoma"/>
    </style:style>
    <style:style style:name="WW8Num2z2" style:display-name="WW8Num2z2" style:family="text">
      <style:text-properties style:font-name="Wingdings"/>
    </style:style>
    <style:style style:name="WW-Absatz-Standardschriftart1111111111111111111111111111111111111111111111111" style:display-name="WW-Absatz-Standardschriftart1111111111111111111111111111111111111111111111111" style:family="text"/>
    <style:style style:name="WW-Absatz-Standardschriftart11111111111111111111111111111111111111111111111111" style:display-name="WW-Absatz-Standardschriftart11111111111111111111111111111111111111111111111111" style:family="text"/>
    <style:style style:name="WW-Absatz-Standardschriftart111111111111111111111111111111111111111111111111111" style:display-name="WW-Absatz-Standardschriftart111111111111111111111111111111111111111111111111111" style:family="text"/>
    <style:style style:name="WW-Absatz-Standardschriftart1111111111111111111111111111111111111111111111111111" style:display-name="WW-Absatz-Standardschriftart1111111111111111111111111111111111111111111111111111" style:family="text"/>
    <style:style style:name="WW-Absatz-Standardschriftart11111111111111111111111111111111111111111111111111111" style:display-name="WW-Absatz-Standardschriftart11111111111111111111111111111111111111111111111111111" style:family="text"/>
    <style:style style:name="WW-Absatz-Standardschriftart111111111111111111111111111111111111111111111111111111" style:display-name="WW-Absatz-Standardschriftart111111111111111111111111111111111111111111111111111111" style:family="text"/>
    <style:style style:name="WW-Absatz-Standardschriftart1111111111111111111111111111111111111111111111111111111" style:display-name="WW-Absatz-Standardschriftart1111111111111111111111111111111111111111111111111111111" style:family="text"/>
    <style:style style:name="WW-Absatz-Standardschriftart11111111111111111111111111111111111111111111111111111111" style:display-name="WW-Absatz-Standardschriftart11111111111111111111111111111111111111111111111111111111" style:family="text"/>
    <style:style style:name="WW-Absatz-Standardschriftart111111111111111111111111111111111111111111111111111111111" style:display-name="WW-Absatz-Standardschriftart111111111111111111111111111111111111111111111111111111111" style:family="text"/>
    <style:style style:name="WW-Absatz-Standardschriftart1111111111111111111111111111111111111111111111111111111111" style:display-name="WW-Absatz-Standardschriftart1111111111111111111111111111111111111111111111111111111111" style:family="text"/>
    <style:style style:name="WW-Absatz-Standardschriftart11111111111111111111111111111111111111111111111111111111111" style:display-name="WW-Absatz-Standardschriftart11111111111111111111111111111111111111111111111111111111111" style:family="text"/>
    <style:style style:name="WW-Absatz-Standardschriftart111111111111111111111111111111111111111111111111111111111111" style:display-name="WW-Absatz-Standardschriftart111111111111111111111111111111111111111111111111111111111111" style:family="text"/>
    <style:style style:name="WW-Absatz-Standardschriftart1111111111111111111111111111111111111111111111111111111111111" style:display-name="WW-Absatz-Standardschriftart1111111111111111111111111111111111111111111111111111111111111" style:family="text"/>
    <style:style style:name="WW8Num1z1" style:display-name="WW8Num1z1" style:family="text">
      <style:text-properties style:font-name="Courier New" style:font-name-complex="Tahoma"/>
    </style:style>
    <style:style style:name="WW8Num1z2" style:display-name="WW8Num1z2" style:family="text">
      <style:text-properties style:font-name="Wingdings"/>
    </style:style>
    <style:style style:name="WW8Num4z0" style:display-name="WW8Num4z0" style:family="text">
      <style:text-properties style:font-name="Times New Roman"/>
    </style:style>
    <style:style style:name="WW8Num5z0" style:display-name="WW8Num5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 style:font-name-complex="Tahoma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Tahoma"/>
    </style:style>
    <style:style style:name="WW8Num13z2" style:display-name="WW8Num13z2" style:family="text">
      <style:text-properties style:font-name="Wingdings"/>
    </style:style>
    <style:style style:name="WW8Num17z0" style:display-name="WW8Num17z0" style:family="text">
      <style:text-properties style:font-name="Symbol"/>
    </style:style>
    <style:style style:name="WW8Num17z1" style:display-name="WW8Num17z1" style:family="text">
      <style:text-properties style:font-name="Courier New" style:font-name-complex="Tahoma"/>
    </style:style>
    <style:style style:name="WW8Num17z2" style:display-name="WW8Num17z2" style:family="text">
      <style:text-properties style:font-name="Wingdings"/>
    </style:style>
    <style:style style:name="WW8Num20z0" style:display-name="WW8Num20z0" style:family="text">
      <style:text-properties style:font-name="Symbol"/>
    </style:style>
    <style:style style:name="WW8Num20z1" style:display-name="WW8Num20z1" style:family="text">
      <style:text-properties style:font-name="Courier New" style:font-name-complex="Tahoma"/>
    </style:style>
    <style:style style:name="WW8Num20z2" style:display-name="WW8Num20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Tahoma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 style:font-name-complex="Tahoma"/>
    </style:style>
    <style:style style:name="WW8Num27z2" style:display-name="WW8Num27z2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0z1" style:display-name="WW8Num30z1" style:family="text">
      <style:text-properties style:font-name="Courier New" style:font-name-complex="Tahoma"/>
    </style:style>
    <style:style style:name="WW8Num30z2" style:display-name="WW8Num30z2" style:family="text">
      <style:text-properties style:font-name="Wingdings"/>
    </style:style>
    <style:style style:name="WW8Num31z0" style:display-name="WW8Num31z0" style:family="text">
      <style:text-properties style:font-name="Symbol"/>
    </style:style>
    <style:style style:name="WW8Num31z1" style:display-name="WW8Num31z1" style:family="text">
      <style:text-properties style:font-name="Courier New" style:font-name-complex="Tahoma"/>
    </style:style>
    <style:style style:name="WW8Num31z2" style:display-name="WW8Num31z2" style:family="text">
      <style:text-properties style:font-name="Wingdings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 style:font-name-complex="Tahoma"/>
    </style:style>
    <style:style style:name="WW8Num32z2" style:display-name="WW8Num32z2" style:family="text">
      <style:text-properties style:font-name="Wingdings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4z1" style:display-name="WW8Num34z1" style:family="text">
      <style:text-properties style:font-name="Courier New" style:font-name-complex="Tahoma"/>
    </style:style>
    <style:style style:name="WW8Num34z2" style:display-name="WW8Num34z2" style:family="text">
      <style:text-properties style:font-name="Wingdings"/>
    </style:style>
    <style:style style:name="WW8Num35z0" style:display-name="WW8Num35z0" style:family="text">
      <style:text-properties style:font-name="Symbol"/>
    </style:style>
    <style:style style:name="WW8Num35z1" style:display-name="WW8Num35z1" style:family="text">
      <style:text-properties style:font-name="Courier New" style:font-name-complex="Tahoma"/>
    </style:style>
    <style:style style:name="WW8Num35z2" style:display-name="WW8Num35z2" style:family="text">
      <style:text-properties style:font-name="Wingdings"/>
    </style:style>
    <style:style style:name="Domyślnaczcionkaakapitu1" style:display-name="Domyślna czcionka akapitu1" style:family="text"/>
    <style:style style:name="Odsyłaczdokomentarza" style:display-name="Odsyłacz do komentarza" style:family="text" style:parent-style-name="Domyślnaczcionkaakapitu1">
      <style:text-properties fo:font-size="8pt" style:font-size-asian="8pt"/>
    </style:style>
    <style:style style:name="Znakiprzypisówdolnych" style:display-name="Znaki przypisów dolnych" style:family="text" style:parent-style-name="Domyślnaczcionkaakapitu1">
      <style:text-properties style:text-position="super 65%"/>
    </style:style>
    <style:style style:name="Numerstrony" style:display-name="Numer strony" style:family="text" style:parent-style-name="Domyślnaczcionkaakapitu1"/>
    <style:style style:name="Znakinumeracji" style:display-name="Znaki numeracji" style:family="text"/>
    <style:style style:name="Symbolewypunktowania" style:display-name="Symbole wypunktowania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Tekstpodstawowy" style:display-name="Tekst podstawowy" style:family="paragraph" style:parent-style-name="Normalny"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2" style:display-name="Podpis2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style:style style:name="Nagłówek20" style:display-name="Nagłówek2" style:family="paragraph" style:parent-style-name="Normalny" style:next-style-name="Tekstpodstawowy">
      <style:paragraph-properties fo:keep-with-next="always" fo:margin-top="0.1666in" fo:margin-bottom="0.0833in"/>
      <style:text-properties style:font-name-asian="Arial Unicode MS" style:font-name-complex="Tahoma" fo:font-size="14pt" style:font-size-asian="14pt" style:font-size-complex="14pt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Nagłówek10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-asian="Lucida Sans Unicode" style:font-name-complex="Tahoma" fo:font-size="14pt" style:font-size-asian="14pt" style:font-size-complex="14pt" fo:hyphenate="false"/>
    </style:style>
    <style:style style:name="Tekstkomentarza1" style:display-name="Tekst komentarza1" style:family="paragraph" style:parent-style-name="Normalny">
      <style:text-properties fo:hyphenate="false"/>
    </style:style>
    <style:style style:name="Tekstprzypisudolnego" style:display-name="Tekst przypisu dolnego" style:family="paragraph" style:parent-style-name="Normalny"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landokumentu1" style:display-name="Plan dokumentu1" style:family="paragraph" style:parent-style-name="Normalny">
      <style:paragraph-properties fo:background-color="#000080"/>
      <style:text-properties style:font-name="Tahoma" fo:hyphenate="false"/>
    </style:style>
    <style:style style:name="Tekstpodstawowywcięty" style:display-name="Tekst podstawowy wcięty" style:family="paragraph" style:parent-style-name="Normalny">
      <style:paragraph-properties fo:margin-left="0.4923in" fo:text-indent="-0.4923in">
        <style:tab-stops/>
      </style:paragraph-properties>
      <style:text-properties fo:hyphenate="false"/>
    </style:style>
    <style:style style:name="Tekstpodstawowy21" style:display-name="Tekst podstawowy 21" style:family="paragraph" style:parent-style-name="Normalny">
      <style:text-properties fo:font-weight="bold" style:font-weight-asian="bold" fo:hyphenate="false"/>
    </style:style>
    <style:style style:name="Tekstpodstawowy22" style:display-name="Tekst podstawowy 22" style:family="paragraph" style:parent-style-name="Normalny">
      <style:paragraph-properties fo:widows="0" fo:orphans="0" fo:text-indent="0.118in"/>
      <style:text-properties fo:hyphenate="false"/>
    </style:style>
    <style:style style:name="Tekstpodstawowywcięty21" style:display-name="Tekst podstawowy wcięty 21" style:family="paragraph" style:parent-style-name="Normalny">
      <style:paragraph-properties fo:margin-left="0.2958in">
        <style:tab-stops/>
      </style:paragraph-properties>
      <style:text-properties fo:hyphenate="false"/>
    </style:style>
    <style:style style:name="Tekstpodstawowy31" style:display-name="Tekst podstawowy 31" style:family="paragraph" style:parent-style-name="Normalny">
      <style:paragraph-properties fo:margin-bottom="0.0833in"/>
      <style:text-properties fo:color="#0000FF" fo:hyphenate="false"/>
    </style:style>
    <style:style style:name="Tekstpodstawowywcięty31" style:display-name="Tekst podstawowy wcięty 31" style:family="paragraph" style:parent-style-name="Normalny">
      <style:paragraph-properties fo:margin-bottom="0.0833in" fo:margin-left="1.475in">
        <style:tab-stops/>
      </style:paragraph-properties>
      <style:text-properties fo:font-weight="bold" style:font-weight-asian="bold" fo:hyphenate="false"/>
    </style:style>
    <style:style style:name="procedura" style:display-name="procedura" style:family="paragraph" style:parent-style-name="Normalny">
      <style:paragraph-properties fo:margin-bottom="0.0833in"/>
      <style:text-properties style:font-name="Courier New" fo:letter-spacing="-0.0138in" fo:hyphenate="false"/>
    </style:style>
    <style:style style:name="Tabela" style:display-name="Tabela" style:family="paragraph" style:parent-style-name="Normalny">
      <style:paragraph-properties fo:text-align="justify" fo:line-height="100%" fo:margin-left="0.4881in">
        <style:tab-stops/>
      </style:paragraph-properties>
      <style:text-properties fo:font-size="10pt" style:font-size-asian="10pt" fo:hyphenate="false"/>
    </style:style>
    <style:style style:name="Spistreści1" style:display-name="Spis treści 1" style:family="paragraph">
      <style:paragraph-properties fo:margin-top="0.0833in" fo:margin-bottom="0.0833in" fo:line-height="150%"/>
      <style:text-properties style:font-name="Calibri" fo:font-weight="bold" style:font-weight-asian="bold" style:font-weight-complex="bold" fo:text-transform="uppercase" fo:hyphenate="false"/>
    </style:style>
    <style:style style:name="Spistreści2" style:display-name="Spis treści 2" style:family="paragraph" style:parent-style-name="Normalny" style:next-style-name="Normalny">
      <style:paragraph-properties fo:margin-left="0.1666in">
        <style:tab-stops/>
      </style:paragraph-properties>
      <style:text-properties style:font-name="Calibri" fo:font-variant="small-caps" fo:font-size="10pt" style:font-size-asian="10pt" fo:hyphenate="false"/>
    </style:style>
    <style:style style:name="Spistreści3" style:display-name="Spis treści 3" style:family="paragraph" style:parent-style-name="Normalny" style:next-style-name="Normalny">
      <style:paragraph-properties fo:margin-left="0.3333in">
        <style:tab-stops/>
      </style:paragraph-properties>
      <style:text-properties style:font-name="Calibri" fo:font-style="italic" style:font-style-asian="italic" style:font-style-complex="italic" fo:font-size="10pt" style:font-size-asian="10pt" fo:hyphenate="false"/>
    </style:style>
    <style:style style:name="Spistreści4" style:display-name="Spis treści 4" style:family="paragraph" style:parent-style-name="Normalny" style:next-style-name="Normalny">
      <style:paragraph-properties fo:margin-left="0.5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5" style:display-name="Spis treści 5" style:family="paragraph" style:parent-style-name="Normalny" style:next-style-name="Normalny">
      <style:paragraph-properties fo:margin-left="0.6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6" style:display-name="Spis treści 6" style:family="paragraph" style:parent-style-name="Normalny" style:next-style-name="Normalny">
      <style:paragraph-properties fo:margin-left="0.8333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7" style:display-name="Spis treści 7" style:family="paragraph" style:parent-style-name="Normalny" style:next-style-name="Normalny">
      <style:paragraph-properties fo:margin-left="1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8" style:display-name="Spis treści 8" style:family="paragraph" style:parent-style-name="Normalny" style:next-style-name="Normalny">
      <style:paragraph-properties fo:margin-left="1.1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9" style:display-name="Spis treści 9" style:family="paragraph" style:parent-style-name="Normalny" style:next-style-name="Normalny">
      <style:paragraph-properties fo:margin-left="1.3333in">
        <style:tab-stops/>
      </style:paragraph-properties>
      <style:text-properties style:font-name="Calibri" fo:font-size="9pt" style:font-size-asian="9pt" style:font-size-complex="9pt" fo:hyphenate="false"/>
    </style:style>
    <style:style style:name="Spisilustracji1" style:display-name="Spis ilustracji1" style:family="paragraph" style:parent-style-name="Normalny" style:next-style-name="Normalny">
      <style:paragraph-properties fo:margin-left="0.3333in" fo:text-indent="-0.3333in">
        <style:tab-stops/>
      </style:paragraph-properties>
      <style:text-properties fo:hyphenate="false"/>
    </style:style>
    <style:style style:name="Podpispodobiektem" style:display-name="Podpis pod obiektem" style:family="paragraph" style:parent-style-name="Normalny" style:next-style-name="Normalny">
      <style:paragraph-properties fo:keep-with-next="always" fo:text-align="center" fo:margin-top="0.0833in" fo:margin-bottom="0.0833in" fo:line-height="100%"/>
      <style:text-properties fo:font-size="10pt" style:font-size-asian="10pt" fo:hyphenate="false"/>
    </style:style>
    <style:style style:name="Podpis" style:display-name="Podpis" style:family="paragraph" style:parent-style-name="Tabela" style:next-style-name="Normalny">
      <style:paragraph-properties fo:text-align="center" fo:margin-left="0.9847in">
        <style:tab-stops/>
      </style:paragraph-properties>
      <style:text-properties fo:hyphenate="false"/>
    </style:style>
    <style:style style:name="Zawartośćtabeli" style:display-name="Zawartość tabeli" style:family="paragraph" style:parent-style-name="Normalny">
      <style:paragraph-properties text:number-lines="false"/>
      <style:text-properties fo:hyphenate="false"/>
    </style:style>
    <style:style style:name="Nagłówektabeli" style:display-name="Nagłówek tabeli" style:family="paragraph" style:parent-style-name="Zawartośćtabeli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Spistreści10" style:display-name="Spis treści 10" style:family="paragraph" style:parent-style-name="Indeks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Zawartośćramki" style:display-name="Zawartość ramki" style:family="paragraph" style:parent-style-name="Tekstpodstawowy">
      <style:text-properties fo:hyphenate="false"/>
    </style:style>
    <style:style style:name="Nagłówekspisutreści" style:display-name="Nagłówek spisu treści" style:family="paragraph" style:parent-style-name="Nagłówek10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100" style:display-name="Nagłówek 10" style:family="paragraph" style:parent-style-name="Nagłówek10" style:next-style-name="Tekstpodstawowy">
      <style:text-properties fo:font-weight="bold" style:font-weight-asian="bold" style:font-weight-complex="bold" fo:font-size="10.5pt" style:font-size-asian="10.5pt" style:font-size-complex="10.5pt" fo:hyphenate="false"/>
    </style:style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StopkaZnak" style:display-name="Stopka Znak" style:family="text" style:parent-style-name="Domyślnaczcionkaakapitu">
      <style:text-properties style:font-name="Arial" fo:font-size="12pt" style:font-size-asian="12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language-asian="hu" style:country-asian="HU" fo:hyphenate="false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Times New Roman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Symbol"/>
    </style:style>
    <style:style style:name="WW_CharLFO5LVL7" style:family="text">
      <style:text-properties style:font-name="Symbol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6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LFO7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4916in" fo:margin-left="0.7479in" fo:margin-bottom="0.5909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3881in"/>
      </style:footer-style>
    </style:page-layout>
    <style:style style:name="P10" style:parent-style-name="Nagłówek" style:family="paragraph">
      <style:paragraph-properties fo:text-align="center"/>
    </style:style>
    <style:style style:name="P11" style:parent-style-name="Stopka" style:family="paragraph">
      <style:paragraph-properties fo:text-align="end"/>
    </style:style>
    <style:style style:name="T12" style:parent-style-name="Domyślnaczcionkaakapitu" style:family="text">
      <style:text-properties fo:font-weight="bold" style:font-weight-asian="bold"/>
    </style:style>
    <style:style style:name="T13" style:parent-style-name="Domyślnaczcionkaakapitu" style:family="text">
      <style:text-properties fo:font-weight="bold" style:font-weight-asian="bold"/>
    </style:style>
    <style:style style:name="P14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10">SzWT-01/2018 wyd. I</text:p>
      </style:header>
      <style:footer>
        <text:p text:style-name="P11">Strona<text:s/><text:span text:style-name="T12"><text:page-number text:fixed="false">5</text:page-number></text:span><text:s/>z<text:s/><text:span text:style-name="T13"><text:page-count>11</text:page-count></text:span></text:p>
        <text:p text:style-name="P1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     </dc:title>
    <dc:description/>
    <dc:subject/>
    <meta:initial-creator>Grażyna Wojaczek</meta:initial-creator>
    <dc:creator>Sławomir Wierzbicki</dc:creator>
    <meta:creation-date>2018-08-17T08:37:00Z</meta:creation-date>
    <dc:date>2018-08-17T08:37:00Z</dc:date>
    <meta:print-date>2014-05-23T09:40:00Z</meta:print-date>
    <meta:template xlink:href="Normal" xlink:type="simple"/>
    <meta:editing-cycles>2</meta:editing-cycles>
    <meta:editing-duration>PT60S</meta:editing-duration>
    <meta:document-statistic meta:page-count="10" meta:paragraph-count="41" meta:word-count="2971" meta:character-count="20761" meta:row-count="148" meta:non-whitespace-character-count="17831"/>
  </office:meta>
</office:document-meta>
</file>